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KorelasiG</text:p>
          </table:table-cell>
          <table:table-cell office:value-type="string" calcext:value-type="string">
            <text:p>Vg</text:p>
          </table:table-cell>
          <table:table-cell table:style-name="Default" office:value-type="string" calcext:value-type="string">
            <text:p>sg</text:p>
          </table:table-cell>
          <table:table-cell office:value-type="string" calcext:value-type="string">
            <text:p>korelasiL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Nama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51Aql</text:p>
          </table:table-cell>
          <table:table-cell/>
        </table:table-row>
        <table:table-row table:style-name="ro1">
          <table:table-cell office:value-type="float" office:value="0.872591757598617" calcext:value-type="float">
            <text:p>0.872591757598617</text:p>
          </table:table-cell>
          <table:table-cell office:value-type="float" office:value="483.954" calcext:value-type="float">
            <text:p>483.954</text:p>
          </table:table-cell>
          <table:table-cell office:value-type="float" office:value="1013.536" calcext:value-type="float">
            <text:p>1.01E+03</text:p>
          </table:table-cell>
          <table:table-cell office:value-type="float" office:value="0.877661955962826" calcext:value-type="float">
            <text:p>0.877661955962826</text:p>
          </table:table-cell>
          <table:table-cell office:value-type="float" office:value="487.982" calcext:value-type="float">
            <text:p>487.982</text:p>
          </table:table-cell>
          <table:table-cell office:value-type="float" office:value="2640.263" calcext:value-type="float">
            <text:p>2640.263</text:p>
          </table:table-cell>
          <table:table-cell office:value-type="string" calcext:value-type="string">
            <text:p>A0</text:p>
          </table:table-cell>
          <table:table-cell office:value-type="float" office:value="483.954" calcext:value-type="float">
            <text:p>483.954</text:p>
          </table:table-cell>
        </table:table-row>
        <table:table-row table:style-name="ro1">
          <table:table-cell office:value-type="float" office:value="0.868817819975421" calcext:value-type="float">
            <text:p>0.868817819975421</text:p>
          </table:table-cell>
          <table:table-cell office:value-type="float" office:value="453.125" calcext:value-type="float">
            <text:p>453.125</text:p>
          </table:table-cell>
          <table:table-cell office:value-type="float" office:value="1024.124" calcext:value-type="float">
            <text:p>1.02E+03</text:p>
          </table:table-cell>
          <table:table-cell office:value-type="float" office:value="0.873104852855909" calcext:value-type="float">
            <text:p>0.873104852855909</text:p>
          </table:table-cell>
          <table:table-cell office:value-type="float" office:value="457.747" calcext:value-type="float">
            <text:p>457.747</text:p>
          </table:table-cell>
          <table:table-cell office:value-type="float" office:value="2689.629" calcext:value-type="float">
            <text:p>2689.629</text:p>
          </table:table-cell>
          <table:table-cell office:value-type="string" calcext:value-type="string">
            <text:p>A5</text:p>
          </table:table-cell>
          <table:table-cell office:value-type="float" office:value="453.125" calcext:value-type="float">
            <text:p>453.125</text:p>
          </table:table-cell>
        </table:table-row>
        <table:table-row table:style-name="ro1">
          <table:table-cell office:value-type="float" office:value="0.858854864320215" calcext:value-type="float">
            <text:p>0.858854864320215</text:p>
          </table:table-cell>
          <table:table-cell office:value-type="float" office:value="510.771" calcext:value-type="float">
            <text:p>510.771</text:p>
          </table:table-cell>
          <table:table-cell office:value-type="float" office:value="952.521" calcext:value-type="float">
            <text:p>9.53E+02</text:p>
          </table:table-cell>
          <table:table-cell office:value-type="float" office:value="0.860911701186209" calcext:value-type="float">
            <text:p>0.860911701186209</text:p>
          </table:table-cell>
          <table:table-cell office:value-type="float" office:value="505.803" calcext:value-type="float">
            <text:p>505.803</text:p>
          </table:table-cell>
          <table:table-cell office:value-type="float" office:value="2523.775" calcext:value-type="float">
            <text:p>2523.775</text:p>
          </table:table-cell>
          <table:table-cell office:value-type="string" calcext:value-type="string">
            <text:p>A3</text:p>
          </table:table-cell>
          <table:table-cell office:value-type="float" office:value="510.771" calcext:value-type="float">
            <text:p>510.771</text:p>
          </table:table-cell>
        </table:table-row>
        <table:table-row table:style-name="ro1">
          <table:table-cell office:value-type="float" office:value="0.858854864320215" calcext:value-type="float">
            <text:p>0.858854864320215</text:p>
          </table:table-cell>
          <table:table-cell office:value-type="float" office:value="510.771" calcext:value-type="float">
            <text:p>510.771</text:p>
          </table:table-cell>
          <table:table-cell office:value-type="float" office:value="952.521" calcext:value-type="float">
            <text:p>9.53E+02</text:p>
          </table:table-cell>
          <table:table-cell office:value-type="float" office:value="0.860911701186209" calcext:value-type="float">
            <text:p>0.860911701186209</text:p>
          </table:table-cell>
          <table:table-cell office:value-type="float" office:value="505.803" calcext:value-type="float">
            <text:p>505.803</text:p>
          </table:table-cell>
          <table:table-cell office:value-type="float" office:value="2523.775" calcext:value-type="float">
            <text:p>2523.775</text:p>
          </table:table-cell>
          <table:table-cell office:value-type="string" calcext:value-type="string">
            <text:p>wG0</text:p>
          </table:table-cell>
          <table:table-cell office:value-type="float" office:value="510.771" calcext:value-type="float">
            <text:p>510.771</text:p>
          </table:table-cell>
        </table:table-row>
        <table:table-row table:style-name="ro1">
          <table:table-cell office:value-type="float" office:value="0.858854864320215" calcext:value-type="float">
            <text:p>0.858854864320215</text:p>
          </table:table-cell>
          <table:table-cell office:value-type="float" office:value="510.771" calcext:value-type="float">
            <text:p>510.771</text:p>
          </table:table-cell>
          <table:table-cell office:value-type="float" office:value="952.521" calcext:value-type="float">
            <text:p>9.53E+02</text:p>
          </table:table-cell>
          <table:table-cell office:value-type="float" office:value="0.860911701186209" calcext:value-type="float">
            <text:p>0.860911701186209</text:p>
          </table:table-cell>
          <table:table-cell office:value-type="float" office:value="505.803" calcext:value-type="float">
            <text:p>505.803</text:p>
          </table:table-cell>
          <table:table-cell office:value-type="float" office:value="2523.775" calcext:value-type="float">
            <text:p>2523.775</text:p>
          </table:table-cell>
          <table:table-cell office:value-type="string" calcext:value-type="string">
            <text:p>wG5</text:p>
          </table:table-cell>
          <table:table-cell office:value-type="float" office:value="510.771" calcext:value-type="float">
            <text:p>510.771</text:p>
          </table:table-cell>
        </table:table-row>
        <table:table-row table:style-name="ro1">
          <table:table-cell office:value-type="float" office:value="0.858282053993739" calcext:value-type="float">
            <text:p>0.858282053993739</text:p>
          </table:table-cell>
          <table:table-cell office:value-type="float" office:value="460.776" calcext:value-type="float">
            <text:p>460.776</text:p>
          </table:table-cell>
          <table:table-cell office:value-type="float" office:value="972.356" calcext:value-type="float">
            <text:p>9.72E+02</text:p>
          </table:table-cell>
          <table:table-cell office:value-type="float" office:value="0.863309055960543" calcext:value-type="float">
            <text:p>0.863309055960543</text:p>
          </table:table-cell>
          <table:table-cell office:value-type="float" office:value="465.644" calcext:value-type="float">
            <text:p>465.644</text:p>
          </table:table-cell>
          <table:table-cell office:value-type="float" office:value="2532.479" calcext:value-type="float">
            <text:p>2532.479</text:p>
          </table:table-cell>
          <table:table-cell office:value-type="string" calcext:value-type="string">
            <text:p>A7</text:p>
          </table:table-cell>
          <table:table-cell office:value-type="float" office:value="460.776" calcext:value-type="float">
            <text:p>460.776</text:p>
          </table:table-cell>
        </table:table-row>
        <table:table-row table:style-name="ro1">
          <table:table-cell office:value-type="float" office:value="0.854099443577062" calcext:value-type="float">
            <text:p>0.854099443577062</text:p>
          </table:table-cell>
          <table:table-cell office:value-type="float" office:value="472.339" calcext:value-type="float">
            <text:p>472.339</text:p>
          </table:table-cell>
          <table:table-cell office:value-type="float" office:value="1000.17" calcext:value-type="float">
            <text:p>1.00E+03</text:p>
          </table:table-cell>
          <table:table-cell office:value-type="float" office:value="0.859014761696211" calcext:value-type="float">
            <text:p>0.859014761696211</text:p>
          </table:table-cell>
          <table:table-cell office:value-type="float" office:value="476.833" calcext:value-type="float">
            <text:p>476.833</text:p>
          </table:table-cell>
          <table:table-cell office:value-type="float" office:value="2607.578" calcext:value-type="float">
            <text:p>2607.578</text:p>
          </table:table-cell>
          <table:table-cell office:value-type="string" calcext:value-type="string">
            <text:p>A2</text:p>
          </table:table-cell>
          <table:table-cell office:value-type="float" office:value="472.339" calcext:value-type="float">
            <text:p>472.339</text:p>
          </table:table-cell>
        </table:table-row>
        <table:table-row table:style-name="ro1">
          <table:table-cell office:value-type="float" office:value="0.843518467111383" calcext:value-type="float">
            <text:p>0.843518467111383</text:p>
          </table:table-cell>
          <table:table-cell office:value-type="float" office:value="357.769" calcext:value-type="float">
            <text:p>357.769</text:p>
          </table:table-cell>
          <table:table-cell office:value-type="float" office:value="873.609" calcext:value-type="float">
            <text:p>8.74E+02</text:p>
          </table:table-cell>
          <table:table-cell office:value-type="float" office:value="0.848547431472254" calcext:value-type="float">
            <text:p>0.848547431472254</text:p>
          </table:table-cell>
          <table:table-cell office:value-type="float" office:value="361.634" calcext:value-type="float">
            <text:p>361.634</text:p>
          </table:table-cell>
          <table:table-cell office:value-type="float" office:value="2273.511" calcext:value-type="float">
            <text:p>2273.511</text:p>
          </table:table-cell>
          <table:table-cell office:value-type="string" calcext:value-type="string">
            <text:p>F2</text:p>
          </table:table-cell>
          <table:table-cell office:value-type="float" office:value="357.769" calcext:value-type="float">
            <text:p>357.769</text:p>
          </table:table-cell>
        </table:table-row>
        <table:table-row table:style-name="ro1">
          <table:table-cell office:value-type="float" office:value="0.833325759761489" calcext:value-type="float">
            <text:p>0.833325759761489</text:p>
          </table:table-cell>
          <table:table-cell office:value-type="float" office:value="560.032" calcext:value-type="float">
            <text:p>560.032</text:p>
          </table:table-cell>
          <table:table-cell office:value-type="float" office:value="1030.1" calcext:value-type="float">
            <text:p>1.03E+03</text:p>
          </table:table-cell>
          <table:table-cell office:value-type="float" office:value="0.83560752551898" calcext:value-type="float">
            <text:p>0.83560752551898</text:p>
          </table:table-cell>
          <table:table-cell office:value-type="float" office:value="560.193" calcext:value-type="float">
            <text:p>560.193</text:p>
          </table:table-cell>
          <table:table-cell office:value-type="float" office:value="2756.828" calcext:value-type="float">
            <text:p>2756.828</text:p>
          </table:table-cell>
          <table:table-cell office:value-type="string" calcext:value-type="string">
            <text:p>B9</text:p>
          </table:table-cell>
          <table:table-cell office:value-type="float" office:value="560.032" calcext:value-type="float">
            <text:p>560.032</text:p>
          </table:table-cell>
        </table:table-row>
        <table:table-row table:style-name="ro1">
          <table:table-cell office:value-type="float" office:value="0.829754581513674" calcext:value-type="float">
            <text:p>0.829754581513674</text:p>
          </table:table-cell>
          <table:table-cell office:value-type="float" office:value="345.202" calcext:value-type="float">
            <text:p>345.202</text:p>
          </table:table-cell>
          <table:table-cell office:value-type="float" office:value="921.674" calcext:value-type="float">
            <text:p>9.22E+02</text:p>
          </table:table-cell>
          <table:table-cell office:value-type="float" office:value="0.833581448918026" calcext:value-type="float">
            <text:p>0.833581448918026</text:p>
          </table:table-cell>
          <table:table-cell office:value-type="float" office:value="348.098" calcext:value-type="float">
            <text:p>348.098</text:p>
          </table:table-cell>
          <table:table-cell office:value-type="float" office:value="2423.321" calcext:value-type="float">
            <text:p>2423.321</text:p>
          </table:table-cell>
          <table:table-cell office:value-type="string" calcext:value-type="string">
            <text:p>B1</text:p>
          </table:table-cell>
          <table:table-cell office:value-type="float" office:value="345.202" calcext:value-type="float">
            <text:p>345.202</text:p>
          </table:table-cell>
        </table:table-row>
        <table:table-row table:style-name="ro1">
          <table:table-cell office:value-type="float" office:value="0.827105501000142" calcext:value-type="float">
            <text:p>0.827105501000142</text:p>
          </table:table-cell>
          <table:table-cell office:value-type="float" office:value="470.275" calcext:value-type="float">
            <text:p>470.275</text:p>
          </table:table-cell>
          <table:table-cell office:value-type="float" office:value="858.336" calcext:value-type="float">
            <text:p>8.58E+02</text:p>
          </table:table-cell>
          <table:table-cell office:value-type="float" office:value="0.829580557623203" calcext:value-type="float">
            <text:p>0.829580557623203</text:p>
          </table:table-cell>
          <table:table-cell office:value-type="float" office:value="469.159" calcext:value-type="float">
            <text:p>469.159</text:p>
          </table:table-cell>
          <table:table-cell office:value-type="float" office:value="2276.114" calcext:value-type="float">
            <text:p>2276.114</text:p>
          </table:table-cell>
          <table:table-cell office:value-type="string" calcext:value-type="string">
            <text:p>F0</text:p>
          </table:table-cell>
          <table:table-cell office:value-type="float" office:value="470.275" calcext:value-type="float">
            <text:p>470.275</text:p>
          </table:table-cell>
        </table:table-row>
        <table:table-row table:style-name="ro1">
          <table:table-cell office:value-type="float" office:value="0.79801615951128" calcext:value-type="float">
            <text:p>0.79801615951128</text:p>
          </table:table-cell>
          <table:table-cell office:value-type="float" office:value="380.672" calcext:value-type="float">
            <text:p>380.672</text:p>
          </table:table-cell>
          <table:table-cell office:value-type="float" office:value="805.749" calcext:value-type="float">
            <text:p>8.06E+02</text:p>
          </table:table-cell>
          <table:table-cell office:value-type="float" office:value="0.804404706667534" calcext:value-type="float">
            <text:p>0.804404706667534</text:p>
          </table:table-cell>
          <table:table-cell office:value-type="float" office:value="385.692" calcext:value-type="float">
            <text:p>385.692</text:p>
          </table:table-cell>
          <table:table-cell office:value-type="float" office:value="2064.299" calcext:value-type="float">
            <text:p>2064.299</text:p>
          </table:table-cell>
          <table:table-cell office:value-type="string" calcext:value-type="string">
            <text:p>F5</text:p>
          </table:table-cell>
          <table:table-cell office:value-type="float" office:value="380.672" calcext:value-type="float">
            <text:p>380.672</text:p>
          </table:table-cell>
        </table:table-row>
        <table:table-row table:style-name="ro1">
          <table:table-cell office:value-type="float" office:value="0.777695502284234" calcext:value-type="float">
            <text:p>0.777695502284234</text:p>
          </table:table-cell>
          <table:table-cell office:value-type="float" office:value="483.396" calcext:value-type="float">
            <text:p>483.396</text:p>
          </table:table-cell>
          <table:table-cell office:value-type="float" office:value="839.446" calcext:value-type="float">
            <text:p>8.39E+02</text:p>
          </table:table-cell>
          <table:table-cell office:value-type="float" office:value="0.780385803889112" calcext:value-type="float">
            <text:p>0.780385803889112</text:p>
          </table:table-cell>
          <table:table-cell office:value-type="float" office:value="481.048" calcext:value-type="float">
            <text:p>481.048</text:p>
          </table:table-cell>
          <table:table-cell office:value-type="float" office:value="2208.878" calcext:value-type="float">
            <text:p>2208.878</text:p>
          </table:table-cell>
          <table:table-cell office:value-type="string" calcext:value-type="string">
            <text:p>B3</text:p>
          </table:table-cell>
          <table:table-cell office:value-type="float" office:value="483.396" calcext:value-type="float">
            <text:p>483.396</text:p>
          </table:table-cell>
        </table:table-row>
        <table:table-row table:style-name="ro1">
          <table:table-cell office:value-type="float" office:value="0.746621825601971" calcext:value-type="float">
            <text:p>0.746621825601971</text:p>
          </table:table-cell>
          <table:table-cell office:value-type="float" office:value="496.831" calcext:value-type="float">
            <text:p>496.831</text:p>
          </table:table-cell>
          <table:table-cell office:value-type="float" office:value="836.053" calcext:value-type="float">
            <text:p>8.36E+02</text:p>
          </table:table-cell>
          <table:table-cell office:value-type="float" office:value="0.749502739795562" calcext:value-type="float">
            <text:p>0.749502739795562</text:p>
          </table:table-cell>
          <table:table-cell office:value-type="float" office:value="492.623" calcext:value-type="float">
            <text:p>492.623</text:p>
          </table:table-cell>
          <table:table-cell office:value-type="float" office:value="2183.917" calcext:value-type="float">
            <text:p>2183.917</text:p>
          </table:table-cell>
          <table:table-cell office:value-type="string" calcext:value-type="string">
            <text:p>wF5</text:p>
          </table:table-cell>
          <table:table-cell office:value-type="float" office:value="496.831" calcext:value-type="float">
            <text:p>496.831</text:p>
          </table:table-cell>
        </table:table-row>
        <table:table-row table:style-name="ro1">
          <table:table-cell office:value-type="float" office:value="0.738661022463165" calcext:value-type="float">
            <text:p>0.738661022463165</text:p>
          </table:table-cell>
          <table:table-cell office:value-type="float" office:value="463.307" calcext:value-type="float">
            <text:p>463.307</text:p>
          </table:table-cell>
          <table:table-cell office:value-type="float" office:value="844.684" calcext:value-type="float">
            <text:p>8.45E+02</text:p>
          </table:table-cell>
          <table:table-cell office:value-type="float" office:value="0.740869069765112" calcext:value-type="float">
            <text:p>0.740869069765112</text:p>
          </table:table-cell>
          <table:table-cell office:value-type="float" office:value="462.887" calcext:value-type="float">
            <text:p>462.887</text:p>
          </table:table-cell>
          <table:table-cell office:value-type="float" office:value="2242.194" calcext:value-type="float">
            <text:p>2242.194</text:p>
          </table:table-cell>
          <table:table-cell office:value-type="string" calcext:value-type="string">
            <text:p>B0</text:p>
          </table:table-cell>
          <table:table-cell office:value-type="float" office:value="463.307" calcext:value-type="float">
            <text:p>463.307</text:p>
          </table:table-cell>
        </table:table-row>
        <table:table-row table:style-name="ro1">
          <table:table-cell office:value-type="float" office:value="0.717664853763469" calcext:value-type="float">
            <text:p>0.717664853763469</text:p>
          </table:table-cell>
          <table:table-cell office:value-type="float" office:value="487.38" calcext:value-type="float">
            <text:p>487.38</text:p>
          </table:table-cell>
          <table:table-cell office:value-type="float" office:value="831.707" calcext:value-type="float">
            <text:p>8.32E+02</text:p>
          </table:table-cell>
          <table:table-cell office:value-type="float" office:value="0.720359055044714" calcext:value-type="float">
            <text:p>0.720359055044714</text:p>
          </table:table-cell>
          <table:table-cell office:value-type="float" office:value="484.361" calcext:value-type="float">
            <text:p>484.361</text:p>
          </table:table-cell>
          <table:table-cell office:value-type="float" office:value="2179.981" calcext:value-type="float">
            <text:p>2179.981</text:p>
          </table:table-cell>
          <table:table-cell office:value-type="string" calcext:value-type="string">
            <text:p>B8</text:p>
          </table:table-cell>
          <table:table-cell office:value-type="float" office:value="487.38" calcext:value-type="float">
            <text:p>487.38</text:p>
          </table:table-cell>
        </table:table-row>
        <table:table-row table:style-name="ro1">
          <table:table-cell office:value-type="float" office:value="0.713028386697579" calcext:value-type="float">
            <text:p>0.713028386697579</text:p>
          </table:table-cell>
          <table:table-cell office:value-type="float" office:value="411.335" calcext:value-type="float">
            <text:p>411.335</text:p>
          </table:table-cell>
          <table:table-cell office:value-type="float" office:value="735.737" calcext:value-type="float">
            <text:p>7.36E+02</text:p>
          </table:table-cell>
          <table:table-cell office:value-type="float" office:value="0.715452156958513" calcext:value-type="float">
            <text:p>0.715452156958513</text:p>
          </table:table-cell>
          <table:table-cell office:value-type="float" office:value="414.23" calcext:value-type="float">
            <text:p>414.23</text:p>
          </table:table-cell>
          <table:table-cell office:value-type="float" office:value="1954.153" calcext:value-type="float">
            <text:p>1954.153</text:p>
          </table:table-cell>
          <table:table-cell office:value-type="string" calcext:value-type="string">
            <text:p>F6</text:p>
          </table:table-cell>
          <table:table-cell office:value-type="float" office:value="411.335" calcext:value-type="float">
            <text:p>411.335</text:p>
          </table:table-cell>
        </table:table-row>
        <table:table-row table:style-name="ro1">
          <table:table-cell office:value-type="float" office:value="0.689803279776279" calcext:value-type="float">
            <text:p>0.689803279776279</text:p>
          </table:table-cell>
          <table:table-cell office:value-type="float" office:value="471.113" calcext:value-type="float">
            <text:p>471.113</text:p>
          </table:table-cell>
          <table:table-cell office:value-type="float" office:value="789.86" calcext:value-type="float">
            <text:p>7.90E+02</text:p>
          </table:table-cell>
          <table:table-cell office:value-type="float" office:value="0.692536246561157" calcext:value-type="float">
            <text:p>0.692536246561157</text:p>
          </table:table-cell>
          <table:table-cell office:value-type="float" office:value="470.168" calcext:value-type="float">
            <text:p>470.168</text:p>
          </table:table-cell>
          <table:table-cell office:value-type="float" office:value="2072.318" calcext:value-type="float">
            <text:p>2072.318</text:p>
          </table:table-cell>
          <table:table-cell office:value-type="string" calcext:value-type="string">
            <text:p>O5</text:p>
          </table:table-cell>
          <table:table-cell office:value-type="float" office:value="471.113" calcext:value-type="float">
            <text:p>471.113</text:p>
          </table:table-cell>
        </table:table-row>
        <table:table-row table:style-name="ro1">
          <table:table-cell office:value-type="float" office:value="0.658910574474228" calcext:value-type="float">
            <text:p>0.658910574474228</text:p>
          </table:table-cell>
          <table:table-cell office:value-type="float" office:value="427.207" calcext:value-type="float">
            <text:p>427.207</text:p>
          </table:table-cell>
          <table:table-cell office:value-type="float" office:value="712.9" calcext:value-type="float">
            <text:p>7.13E+02</text:p>
          </table:table-cell>
          <table:table-cell office:value-type="float" office:value="0.661722015152842" calcext:value-type="float">
            <text:p>0.661722015152842</text:p>
          </table:table-cell>
          <table:table-cell office:value-type="float" office:value="429.755" calcext:value-type="float">
            <text:p>429.755</text:p>
          </table:table-cell>
          <table:table-cell office:value-type="float" office:value="1875.85" calcext:value-type="float">
            <text:p>1875.85</text:p>
          </table:table-cell>
          <table:table-cell office:value-type="string" calcext:value-type="string">
            <text:p>F8</text:p>
          </table:table-cell>
          <table:table-cell office:value-type="float" office:value="427.207" calcext:value-type="float">
            <text:p>427.207</text:p>
          </table:table-cell>
        </table:table-row>
        <table:table-row table:style-name="ro1">
          <table:table-cell office:value-type="float" office:value="0.650998394221992" calcext:value-type="float">
            <text:p>0.650998394221992</text:p>
          </table:table-cell>
          <table:table-cell office:value-type="float" office:value="344.436" calcext:value-type="float">
            <text:p>344.436</text:p>
          </table:table-cell>
          <table:table-cell office:value-type="float" office:value="779.121" calcext:value-type="float">
            <text:p>7.79E+02</text:p>
          </table:table-cell>
          <table:table-cell office:value-type="float" office:value="0.656221569659034" calcext:value-type="float">
            <text:p>0.656221569659034</text:p>
          </table:table-cell>
          <table:table-cell office:value-type="float" office:value="348.105" calcext:value-type="float">
            <text:p>348.105</text:p>
          </table:table-cell>
          <table:table-cell office:value-type="float" office:value="1993.5" calcext:value-type="float">
            <text:p>1993.5</text:p>
          </table:table-cell>
          <table:table-cell office:value-type="string" calcext:value-type="string">
            <text:p>wF8</text:p>
          </table:table-cell>
          <table:table-cell office:value-type="float" office:value="344.436" calcext:value-type="float">
            <text:p>344.436</text:p>
          </table:table-cell>
        </table:table-row>
        <table:table-row table:style-name="ro1">
          <table:table-cell office:value-type="float" office:value="0.63845101445459" calcext:value-type="float">
            <text:p>0.63845101445459</text:p>
          </table:table-cell>
          <table:table-cell office:value-type="float" office:value="370.091" calcext:value-type="float">
            <text:p>370.091</text:p>
          </table:table-cell>
          <table:table-cell office:value-type="float" office:value="766.04" calcext:value-type="float">
            <text:p>7.66E+02</text:p>
          </table:table-cell>
          <table:table-cell office:value-type="float" office:value="0.644308086686474" calcext:value-type="float">
            <text:p>0.644308086686474</text:p>
          </table:table-cell>
          <table:table-cell office:value-type="float" office:value="374.663" calcext:value-type="float">
            <text:p>374.663</text:p>
          </table:table-cell>
          <table:table-cell office:value-type="float" office:value="1946.547" calcext:value-type="float">
            <text:p>1946.547</text:p>
          </table:table-cell>
          <table:table-cell office:value-type="string" calcext:value-type="string">
            <text:p>rF6</text:p>
          </table:table-cell>
          <table:table-cell office:value-type="float" office:value="370.091" calcext:value-type="float">
            <text:p>370.091</text:p>
          </table:table-cell>
        </table:table-row>
        <table:table-row table:style-name="ro1">
          <table:table-cell office:value-type="float" office:value="0.62306512601985" calcext:value-type="float">
            <text:p>0.62306512601985</text:p>
          </table:table-cell>
          <table:table-cell office:value-type="float" office:value="396.001" calcext:value-type="float">
            <text:p>396.001</text:p>
          </table:table-cell>
          <table:table-cell office:value-type="float" office:value="735.014" calcext:value-type="float">
            <text:p>7.35E+02</text:p>
          </table:table-cell>
          <table:table-cell office:value-type="float" office:value="0.624956714544746" calcext:value-type="float">
            <text:p>0.624956714544746</text:p>
          </table:table-cell>
          <table:table-cell office:value-type="float" office:value="399.182" calcext:value-type="float">
            <text:p>399.182</text:p>
          </table:table-cell>
          <table:table-cell office:value-type="float" office:value="1960.583" calcext:value-type="float">
            <text:p>1960.583</text:p>
          </table:table-cell>
          <table:table-cell office:value-type="string" calcext:value-type="string">
            <text:p>G0</text:p>
          </table:table-cell>
          <table:table-cell office:value-type="float" office:value="396.001" calcext:value-type="float">
            <text:p>396.001</text:p>
          </table:table-cell>
        </table:table-row>
        <table:table-row table:style-name="ro1">
          <table:table-cell office:value-type="float" office:value="0.585863780762396" calcext:value-type="float">
            <text:p>0.585863780762396</text:p>
          </table:table-cell>
          <table:table-cell office:value-type="float" office:value="-17720.578" calcext:value-type="float">
            <text:p>-17720.578</text:p>
          </table:table-cell>
          <table:table-cell office:value-type="float" office:value="1786.829" calcext:value-type="float">
            <text:p>1.79E+03</text:p>
          </table:table-cell>
          <table:table-cell office:value-type="float" office:value="0.588220347742037" calcext:value-type="float">
            <text:p>0.588220347742037</text:p>
          </table:table-cell>
          <table:table-cell office:value-type="float" office:value="-17715.303" calcext:value-type="float">
            <text:p>-17715.303</text:p>
          </table:table-cell>
          <table:table-cell office:value-type="float" office:value="4750.225" calcext:value-type="float">
            <text:p>4750.225</text:p>
          </table:table-cell>
          <table:table-cell office:value-type="string" calcext:value-type="string">
            <text:p>K2</text:p>
          </table:table-cell>
          <table:table-cell office:value-type="float" office:value="487.982" calcext:value-type="float">
            <text:p>487.982</text:p>
          </table:table-cell>
        </table:table-row>
        <table:table-row table:style-name="ro1">
          <table:table-cell office:value-type="float" office:value="0.575851498983934" calcext:value-type="float">
            <text:p>0.575851498983934</text:p>
          </table:table-cell>
          <table:table-cell office:value-type="float" office:value="411.95" calcext:value-type="float">
            <text:p>411.95</text:p>
          </table:table-cell>
          <table:table-cell office:value-type="float" office:value="670.266" calcext:value-type="float">
            <text:p>6.70E+02</text:p>
          </table:table-cell>
          <table:table-cell office:value-type="float" office:value="0.578489995230664" calcext:value-type="float">
            <text:p>0.578489995230664</text:p>
          </table:table-cell>
          <table:table-cell office:value-type="float" office:value="415.485" calcext:value-type="float">
            <text:p>415.485</text:p>
          </table:table-cell>
          <table:table-cell office:value-type="float" office:value="1759.535" calcext:value-type="float">
            <text:p>1759.535</text:p>
          </table:table-cell>
          <table:table-cell office:value-type="string" calcext:value-type="string">
            <text:p>rF8</text:p>
          </table:table-cell>
          <table:table-cell office:value-type="float" office:value="457.747" calcext:value-type="float">
            <text:p>457.747</text:p>
          </table:table-cell>
        </table:table-row>
        <table:table-row table:style-name="ro1">
          <table:table-cell office:value-type="float" office:value="0.558879534425764" calcext:value-type="float">
            <text:p>0.558879534425764</text:p>
          </table:table-cell>
          <table:table-cell office:value-type="float" office:value="-17832.385" calcext:value-type="float">
            <text:p>-17832.385</text:p>
          </table:table-cell>
          <table:table-cell office:value-type="float" office:value="1662.155" calcext:value-type="float">
            <text:p>1.66E+03</text:p>
          </table:table-cell>
          <table:table-cell office:value-type="float" office:value="0.561417879432964" calcext:value-type="float">
            <text:p>0.561417879432964</text:p>
          </table:table-cell>
          <table:table-cell office:value-type="float" office:value="-17829.685" calcext:value-type="float">
            <text:p>-17829.685</text:p>
          </table:table-cell>
          <table:table-cell office:value-type="float" office:value="4397.951" calcext:value-type="float">
            <text:p>4397.951</text:p>
          </table:table-cell>
          <table:table-cell office:value-type="string" calcext:value-type="string">
            <text:p>K0</text:p>
          </table:table-cell>
          <table:table-cell office:value-type="float" office:value="505.803" calcext:value-type="float">
            <text:p>505.803</text:p>
          </table:table-cell>
        </table:table-row>
        <table:table-row table:style-name="ro1">
          <table:table-cell office:value-type="float" office:value="0.543924359634474" calcext:value-type="float">
            <text:p>0.543924359634474</text:p>
          </table:table-cell>
          <table:table-cell office:value-type="float" office:value="451.112" calcext:value-type="float">
            <text:p>451.112</text:p>
          </table:table-cell>
          <table:table-cell office:value-type="float" office:value="682.23" calcext:value-type="float">
            <text:p>6.82E+02</text:p>
          </table:table-cell>
          <table:table-cell office:value-type="float" office:value="0.547129279571237" calcext:value-type="float">
            <text:p>0.547129279571237</text:p>
          </table:table-cell>
          <table:table-cell office:value-type="float" office:value="452.477" calcext:value-type="float">
            <text:p>452.477</text:p>
          </table:table-cell>
          <table:table-cell office:value-type="float" office:value="1765.748" calcext:value-type="float">
            <text:p>1765.748</text:p>
          </table:table-cell>
          <table:table-cell office:value-type="string" calcext:value-type="string">
            <text:p>O9</text:p>
          </table:table-cell>
          <table:table-cell office:value-type="float" office:value="505.803" calcext:value-type="float">
            <text:p>505.803</text:p>
          </table:table-cell>
        </table:table-row>
        <table:table-row table:style-name="ro1">
          <table:table-cell office:value-type="float" office:value="0.517294416861205" calcext:value-type="float">
            <text:p>0.517294416861205</text:p>
          </table:table-cell>
          <table:table-cell office:value-type="float" office:value="-17661.285" calcext:value-type="float">
            <text:p>-17661.285</text:p>
          </table:table-cell>
          <table:table-cell office:value-type="float" office:value="1322.119" calcext:value-type="float">
            <text:p>1.32E+03</text:p>
          </table:table-cell>
          <table:table-cell office:value-type="float" office:value="0.518954380671242" calcext:value-type="float">
            <text:p>0.518954380671242</text:p>
          </table:table-cell>
          <table:table-cell office:value-type="float" office:value="-17661.046" calcext:value-type="float">
            <text:p>-17661.046</text:p>
          </table:table-cell>
          <table:table-cell office:value-type="float" office:value="3524.328" calcext:value-type="float">
            <text:p>3524.328</text:p>
          </table:table-cell>
          <table:table-cell office:value-type="string" calcext:value-type="string">
            <text:p>G8</text:p>
          </table:table-cell>
          <table:table-cell office:value-type="float" office:value="505.803" calcext:value-type="float">
            <text:p>505.803</text:p>
          </table:table-cell>
        </table:table-row>
        <table:table-row table:style-name="ro1">
          <table:table-cell office:value-type="float" office:value="0.511568769092555" calcext:value-type="float">
            <text:p>0.511568769092555</text:p>
          </table:table-cell>
          <table:table-cell office:value-type="float" office:value="261.594" calcext:value-type="float">
            <text:p>261.594</text:p>
          </table:table-cell>
          <table:table-cell office:value-type="float" office:value="658.827" calcext:value-type="float">
            <text:p>6.59E+02</text:p>
          </table:table-cell>
          <table:table-cell office:value-type="float" office:value="0.516728541007285" calcext:value-type="float">
            <text:p>0.516728541007285</text:p>
          </table:table-cell>
          <table:table-cell office:value-type="float" office:value="250.259" calcext:value-type="float">
            <text:p>250.259</text:p>
          </table:table-cell>
          <table:table-cell office:value-type="float" office:value="1611.498" calcext:value-type="float">
            <text:p>1611.498</text:p>
          </table:table-cell>
          <table:table-cell office:value-type="string" calcext:value-type="string">
            <text:p>G5</text:p>
          </table:table-cell>
          <table:table-cell office:value-type="float" office:value="465.644" calcext:value-type="float">
            <text:p>465.644</text:p>
          </table:table-cell>
        </table:table-row>
        <table:table-row table:style-name="ro1">
          <table:table-cell office:value-type="float" office:value="0.506044878169292" calcext:value-type="float">
            <text:p>0.506044878169292</text:p>
          </table:table-cell>
          <table:table-cell office:value-type="float" office:value="-17645.755" calcext:value-type="float">
            <text:p>-17645.755</text:p>
          </table:table-cell>
          <table:table-cell office:value-type="float" office:value="2309.671" calcext:value-type="float">
            <text:p>2.31E+03</text:p>
          </table:table-cell>
          <table:table-cell office:value-type="float" office:value="0.507613946779641" calcext:value-type="float">
            <text:p>0.507613946779641</text:p>
          </table:table-cell>
          <table:table-cell office:value-type="float" office:value="-17642.01" calcext:value-type="float">
            <text:p>-17642.01</text:p>
          </table:table-cell>
          <table:table-cell office:value-type="float" office:value="6192.862" calcext:value-type="float">
            <text:p>6192.862</text:p>
          </table:table-cell>
          <table:table-cell office:value-type="string" calcext:value-type="string">
            <text:p>K5</text:p>
          </table:table-cell>
          <table:table-cell office:value-type="float" office:value="476.833" calcext:value-type="float">
            <text:p>476.833</text:p>
          </table:table-cell>
        </table:table-row>
        <table:table-row table:style-name="ro1">
          <table:table-cell office:value-type="float" office:value="0.49519543782699" calcext:value-type="float">
            <text:p>0.49519543782699</text:p>
          </table:table-cell>
          <table:table-cell office:value-type="float" office:value="-17607.325" calcext:value-type="float">
            <text:p>-17607.325</text:p>
          </table:table-cell>
          <table:table-cell office:value-type="float" office:value="1637.747" calcext:value-type="float">
            <text:p>1.64E+03</text:p>
          </table:table-cell>
          <table:table-cell office:value-type="float" office:value="0.497037077111912" calcext:value-type="float">
            <text:p>0.497037077111912</text:p>
          </table:table-cell>
          <table:table-cell office:value-type="float" office:value="-17605.786" calcext:value-type="float">
            <text:p>-17605.786</text:p>
          </table:table-cell>
          <table:table-cell office:value-type="float" office:value="4349.206" calcext:value-type="float">
            <text:p>4349.206</text:p>
          </table:table-cell>
          <table:table-cell office:value-type="string" calcext:value-type="string">
            <text:p>K3</text:p>
          </table:table-cell>
          <table:table-cell office:value-type="float" office:value="361.634" calcext:value-type="float">
            <text:p>361.634</text:p>
          </table:table-cell>
        </table:table-row>
        <table:table-row table:style-name="ro1">
          <table:table-cell office:value-type="float" office:value="0.494889694565079" calcext:value-type="float">
            <text:p>0.494889694565079</text:p>
          </table:table-cell>
          <table:table-cell office:value-type="float" office:value="-17666.193" calcext:value-type="float">
            <text:p>-17666.193</text:p>
          </table:table-cell>
          <table:table-cell office:value-type="float" office:value="1665.665" calcext:value-type="float">
            <text:p>1.67E+03</text:p>
          </table:table-cell>
          <table:table-cell office:value-type="float" office:value="0.496409058109053" calcext:value-type="float">
            <text:p>0.496409058109053</text:p>
          </table:table-cell>
          <table:table-cell office:value-type="float" office:value="-17662.957" calcext:value-type="float">
            <text:p>-17662.957</text:p>
          </table:table-cell>
          <table:table-cell office:value-type="float" office:value="4463.507" calcext:value-type="float">
            <text:p>4463.507</text:p>
          </table:table-cell>
          <table:table-cell office:value-type="string" calcext:value-type="string">
            <text:p>K4</text:p>
          </table:table-cell>
          <table:table-cell office:value-type="float" office:value="560.193" calcext:value-type="float">
            <text:p>560.193</text:p>
          </table:table-cell>
        </table:table-row>
        <table:table-row table:style-name="ro1">
          <table:table-cell office:value-type="float" office:value="0.49059503712409" calcext:value-type="float">
            <text:p>0.49059503712409</text:p>
          </table:table-cell>
          <table:table-cell office:value-type="float" office:value="416.186" calcext:value-type="float">
            <text:p>416.186</text:p>
          </table:table-cell>
          <table:table-cell office:value-type="float" office:value="642.098" calcext:value-type="float">
            <text:p>6.42E+02</text:p>
          </table:table-cell>
          <table:table-cell office:value-type="float" office:value="0.493192571080594" calcext:value-type="float">
            <text:p>0.493192571080594</text:p>
          </table:table-cell>
          <table:table-cell office:value-type="float" office:value="419.984" calcext:value-type="float">
            <text:p>419.984</text:p>
          </table:table-cell>
          <table:table-cell office:value-type="float" office:value="1674.005" calcext:value-type="float">
            <text:p>1674.005</text:p>
          </table:table-cell>
          <table:table-cell office:value-type="string" calcext:value-type="string">
            <text:p>G2</text:p>
          </table:table-cell>
          <table:table-cell office:value-type="float" office:value="348.098" calcext:value-type="float">
            <text:p>348.098</text:p>
          </table:table-cell>
        </table:table-row>
        <table:table-row table:style-name="ro1">
          <table:table-cell office:value-type="float" office:value="0.445235803944541" calcext:value-type="float">
            <text:p>0.445235803944541</text:p>
          </table:table-cell>
          <table:table-cell office:value-type="float" office:value="362.521" calcext:value-type="float">
            <text:p>362.521</text:p>
          </table:table-cell>
          <table:table-cell office:value-type="float" office:value="661.05" calcext:value-type="float">
            <text:p>6.61E+02</text:p>
          </table:table-cell>
          <table:table-cell office:value-type="float" office:value="0.446606250850453" calcext:value-type="float">
            <text:p>0.446606250850453</text:p>
          </table:table-cell>
          <table:table-cell office:value-type="float" office:value="366.02" calcext:value-type="float">
            <text:p>366.02</text:p>
          </table:table-cell>
          <table:table-cell office:value-type="float" office:value="1758.455" calcext:value-type="float">
            <text:p>1758.455</text:p>
          </table:table-cell>
          <table:table-cell office:value-type="string" calcext:value-type="string">
            <text:p>rG5</text:p>
          </table:table-cell>
          <table:table-cell office:value-type="float" office:value="469.159" calcext:value-type="float">
            <text:p>469.159</text:p>
          </table:table-cell>
        </table:table-row>
        <table:table-row table:style-name="ro1">
          <table:table-cell office:value-type="float" office:value="0.430326144706939" calcext:value-type="float">
            <text:p>0.430326144706939</text:p>
          </table:table-cell>
          <table:table-cell office:value-type="float" office:value="-17832.053" calcext:value-type="float">
            <text:p>-17832.053</text:p>
          </table:table-cell>
          <table:table-cell office:value-type="float" office:value="1253.157" calcext:value-type="float">
            <text:p>1.25E+03</text:p>
          </table:table-cell>
          <table:table-cell office:value-type="float" office:value="0.432729571864673" calcext:value-type="float">
            <text:p>0.432729571864673</text:p>
          </table:table-cell>
          <table:table-cell office:value-type="float" office:value="-17828.11" calcext:value-type="float">
            <text:p>-17828.11</text:p>
          </table:table-cell>
          <table:table-cell office:value-type="float" office:value="3285.861" calcext:value-type="float">
            <text:p>3285.861</text:p>
          </table:table-cell>
          <table:table-cell office:value-type="string" calcext:value-type="string">
            <text:p>rG0</text:p>
          </table:table-cell>
          <table:table-cell office:value-type="float" office:value="385.692" calcext:value-type="float">
            <text:p>385.692</text:p>
          </table:table-cell>
        </table:table-row>
        <table:table-row table:style-name="ro1">
          <table:table-cell office:value-type="float" office:value="0.405201395907651" calcext:value-type="float">
            <text:p>0.405201395907651</text:p>
          </table:table-cell>
          <table:table-cell office:value-type="float" office:value="-14618.026" calcext:value-type="float">
            <text:p>-14618.026</text:p>
          </table:table-cell>
          <table:table-cell office:value-type="float" office:value="8196.846" calcext:value-type="float">
            <text:p>8.20E+03</text:p>
          </table:table-cell>
          <table:table-cell office:value-type="float" office:value="0.405858663923499" calcext:value-type="float">
            <text:p>0.405858663923499</text:p>
          </table:table-cell>
          <table:table-cell office:value-type="float" office:value="-14621.274" calcext:value-type="float">
            <text:p>-14621.274</text:p>
          </table:table-cell>
          <table:table-cell office:value-type="float" office:value="22800.86" calcext:value-type="float">
            <text:p>22800.86</text:p>
          </table:table-cell>
          <table:table-cell office:value-type="string" calcext:value-type="string">
            <text:p>K7</text:p>
          </table:table-cell>
          <table:table-cell office:value-type="float" office:value="481.048" calcext:value-type="float">
            <text:p>481.048</text:p>
          </table:table-cell>
        </table:table-row>
        <table:table-row table:style-name="ro1">
          <table:table-cell office:value-type="float" office:value="0.368745990541554" calcext:value-type="float">
            <text:p>0.368745990541554</text:p>
          </table:table-cell>
          <table:table-cell office:value-type="float" office:value="-14130.033" calcext:value-type="float">
            <text:p>-14130.033</text:p>
          </table:table-cell>
          <table:table-cell office:value-type="float" office:value="3542.943" calcext:value-type="float">
            <text:p>3.54E+03</text:p>
          </table:table-cell>
          <table:table-cell office:value-type="float" office:value="0.369851918274341" calcext:value-type="float">
            <text:p>0.369851918274341</text:p>
          </table:table-cell>
          <table:table-cell office:value-type="float" office:value="-14128.167" calcext:value-type="float">
            <text:p>-14128.167</text:p>
          </table:table-cell>
          <table:table-cell office:value-type="float" office:value="9555.471" calcext:value-type="float">
            <text:p>9555.471</text:p>
          </table:table-cell>
          <table:table-cell office:value-type="string" calcext:value-type="string">
            <text:p>M1</text:p>
          </table:table-cell>
          <table:table-cell office:value-type="float" office:value="492.623" calcext:value-type="float">
            <text:p>492.623</text:p>
          </table:table-cell>
        </table:table-row>
        <table:table-row table:style-name="ro1">
          <table:table-cell office:value-type="float" office:value="0.313538713706206" calcext:value-type="float">
            <text:p>0.313538713706206</text:p>
          </table:table-cell>
          <table:table-cell office:value-type="float" office:value="-14272.104" calcext:value-type="float">
            <text:p>-14272.104</text:p>
          </table:table-cell>
          <table:table-cell office:value-type="float" office:value="2544.646" calcext:value-type="float">
            <text:p>2.54E+03</text:p>
          </table:table-cell>
          <table:table-cell office:value-type="float" office:value="0.314382809681546" calcext:value-type="float">
            <text:p>0.314382809681546</text:p>
          </table:table-cell>
          <table:table-cell office:value-type="float" office:value="-14267.512" calcext:value-type="float">
            <text:p>-14267.512</text:p>
          </table:table-cell>
          <table:table-cell office:value-type="float" office:value="6866.25" calcext:value-type="float">
            <text:p>6866.25</text:p>
          </table:table-cell>
          <table:table-cell office:value-type="string" calcext:value-type="string">
            <text:p>M2</text:p>
          </table:table-cell>
          <table:table-cell office:value-type="float" office:value="462.887" calcext:value-type="float">
            <text:p>462.887</text:p>
          </table:table-cell>
        </table:table-row>
        <table:table-row table:style-name="ro1">
          <table:table-cell office:value-type="float" office:value="0.298750371297784" calcext:value-type="float">
            <text:p>0.298750371297784</text:p>
          </table:table-cell>
          <table:table-cell office:value-type="float" office:value="494.524" calcext:value-type="float">
            <text:p>494.524</text:p>
          </table:table-cell>
          <table:table-cell office:value-type="float" office:value="1821.996" calcext:value-type="float">
            <text:p>1.82E+03</text:p>
          </table:table-cell>
          <table:table-cell office:value-type="float" office:value="0.299918016906212" calcext:value-type="float">
            <text:p>0.299918016906212</text:p>
          </table:table-cell>
          <table:table-cell office:value-type="float" office:value="500.063" calcext:value-type="float">
            <text:p>500.063</text:p>
          </table:table-cell>
          <table:table-cell office:value-type="float" office:value="4845.846" calcext:value-type="float">
            <text:p>4845.846</text:p>
          </table:table-cell>
          <table:table-cell office:value-type="string" calcext:value-type="string">
            <text:p>M4</text:p>
          </table:table-cell>
          <table:table-cell office:value-type="float" office:value="484.361" calcext:value-type="float">
            <text:p>484.361</text:p>
          </table:table-cell>
        </table:table-row>
        <table:table-row table:style-name="ro1">
          <table:table-cell office:value-type="float" office:value="0.291867069734597" calcext:value-type="float">
            <text:p>0.291867069734597</text:p>
          </table:table-cell>
          <table:table-cell office:value-type="float" office:value="2341.636" calcext:value-type="float">
            <text:p>2341.636</text:p>
          </table:table-cell>
          <table:table-cell office:value-type="float" office:value="3923.07" calcext:value-type="float">
            <text:p>3.92E+03</text:p>
          </table:table-cell>
          <table:table-cell office:value-type="float" office:value="0.291516711385901" calcext:value-type="float">
            <text:p>0.291516711385901</text:p>
          </table:table-cell>
          <table:table-cell office:value-type="float" office:value="2302.659" calcext:value-type="float">
            <text:p>2302.659</text:p>
          </table:table-cell>
          <table:table-cell office:value-type="float" office:value="10201.319" calcext:value-type="float">
            <text:p>10201.319</text:p>
          </table:table-cell>
          <table:table-cell office:value-type="string" calcext:value-type="string">
            <text:p>M5</text:p>
          </table:table-cell>
          <table:table-cell office:value-type="float" office:value="414.23" calcext:value-type="float">
            <text:p>414.23</text:p>
          </table:table-cell>
        </table:table-row>
        <table:table-row table:style-name="ro1">
          <table:table-cell office:value-type="float" office:value="0.277254765054802" calcext:value-type="float">
            <text:p>0.277254765054802</text:p>
          </table:table-cell>
          <table:table-cell office:value-type="float" office:value="-52083.484" calcext:value-type="float">
            <text:p>-52083.484</text:p>
          </table:table-cell>
          <table:table-cell office:value-type="float" office:value="1567.534" calcext:value-type="float">
            <text:p>1.57E+03</text:p>
          </table:table-cell>
          <table:table-cell office:value-type="float" office:value="0.278744375919814" calcext:value-type="float">
            <text:p>0.278744375919814</text:p>
          </table:table-cell>
          <table:table-cell office:value-type="float" office:value="-52081.531" calcext:value-type="float">
            <text:p>-52081.531</text:p>
          </table:table-cell>
          <table:table-cell office:value-type="float" office:value="4117.22" calcext:value-type="float">
            <text:p>4117.22</text:p>
          </table:table-cell>
          <table:table-cell office:value-type="string" calcext:value-type="string">
            <text:p>M3</text:p>
          </table:table-cell>
          <table:table-cell office:value-type="float" office:value="470.168" calcext:value-type="float">
            <text:p>470.168</text:p>
          </table:table-cell>
        </table:table-row>
        <table:table-row table:style-name="ro1">
          <table:table-cell office:value-type="float" office:value="0.26071385901126" calcext:value-type="float">
            <text:p>0.26071385901126</text:p>
          </table:table-cell>
          <table:table-cell office:value-type="float" office:value="3443.428" calcext:value-type="float">
            <text:p>3443.428</text:p>
          </table:table-cell>
          <table:table-cell office:value-type="float" office:value="3929.388" calcext:value-type="float">
            <text:p>3.93E+03</text:p>
          </table:table-cell>
          <table:table-cell office:value-type="float" office:value="0.261966287933495" calcext:value-type="float">
            <text:p>0.261966287933495</text:p>
          </table:table-cell>
          <table:table-cell office:value-type="float" office:value="3473.563" calcext:value-type="float">
            <text:p>3473.563</text:p>
          </table:table-cell>
          <table:table-cell office:value-type="float" office:value="10424.637" calcext:value-type="float">
            <text:p>10424.637</text:p>
          </table:table-cell>
          <table:table-cell office:value-type="string" calcext:value-type="string">
            <text:p>M6</text:p>
          </table:table-cell>
          <table:table-cell office:value-type="float" office:value="429.755" calcext:value-type="float">
            <text:p>429.75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Albali</text:p>
          </table:table-cell>
          <table:table-cell office:value-type="float" office:value="348.105" calcext:value-type="float">
            <text:p>348.105</text:p>
          </table:table-cell>
        </table:table-row>
        <table:table-row table:style-name="ro1">
          <table:table-cell office:value-type="float" office:value="0.944743096578212" calcext:value-type="float">
            <text:p>0.944743096578212</text:p>
          </table:table-cell>
          <table:table-cell office:value-type="float" office:value="729.849" calcext:value-type="float">
            <text:p>729.849</text:p>
          </table:table-cell>
          <table:table-cell office:value-type="float" office:value="1063.856" calcext:value-type="float">
            <text:p>1.06E+03</text:p>
          </table:table-cell>
          <table:table-cell office:value-type="float" office:value="0.948987723772274" calcext:value-type="float">
            <text:p>0.948987723772274</text:p>
          </table:table-cell>
          <table:table-cell office:value-type="float" office:value="734.34" calcext:value-type="float">
            <text:p>734.34</text:p>
          </table:table-cell>
          <table:table-cell office:value-type="float" office:value="2805.42" calcext:value-type="float">
            <text:p>2805.42</text:p>
          </table:table-cell>
          <table:table-cell office:value-type="string" calcext:value-type="string">
            <text:p>A0</text:p>
          </table:table-cell>
          <table:table-cell office:value-type="float" office:value="374.663" calcext:value-type="float">
            <text:p>374.663</text:p>
          </table:table-cell>
        </table:table-row>
        <table:table-row table:style-name="ro1">
          <table:table-cell office:value-type="float" office:value="0.938210036297749" calcext:value-type="float">
            <text:p>0.938210036297749</text:p>
          </table:table-cell>
          <table:table-cell office:value-type="float" office:value="691.878" calcext:value-type="float">
            <text:p>691.878</text:p>
          </table:table-cell>
          <table:table-cell office:value-type="float" office:value="1072.998" calcext:value-type="float">
            <text:p>1.07E+03</text:p>
          </table:table-cell>
          <table:table-cell office:value-type="float" office:value="0.941667715970268" calcext:value-type="float">
            <text:p>0.941667715970268</text:p>
          </table:table-cell>
          <table:table-cell office:value-type="float" office:value="696.486" calcext:value-type="float">
            <text:p>696.486</text:p>
          </table:table-cell>
          <table:table-cell office:value-type="float" office:value="2851.457" calcext:value-type="float">
            <text:p>2851.457</text:p>
          </table:table-cell>
          <table:table-cell office:value-type="string" calcext:value-type="string">
            <text:p>A5</text:p>
          </table:table-cell>
          <table:table-cell office:value-type="float" office:value="399.182" calcext:value-type="float">
            <text:p>399.182</text:p>
          </table:table-cell>
        </table:table-row>
        <table:table-row table:style-name="ro1">
          <table:table-cell office:value-type="float" office:value="0.934502155568083" calcext:value-type="float">
            <text:p>0.934502155568083</text:p>
          </table:table-cell>
          <table:table-cell office:value-type="float" office:value="798.864" calcext:value-type="float">
            <text:p>798.864</text:p>
          </table:table-cell>
          <table:table-cell office:value-type="float" office:value="1042.78" calcext:value-type="float">
            <text:p>1.04E+03</text:p>
          </table:table-cell>
          <table:table-cell office:value-type="float" office:value="0.940372035670264" calcext:value-type="float">
            <text:p>0.940372035670264</text:p>
          </table:table-cell>
          <table:table-cell office:value-type="float" office:value="800.928" calcext:value-type="float">
            <text:p>800.928</text:p>
          </table:table-cell>
          <table:table-cell office:value-type="float" office:value="2699.626" calcext:value-type="float">
            <text:p>2699.626</text:p>
          </table:table-cell>
          <table:table-cell office:value-type="string" calcext:value-type="string">
            <text:p>B9</text:p>
          </table:table-cell>
          <table:table-cell/>
        </table:table-row>
        <table:table-row table:style-name="ro1">
          <table:table-cell office:value-type="float" office:value="0.925973608441892" calcext:value-type="float">
            <text:p>0.925973608441892</text:p>
          </table:table-cell>
          <table:table-cell office:value-type="float" office:value="710.024" calcext:value-type="float">
            <text:p>710.024</text:p>
          </table:table-cell>
          <table:table-cell office:value-type="float" office:value="1054.928" calcext:value-type="float">
            <text:p>1.05E+03</text:p>
          </table:table-cell>
          <table:table-cell office:value-type="float" office:value="0.929904275298473" calcext:value-type="float">
            <text:p>0.929904275298473</text:p>
          </table:table-cell>
          <table:table-cell office:value-type="float" office:value="714.793" calcext:value-type="float">
            <text:p>714.793</text:p>
          </table:table-cell>
          <table:table-cell office:value-type="float" office:value="2788.879" calcext:value-type="float">
            <text:p>2788.879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float" office:value="0.925085724779195" calcext:value-type="float">
            <text:p>0.925085724779195</text:p>
          </table:table-cell>
          <table:table-cell office:value-type="float" office:value="776.582" calcext:value-type="float">
            <text:p>776.582</text:p>
          </table:table-cell>
          <table:table-cell office:value-type="float" office:value="1047.51" calcext:value-type="float">
            <text:p>1.05E+03</text:p>
          </table:table-cell>
          <table:table-cell office:value-type="float" office:value="0.930409802262188" calcext:value-type="float">
            <text:p>0.930409802262188</text:p>
          </table:table-cell>
          <table:table-cell office:value-type="float" office:value="779.814" calcext:value-type="float">
            <text:p>779.814</text:p>
          </table:table-cell>
          <table:table-cell office:value-type="float" office:value="2728.153" calcext:value-type="float">
            <text:p>2728.153</text:p>
          </table:table-cell>
          <table:table-cell office:value-type="string" calcext:value-type="string">
            <text:p>A3</text:p>
          </table:table-cell>
          <table:table-cell/>
        </table:table-row>
        <table:table-row table:style-name="ro1">
          <table:table-cell office:value-type="float" office:value="0.925085724779195" calcext:value-type="float">
            <text:p>0.925085724779195</text:p>
          </table:table-cell>
          <table:table-cell office:value-type="float" office:value="776.582" calcext:value-type="float">
            <text:p>776.582</text:p>
          </table:table-cell>
          <table:table-cell office:value-type="float" office:value="1047.51" calcext:value-type="float">
            <text:p>1.05E+03</text:p>
          </table:table-cell>
          <table:table-cell office:value-type="float" office:value="0.930409802262188" calcext:value-type="float">
            <text:p>0.930409802262188</text:p>
          </table:table-cell>
          <table:table-cell office:value-type="float" office:value="779.814" calcext:value-type="float">
            <text:p>779.814</text:p>
          </table:table-cell>
          <table:table-cell office:value-type="float" office:value="2728.153" calcext:value-type="float">
            <text:p>2728.153</text:p>
          </table:table-cell>
          <table:table-cell office:value-type="string" calcext:value-type="string">
            <text:p>wG0</text:p>
          </table:table-cell>
          <table:table-cell/>
        </table:table-row>
        <table:table-row table:style-name="ro1">
          <table:table-cell office:value-type="float" office:value="0.925085724779195" calcext:value-type="float">
            <text:p>0.925085724779195</text:p>
          </table:table-cell>
          <table:table-cell office:value-type="float" office:value="776.582" calcext:value-type="float">
            <text:p>776.582</text:p>
          </table:table-cell>
          <table:table-cell office:value-type="float" office:value="1047.51" calcext:value-type="float">
            <text:p>1.05E+03</text:p>
          </table:table-cell>
          <table:table-cell office:value-type="float" office:value="0.930409802262188" calcext:value-type="float">
            <text:p>0.930409802262188</text:p>
          </table:table-cell>
          <table:table-cell office:value-type="float" office:value="779.814" calcext:value-type="float">
            <text:p>779.814</text:p>
          </table:table-cell>
          <table:table-cell office:value-type="float" office:value="2728.153" calcext:value-type="float">
            <text:p>2728.153</text:p>
          </table:table-cell>
          <table:table-cell office:value-type="string" calcext:value-type="string">
            <text:p>wG5</text:p>
          </table:table-cell>
          <table:table-cell/>
        </table:table-row>
        <table:table-row table:style-name="ro1">
          <table:table-cell office:value-type="float" office:value="0.908570950919289" calcext:value-type="float">
            <text:p>0.908570950919289</text:p>
          </table:table-cell>
          <table:table-cell office:value-type="float" office:value="702.001" calcext:value-type="float">
            <text:p>702.001</text:p>
          </table:table-cell>
          <table:table-cell office:value-type="float" office:value="1040.217" calcext:value-type="float">
            <text:p>1.04E+03</text:p>
          </table:table-cell>
          <table:table-cell office:value-type="float" office:value="0.912461704888183" calcext:value-type="float">
            <text:p>0.912461704888183</text:p>
          </table:table-cell>
          <table:table-cell office:value-type="float" office:value="706.888" calcext:value-type="float">
            <text:p>706.888</text:p>
          </table:table-cell>
          <table:table-cell office:value-type="float" office:value="2748.954" calcext:value-type="float">
            <text:p>2748.954</text:p>
          </table:table-cell>
          <table:table-cell office:value-type="string" calcext:value-type="string">
            <text:p>A7</text:p>
          </table:table-cell>
          <table:table-cell/>
        </table:table-row>
        <table:table-row table:style-name="ro1">
          <table:table-cell office:value-type="float" office:value="0.879187010214878" calcext:value-type="float">
            <text:p>0.879187010214878</text:p>
          </table:table-cell>
          <table:table-cell office:value-type="float" office:value="752.526" calcext:value-type="float">
            <text:p>752.526</text:p>
          </table:table-cell>
          <table:table-cell office:value-type="float" office:value="921.145" calcext:value-type="float">
            <text:p>9.21E+02</text:p>
          </table:table-cell>
          <table:table-cell office:value-type="float" office:value="0.886181666701907" calcext:value-type="float">
            <text:p>0.886181666701907</text:p>
          </table:table-cell>
          <table:table-cell office:value-type="float" office:value="757.918" calcext:value-type="float">
            <text:p>757.918</text:p>
          </table:table-cell>
          <table:table-cell office:value-type="float" office:value="2363.798" calcext:value-type="float">
            <text:p>2363.798</text:p>
          </table:table-cell>
          <table:table-cell office:value-type="string" calcext:value-type="string">
            <text:p>B3</text:p>
          </table:table-cell>
          <table:table-cell/>
        </table:table-row>
        <table:table-row table:style-name="ro1">
          <table:table-cell office:value-type="float" office:value="0.863689913899487" calcext:value-type="float">
            <text:p>0.863689913899487</text:p>
          </table:table-cell>
          <table:table-cell office:value-type="float" office:value="588.887" calcext:value-type="float">
            <text:p>588.887</text:p>
          </table:table-cell>
          <table:table-cell office:value-type="float" office:value="952.682" calcext:value-type="float">
            <text:p>9.53E+02</text:p>
          </table:table-cell>
          <table:table-cell office:value-type="float" office:value="0.867036711460567" calcext:value-type="float">
            <text:p>0.867036711460567</text:p>
          </table:table-cell>
          <table:table-cell office:value-type="float" office:value="591.233" calcext:value-type="float">
            <text:p>591.233</text:p>
          </table:table-cell>
          <table:table-cell office:value-type="float" office:value="2521.432" calcext:value-type="float">
            <text:p>2521.432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float" office:value="0.85923657956821" calcext:value-type="float">
            <text:p>0.85923657956821</text:p>
          </table:table-cell>
          <table:table-cell office:value-type="float" office:value="739.215" calcext:value-type="float">
            <text:p>739.215</text:p>
          </table:table-cell>
          <table:table-cell office:value-type="float" office:value="967.291" calcext:value-type="float">
            <text:p>9.67E+02</text:p>
          </table:table-cell>
          <table:table-cell office:value-type="float" office:value="0.864836076726668" calcext:value-type="float">
            <text:p>0.864836076726668</text:p>
          </table:table-cell>
          <table:table-cell office:value-type="float" office:value="744.476" calcext:value-type="float">
            <text:p>744.476</text:p>
          </table:table-cell>
          <table:table-cell office:value-type="float" office:value="2509.559" calcext:value-type="float">
            <text:p>2509.559</text:p>
          </table:table-cell>
          <table:table-cell office:value-type="string" calcext:value-type="string">
            <text:p>F0</text:p>
          </table:table-cell>
          <table:table-cell/>
        </table:table-row>
        <table:table-row table:style-name="ro1">
          <table:table-cell office:value-type="float" office:value="0.850010105998231" calcext:value-type="float">
            <text:p>0.850010105998231</text:p>
          </table:table-cell>
          <table:table-cell office:value-type="float" office:value="576.29" calcext:value-type="float">
            <text:p>576.29</text:p>
          </table:table-cell>
          <table:table-cell office:value-type="float" office:value="930.095" calcext:value-type="float">
            <text:p>9.30E+02</text:p>
          </table:table-cell>
          <table:table-cell office:value-type="float" office:value="0.853587657906246" calcext:value-type="float">
            <text:p>0.853587657906246</text:p>
          </table:table-cell>
          <table:table-cell office:value-type="float" office:value="578.32" calcext:value-type="float">
            <text:p>578.32</text:p>
          </table:table-cell>
          <table:table-cell office:value-type="float" office:value="2454.19" calcext:value-type="float">
            <text:p>2454.19</text:p>
          </table:table-cell>
          <table:table-cell office:value-type="string" calcext:value-type="string">
            <text:p>F2</text:p>
          </table:table-cell>
          <table:table-cell/>
        </table:table-row>
        <table:table-row table:style-name="ro1">
          <table:table-cell office:value-type="float" office:value="0.778359363577894" calcext:value-type="float">
            <text:p>0.778359363577894</text:p>
          </table:table-cell>
          <table:table-cell office:value-type="float" office:value="759.162" calcext:value-type="float">
            <text:p>759.162</text:p>
          </table:table-cell>
          <table:table-cell office:value-type="float" office:value="861.678" calcext:value-type="float">
            <text:p>8.62E+02</text:p>
          </table:table-cell>
          <table:table-cell office:value-type="float" office:value="0.780990208427689" calcext:value-type="float">
            <text:p>0.780990208427689</text:p>
          </table:table-cell>
          <table:table-cell office:value-type="float" office:value="756.013" calcext:value-type="float">
            <text:p>756.013</text:p>
          </table:table-cell>
          <table:table-cell office:value-type="float" office:value="2267.987" calcext:value-type="float">
            <text:p>2267.987</text:p>
          </table:table-cell>
          <table:table-cell office:value-type="string" calcext:value-type="string">
            <text:p>B8</text:p>
          </table:table-cell>
          <table:table-cell/>
        </table:table-row>
        <table:table-row table:style-name="ro1">
          <table:table-cell office:value-type="float" office:value="0.766169228062069" calcext:value-type="float">
            <text:p>0.766169228062069</text:p>
          </table:table-cell>
          <table:table-cell office:value-type="float" office:value="605.288" calcext:value-type="float">
            <text:p>605.288</text:p>
          </table:table-cell>
          <table:table-cell office:value-type="float" office:value="869.901" calcext:value-type="float">
            <text:p>8.70E+02</text:p>
          </table:table-cell>
          <table:table-cell office:value-type="float" office:value="0.770480617224548" calcext:value-type="float">
            <text:p>0.770480617224548</text:p>
          </table:table-cell>
          <table:table-cell office:value-type="float" office:value="609.014" calcext:value-type="float">
            <text:p>609.014</text:p>
          </table:table-cell>
          <table:table-cell office:value-type="float" office:value="2268.649" calcext:value-type="float">
            <text:p>2268.649</text:p>
          </table:table-cell>
          <table:table-cell office:value-type="string" calcext:value-type="string">
            <text:p>F5</text:p>
          </table:table-cell>
          <table:table-cell/>
        </table:table-row>
        <table:table-row table:style-name="ro1">
          <table:table-cell office:value-type="float" office:value="0.757540144872376" calcext:value-type="float">
            <text:p>0.757540144872376</text:p>
          </table:table-cell>
          <table:table-cell office:value-type="float" office:value="742.708" calcext:value-type="float">
            <text:p>742.708</text:p>
          </table:table-cell>
          <table:table-cell office:value-type="float" office:value="902.596" calcext:value-type="float">
            <text:p>9.03E+02</text:p>
          </table:table-cell>
          <table:table-cell office:value-type="float" office:value="0.759573765909148" calcext:value-type="float">
            <text:p>0.759573765909148</text:p>
          </table:table-cell>
          <table:table-cell office:value-type="float" office:value="741.134" calcext:value-type="float">
            <text:p>741.134</text:p>
          </table:table-cell>
          <table:table-cell office:value-type="float" office:value="2402.87" calcext:value-type="float">
            <text:p>2402.87</text:p>
          </table:table-cell>
          <table:table-cell office:value-type="string" calcext:value-type="string">
            <text:p>wF5</text:p>
          </table:table-cell>
          <table:table-cell/>
        </table:table-row>
        <table:table-row table:style-name="ro1">
          <table:table-cell office:value-type="float" office:value="0.736068895512184" calcext:value-type="float">
            <text:p>0.736068895512184</text:p>
          </table:table-cell>
          <table:table-cell office:value-type="float" office:value="739.872" calcext:value-type="float">
            <text:p>739.872</text:p>
          </table:table-cell>
          <table:table-cell office:value-type="float" office:value="946.791" calcext:value-type="float">
            <text:p>9.47E+02</text:p>
          </table:table-cell>
          <table:table-cell office:value-type="float" office:value="0.741183617983494" calcext:value-type="float">
            <text:p>0.741183617983494</text:p>
          </table:table-cell>
          <table:table-cell office:value-type="float" office:value="745.302" calcext:value-type="float">
            <text:p>745.302</text:p>
          </table:table-cell>
          <table:table-cell office:value-type="float" office:value="2448.155" calcext:value-type="float">
            <text:p>2448.155</text:p>
          </table:table-cell>
          <table:table-cell office:value-type="string" calcext:value-type="string">
            <text:p>B0</text:p>
          </table:table-cell>
          <table:table-cell/>
        </table:table-row>
        <table:table-row table:style-name="ro1">
          <table:table-cell office:value-type="float" office:value="0.695794885753448" calcext:value-type="float">
            <text:p>0.695794885753448</text:p>
          </table:table-cell>
          <table:table-cell office:value-type="float" office:value="777.013" calcext:value-type="float">
            <text:p>777.013</text:p>
          </table:table-cell>
          <table:table-cell office:value-type="float" office:value="904.859" calcext:value-type="float">
            <text:p>9.05E+02</text:p>
          </table:table-cell>
          <table:table-cell office:value-type="float" office:value="0.697890403876132" calcext:value-type="float">
            <text:p>0.697890403876132</text:p>
          </table:table-cell>
          <table:table-cell office:value-type="float" office:value="771.931" calcext:value-type="float">
            <text:p>771.931</text:p>
          </table:table-cell>
          <table:table-cell office:value-type="float" office:value="2381.597" calcext:value-type="float">
            <text:p>2381.597</text:p>
          </table:table-cell>
          <table:table-cell office:value-type="string" calcext:value-type="string">
            <text:p>O5</text:p>
          </table:table-cell>
          <table:table-cell/>
        </table:table-row>
        <table:table-row table:style-name="ro1">
          <table:table-cell office:value-type="float" office:value="0.664755245039871" calcext:value-type="float">
            <text:p>0.664755245039871</text:p>
          </table:table-cell>
          <table:table-cell office:value-type="float" office:value="667.911" calcext:value-type="float">
            <text:p>667.911</text:p>
          </table:table-cell>
          <table:table-cell office:value-type="float" office:value="830.17" calcext:value-type="float">
            <text:p>8.30E+02</text:p>
          </table:table-cell>
          <table:table-cell office:value-type="float" office:value="0.670053017707669" calcext:value-type="float">
            <text:p>0.670053017707669</text:p>
          </table:table-cell>
          <table:table-cell office:value-type="float" office:value="674.42" calcext:value-type="float">
            <text:p>674.42</text:p>
          </table:table-cell>
          <table:table-cell office:value-type="float" office:value="2131.184" calcext:value-type="float">
            <text:p>2131.184</text:p>
          </table:table-cell>
          <table:table-cell office:value-type="string" calcext:value-type="string">
            <text:p>F6</text:p>
          </table:table-cell>
          <table:table-cell/>
        </table:table-row>
        <table:table-row table:style-name="ro1">
          <table:table-cell office:value-type="float" office:value="0.643582091149855" calcext:value-type="float">
            <text:p>0.643582091149855</text:p>
          </table:table-cell>
          <table:table-cell office:value-type="float" office:value="721.899" calcext:value-type="float">
            <text:p>721.899</text:p>
          </table:table-cell>
          <table:table-cell office:value-type="float" office:value="826.436" calcext:value-type="float">
            <text:p>8.26E+02</text:p>
          </table:table-cell>
          <table:table-cell office:value-type="float" office:value="0.645627185851626" calcext:value-type="float">
            <text:p>0.645627185851626</text:p>
          </table:table-cell>
          <table:table-cell office:value-type="float" office:value="722.236" calcext:value-type="float">
            <text:p>722.236</text:p>
          </table:table-cell>
          <table:table-cell office:value-type="float" office:value="2194.326" calcext:value-type="float">
            <text:p>2194.326</text:p>
          </table:table-cell>
          <table:table-cell office:value-type="string" calcext:value-type="string">
            <text:p>O9</text:p>
          </table:table-cell>
          <table:table-cell/>
        </table:table-row>
        <table:table-row table:style-name="ro1">
          <table:table-cell office:value-type="float" office:value="0.61998960245565" calcext:value-type="float">
            <text:p>0.61998960245565</text:p>
          </table:table-cell>
          <table:table-cell office:value-type="float" office:value="575.806" calcext:value-type="float">
            <text:p>575.806</text:p>
          </table:table-cell>
          <table:table-cell office:value-type="float" office:value="811.369" calcext:value-type="float">
            <text:p>8.11E+02</text:p>
          </table:table-cell>
          <table:table-cell office:value-type="float" office:value="0.624092681594541" calcext:value-type="float">
            <text:p>0.624092681594541</text:p>
          </table:table-cell>
          <table:table-cell office:value-type="float" office:value="578.269" calcext:value-type="float">
            <text:p>578.269</text:p>
          </table:table-cell>
          <table:table-cell office:value-type="float" office:value="2096.914" calcext:value-type="float">
            <text:p>2096.914</text:p>
          </table:table-cell>
          <table:table-cell office:value-type="string" calcext:value-type="string">
            <text:p>wF8</text:p>
          </table:table-cell>
          <table:table-cell/>
        </table:table-row>
        <table:table-row table:style-name="ro1">
          <table:table-cell office:value-type="float" office:value="0.617298565530426" calcext:value-type="float">
            <text:p>0.617298565530426</text:p>
          </table:table-cell>
          <table:table-cell office:value-type="float" office:value="-17520.938" calcext:value-type="float">
            <text:p>-17520.938</text:p>
          </table:table-cell>
          <table:table-cell office:value-type="float" office:value="1664.589" calcext:value-type="float">
            <text:p>1.66E+03</text:p>
          </table:table-cell>
          <table:table-cell office:value-type="float" office:value="0.620051502743359" calcext:value-type="float">
            <text:p>0.620051502743359</text:p>
          </table:table-cell>
          <table:table-cell office:value-type="float" office:value="-17515.969" calcext:value-type="float">
            <text:p>-17515.969</text:p>
          </table:table-cell>
          <table:table-cell office:value-type="float" office:value="4404" calcext:value-type="float">
            <text:p>4404</text:p>
          </table:table-cell>
          <table:table-cell office:value-type="string" calcext:value-type="string">
            <text:p>K2</text:p>
          </table:table-cell>
          <table:table-cell/>
        </table:table-row>
        <table:table-row table:style-name="ro1">
          <table:table-cell office:value-type="float" office:value="0.583209148099714" calcext:value-type="float">
            <text:p>0.583209148099714</text:p>
          </table:table-cell>
          <table:table-cell office:value-type="float" office:value="674.361" calcext:value-type="float">
            <text:p>674.361</text:p>
          </table:table-cell>
          <table:table-cell office:value-type="float" office:value="803.488" calcext:value-type="float">
            <text:p>8.03E+02</text:p>
          </table:table-cell>
          <table:table-cell office:value-type="float" office:value="0.584711787774304" calcext:value-type="float">
            <text:p>0.584711787774304</text:p>
          </table:table-cell>
          <table:table-cell office:value-type="float" office:value="676.912" calcext:value-type="float">
            <text:p>676.912</text:p>
          </table:table-cell>
          <table:table-cell office:value-type="float" office:value="2156.513" calcext:value-type="float">
            <text:p>2156.513</text:p>
          </table:table-cell>
          <table:table-cell office:value-type="string" calcext:value-type="string">
            <text:p>F8</text:p>
          </table:table-cell>
          <table:table-cell/>
        </table:table-row>
        <table:table-row table:style-name="ro1">
          <table:table-cell office:value-type="float" office:value="0.573938957231331" calcext:value-type="float">
            <text:p>0.573938957231331</text:p>
          </table:table-cell>
          <table:table-cell office:value-type="float" office:value="-17635.213" calcext:value-type="float">
            <text:p>-17635.213</text:p>
          </table:table-cell>
          <table:table-cell office:value-type="float" office:value="1550.047" calcext:value-type="float">
            <text:p>1.55E+03</text:p>
          </table:table-cell>
          <table:table-cell office:value-type="float" office:value="0.576933061337094" calcext:value-type="float">
            <text:p>0.576933061337094</text:p>
          </table:table-cell>
          <table:table-cell office:value-type="float" office:value="-17634.589" calcext:value-type="float">
            <text:p>-17634.589</text:p>
          </table:table-cell>
          <table:table-cell office:value-type="float" office:value="4071.78" calcext:value-type="float">
            <text:p>4071.78</text:p>
          </table:table-cell>
          <table:table-cell office:value-type="string" calcext:value-type="string">
            <text:p>K0</text:p>
          </table:table-cell>
          <table:table-cell/>
        </table:table-row>
        <table:table-row table:style-name="ro1">
          <table:table-cell office:value-type="float" office:value="0.559529341223959" calcext:value-type="float">
            <text:p>0.559529341223959</text:p>
          </table:table-cell>
          <table:table-cell office:value-type="float" office:value="-17319.809" calcext:value-type="float">
            <text:p>-17319.809</text:p>
          </table:table-cell>
          <table:table-cell office:value-type="float" office:value="1788.437" calcext:value-type="float">
            <text:p>1.79E+03</text:p>
          </table:table-cell>
          <table:table-cell office:value-type="float" office:value="0.56140189436215" calcext:value-type="float">
            <text:p>0.56140189436215</text:p>
          </table:table-cell>
          <table:table-cell office:value-type="float" office:value="-17319.747" calcext:value-type="float">
            <text:p>-17319.747</text:p>
          </table:table-cell>
          <table:table-cell office:value-type="float" office:value="4781.08" calcext:value-type="float">
            <text:p>4781.08</text:p>
          </table:table-cell>
          <table:table-cell office:value-type="string" calcext:value-type="string">
            <text:p>K3</text:p>
          </table:table-cell>
          <table:table-cell/>
        </table:table-row>
        <table:table-row table:style-name="ro1">
          <table:table-cell office:value-type="float" office:value="0.558765736721173" calcext:value-type="float">
            <text:p>0.558765736721173</text:p>
          </table:table-cell>
          <table:table-cell office:value-type="float" office:value="-17399.97" calcext:value-type="float">
            <text:p>-17399.97</text:p>
          </table:table-cell>
          <table:table-cell office:value-type="float" office:value="1332.421" calcext:value-type="float">
            <text:p>1.33E+03</text:p>
          </table:table-cell>
          <table:table-cell office:value-type="float" office:value="0.560496949887932" calcext:value-type="float">
            <text:p>0.560496949887932</text:p>
          </table:table-cell>
          <table:table-cell office:value-type="float" office:value="-17399.765" calcext:value-type="float">
            <text:p>-17399.765</text:p>
          </table:table-cell>
          <table:table-cell office:value-type="float" office:value="3554.264" calcext:value-type="float">
            <text:p>3554.264</text:p>
          </table:table-cell>
          <table:table-cell office:value-type="string" calcext:value-type="string">
            <text:p>G8</text:p>
          </table:table-cell>
          <table:table-cell/>
        </table:table-row>
        <table:table-row table:style-name="ro1">
          <table:table-cell office:value-type="float" office:value="0.554608520810183" calcext:value-type="float">
            <text:p>0.554608520810183</text:p>
          </table:table-cell>
          <table:table-cell office:value-type="float" office:value="572.373" calcext:value-type="float">
            <text:p>572.373</text:p>
          </table:table-cell>
          <table:table-cell office:value-type="float" office:value="820.643" calcext:value-type="float">
            <text:p>8.21E+02</text:p>
          </table:table-cell>
          <table:table-cell office:value-type="float" office:value="0.558167227435817" calcext:value-type="float">
            <text:p>0.558167227435817</text:p>
          </table:table-cell>
          <table:table-cell office:value-type="float" office:value="574.764" calcext:value-type="float">
            <text:p>574.764</text:p>
          </table:table-cell>
          <table:table-cell office:value-type="float" office:value="2124.711" calcext:value-type="float">
            <text:p>2124.711</text:p>
          </table:table-cell>
          <table:table-cell office:value-type="string" calcext:value-type="string">
            <text:p>rF6</text:p>
          </table:table-cell>
          <table:table-cell/>
        </table:table-row>
        <table:table-row table:style-name="ro1">
          <table:table-cell office:value-type="float" office:value="0.55095249788279" calcext:value-type="float">
            <text:p>0.55095249788279</text:p>
          </table:table-cell>
          <table:table-cell office:value-type="float" office:value="-17405.989" calcext:value-type="float">
            <text:p>-17405.989</text:p>
          </table:table-cell>
          <table:table-cell office:value-type="float" office:value="1697.865" calcext:value-type="float">
            <text:p>1.70E+03</text:p>
          </table:table-cell>
          <table:table-cell office:value-type="float" office:value="0.552545634215631" calcext:value-type="float">
            <text:p>0.552545634215631</text:p>
          </table:table-cell>
          <table:table-cell office:value-type="float" office:value="-17402.451" calcext:value-type="float">
            <text:p>-17402.451</text:p>
          </table:table-cell>
          <table:table-cell office:value-type="float" office:value="4558.837" calcext:value-type="float">
            <text:p>4558.837</text:p>
          </table:table-cell>
          <table:table-cell office:value-type="string" calcext:value-type="string">
            <text:p>K4</text:p>
          </table:table-cell>
          <table:table-cell/>
        </table:table-row>
        <table:table-row table:style-name="ro1">
          <table:table-cell office:value-type="float" office:value="0.524790724253838" calcext:value-type="float">
            <text:p>0.524790724253838</text:p>
          </table:table-cell>
          <table:table-cell office:value-type="float" office:value="-17474.881" calcext:value-type="float">
            <text:p>-17474.881</text:p>
          </table:table-cell>
          <table:table-cell office:value-type="float" office:value="2170.078" calcext:value-type="float">
            <text:p>2.17E+03</text:p>
          </table:table-cell>
          <table:table-cell office:value-type="float" office:value="0.526534779992262" calcext:value-type="float">
            <text:p>0.526534779992262</text:p>
          </table:table-cell>
          <table:table-cell office:value-type="float" office:value="-17471.329" calcext:value-type="float">
            <text:p>-17471.329</text:p>
          </table:table-cell>
          <table:table-cell office:value-type="float" office:value="5804.182" calcext:value-type="float">
            <text:p>5804.182</text:p>
          </table:table-cell>
          <table:table-cell office:value-type="string" calcext:value-type="string">
            <text:p>K5</text:p>
          </table:table-cell>
          <table:table-cell/>
        </table:table-row>
        <table:table-row table:style-name="ro1">
          <table:table-cell office:value-type="float" office:value="0.507263684578734" calcext:value-type="float">
            <text:p>0.507263684578734</text:p>
          </table:table-cell>
          <table:table-cell office:value-type="float" office:value="615.998" calcext:value-type="float">
            <text:p>615.998</text:p>
          </table:table-cell>
          <table:table-cell office:value-type="float" office:value="800.507" calcext:value-type="float">
            <text:p>8.01E+02</text:p>
          </table:table-cell>
          <table:table-cell office:value-type="float" office:value="0.511074058671607" calcext:value-type="float">
            <text:p>0.511074058671607</text:p>
          </table:table-cell>
          <table:table-cell office:value-type="float" office:value="620.522" calcext:value-type="float">
            <text:p>620.522</text:p>
          </table:table-cell>
          <table:table-cell office:value-type="float" office:value="2057.445" calcext:value-type="float">
            <text:p>2057.445</text:p>
          </table:table-cell>
          <table:table-cell office:value-type="string" calcext:value-type="string">
            <text:p>G0</text:p>
          </table:table-cell>
          <table:table-cell/>
        </table:table-row>
        <table:table-row table:style-name="ro1">
          <table:table-cell office:value-type="float" office:value="0.495705855255068" calcext:value-type="float">
            <text:p>0.495705855255068</text:p>
          </table:table-cell>
          <table:table-cell office:value-type="float" office:value="672.681" calcext:value-type="float">
            <text:p>672.681</text:p>
          </table:table-cell>
          <table:table-cell office:value-type="float" office:value="774.674" calcext:value-type="float">
            <text:p>7.75E+02</text:p>
          </table:table-cell>
          <table:table-cell office:value-type="float" office:value="0.497130304152127" calcext:value-type="float">
            <text:p>0.497130304152127</text:p>
          </table:table-cell>
          <table:table-cell office:value-type="float" office:value="675.468" calcext:value-type="float">
            <text:p>675.468</text:p>
          </table:table-cell>
          <table:table-cell office:value-type="float" office:value="2072.26" calcext:value-type="float">
            <text:p>2072.26</text:p>
          </table:table-cell>
          <table:table-cell office:value-type="string" calcext:value-type="string">
            <text:p>rF8</text:p>
          </table:table-cell>
          <table:table-cell/>
        </table:table-row>
        <table:table-row table:style-name="ro1">
          <table:table-cell office:value-type="float" office:value="0.484943561923362" calcext:value-type="float">
            <text:p>0.484943561923362</text:p>
          </table:table-cell>
          <table:table-cell office:value-type="float" office:value="-17610.234" calcext:value-type="float">
            <text:p>-17610.234</text:p>
          </table:table-cell>
          <table:table-cell office:value-type="float" office:value="1272.464" calcext:value-type="float">
            <text:p>1.27E+03</text:p>
          </table:table-cell>
          <table:table-cell office:value-type="float" office:value="0.487095069363901" calcext:value-type="float">
            <text:p>0.487095069363901</text:p>
          </table:table-cell>
          <table:table-cell office:value-type="float" office:value="-17607.624" calcext:value-type="float">
            <text:p>-17607.624</text:p>
          </table:table-cell>
          <table:table-cell office:value-type="float" office:value="3359.506" calcext:value-type="float">
            <text:p>3359.506</text:p>
          </table:table-cell>
          <table:table-cell office:value-type="string" calcext:value-type="string">
            <text:p>G5</text:p>
          </table:table-cell>
          <table:table-cell/>
        </table:table-row>
        <table:table-row table:style-name="ro1">
          <table:table-cell office:value-type="float" office:value="0.46127157752415" calcext:value-type="float">
            <text:p>0.46127157752415</text:p>
          </table:table-cell>
          <table:table-cell office:value-type="float" office:value="-17551.908" calcext:value-type="float">
            <text:p>-17551.908</text:p>
          </table:table-cell>
          <table:table-cell office:value-type="float" office:value="1215.334" calcext:value-type="float">
            <text:p>1.22E+03</text:p>
          </table:table-cell>
          <table:table-cell office:value-type="float" office:value="0.464098524871525" calcext:value-type="float">
            <text:p>0.464098524871525</text:p>
          </table:table-cell>
          <table:table-cell office:value-type="float" office:value="-17545.985" calcext:value-type="float">
            <text:p>-17545.985</text:p>
          </table:table-cell>
          <table:table-cell office:value-type="float" office:value="3172.025" calcext:value-type="float">
            <text:p>3172.025</text:p>
          </table:table-cell>
          <table:table-cell office:value-type="string" calcext:value-type="string">
            <text:p>rG0</text:p>
          </table:table-cell>
          <table:table-cell/>
        </table:table-row>
        <table:table-row table:style-name="ro1">
          <table:table-cell office:value-type="float" office:value="0.456660140633209" calcext:value-type="float">
            <text:p>0.456660140633209</text:p>
          </table:table-cell>
          <table:table-cell office:value-type="float" office:value="-17420.344" calcext:value-type="float">
            <text:p>-17420.344</text:p>
          </table:table-cell>
          <table:table-cell office:value-type="float" office:value="1248.312" calcext:value-type="float">
            <text:p>1.25E+03</text:p>
          </table:table-cell>
          <table:table-cell office:value-type="float" office:value="0.458323196410891" calcext:value-type="float">
            <text:p>0.458323196410891</text:p>
          </table:table-cell>
          <table:table-cell office:value-type="float" office:value="-17418.737" calcext:value-type="float">
            <text:p>-17418.737</text:p>
          </table:table-cell>
          <table:table-cell office:value-type="float" office:value="3317.164" calcext:value-type="float">
            <text:p>3317.164</text:p>
          </table:table-cell>
          <table:table-cell office:value-type="string" calcext:value-type="string">
            <text:p>G2</text:p>
          </table:table-cell>
          <table:table-cell/>
        </table:table-row>
        <table:table-row table:style-name="ro1">
          <table:table-cell office:value-type="float" office:value="0.448300033839066" calcext:value-type="float">
            <text:p>0.448300033839066</text:p>
          </table:table-cell>
          <table:table-cell office:value-type="float" office:value="-17364.7" calcext:value-type="float">
            <text:p>-17364.7</text:p>
          </table:table-cell>
          <table:table-cell office:value-type="float" office:value="2178.436" calcext:value-type="float">
            <text:p>2.18E+03</text:p>
          </table:table-cell>
          <table:table-cell office:value-type="float" office:value="0.449313133637683" calcext:value-type="float">
            <text:p>0.449313133637683</text:p>
          </table:table-cell>
          <table:table-cell office:value-type="float" office:value="-17361.437" calcext:value-type="float">
            <text:p>-17361.437</text:p>
          </table:table-cell>
          <table:table-cell office:value-type="float" office:value="5889.889" calcext:value-type="float">
            <text:p>5889.889</text:p>
          </table:table-cell>
          <table:table-cell office:value-type="string" calcext:value-type="string">
            <text:p>K7</text:p>
          </table:table-cell>
          <table:table-cell/>
        </table:table-row>
        <table:table-row table:style-name="ro1">
          <table:table-cell office:value-type="float" office:value="0.441090061389491" calcext:value-type="float">
            <text:p>0.441090061389491</text:p>
          </table:table-cell>
          <table:table-cell office:value-type="float" office:value="-17474.411" calcext:value-type="float">
            <text:p>-17474.411</text:p>
          </table:table-cell>
          <table:table-cell office:value-type="float" office:value="1233.228" calcext:value-type="float">
            <text:p>1.23E+03</text:p>
          </table:table-cell>
          <table:table-cell office:value-type="float" office:value="0.442405490544493" calcext:value-type="float">
            <text:p>0.442405490544493</text:p>
          </table:table-cell>
          <table:table-cell office:value-type="float" office:value="-17470.947" calcext:value-type="float">
            <text:p>-17470.947</text:p>
          </table:table-cell>
          <table:table-cell office:value-type="float" office:value="3306.622" calcext:value-type="float">
            <text:p>3306.622</text:p>
          </table:table-cell>
          <table:table-cell office:value-type="string" calcext:value-type="string">
            <text:p>rG5</text:p>
          </table:table-cell>
          <table:table-cell/>
        </table:table-row>
        <table:table-row table:style-name="ro1">
          <table:table-cell office:value-type="float" office:value="0.391269398094932" calcext:value-type="float">
            <text:p>0.391269398094932</text:p>
          </table:table-cell>
          <table:table-cell office:value-type="float" office:value="-17488.8" calcext:value-type="float">
            <text:p>-17488.8</text:p>
          </table:table-cell>
          <table:table-cell office:value-type="float" office:value="2172.65" calcext:value-type="float">
            <text:p>2.17E+03</text:p>
          </table:table-cell>
          <table:table-cell office:value-type="float" office:value="0.392593441063912" calcext:value-type="float">
            <text:p>0.392593441063912</text:p>
          </table:table-cell>
          <table:table-cell office:value-type="float" office:value="-17487.648" calcext:value-type="float">
            <text:p>-17487.648</text:p>
          </table:table-cell>
          <table:table-cell office:value-type="float" office:value="5808.733" calcext:value-type="float">
            <text:p>5808.733</text:p>
          </table:table-cell>
          <table:table-cell office:value-type="string" calcext:value-type="string">
            <text:p>M1</text:p>
          </table:table-cell>
          <table:table-cell/>
        </table:table-row>
        <table:table-row table:style-name="ro1">
          <table:table-cell office:value-type="float" office:value="0.353132754915719" calcext:value-type="float">
            <text:p>0.353132754915719</text:p>
          </table:table-cell>
          <table:table-cell office:value-type="float" office:value="-17467.764" calcext:value-type="float">
            <text:p>-17467.764</text:p>
          </table:table-cell>
          <table:table-cell office:value-type="float" office:value="1634.395" calcext:value-type="float">
            <text:p>1.63E+03</text:p>
          </table:table-cell>
          <table:table-cell office:value-type="float" office:value="0.354013297967633" calcext:value-type="float">
            <text:p>0.354013297967633</text:p>
          </table:table-cell>
          <table:table-cell office:value-type="float" office:value="-17464.046" calcext:value-type="float">
            <text:p>-17464.046</text:p>
          </table:table-cell>
          <table:table-cell office:value-type="float" office:value="4405.902" calcext:value-type="float">
            <text:p>4405.902</text:p>
          </table:table-cell>
          <table:table-cell office:value-type="string" calcext:value-type="string">
            <text:p>M2</text:p>
          </table:table-cell>
          <table:table-cell/>
        </table:table-row>
        <table:table-row table:style-name="ro1">
          <table:table-cell office:value-type="float" office:value="0.287249966449547" calcext:value-type="float">
            <text:p>0.287249966449547</text:p>
          </table:table-cell>
          <table:table-cell office:value-type="float" office:value="-65226.897" calcext:value-type="float">
            <text:p>-65226.897</text:p>
          </table:table-cell>
          <table:table-cell office:value-type="float" office:value="2670.985" calcext:value-type="float">
            <text:p>2.67E+03</text:p>
          </table:table-cell>
          <table:table-cell office:value-type="float" office:value="0.28813036415535" calcext:value-type="float">
            <text:p>0.28813036415535</text:p>
          </table:table-cell>
          <table:table-cell office:value-type="float" office:value="-65222.467" calcext:value-type="float">
            <text:p>-65222.467</text:p>
          </table:table-cell>
          <table:table-cell office:value-type="float" office:value="7177.816" calcext:value-type="float">
            <text:p>7177.816</text:p>
          </table:table-cell>
          <table:table-cell office:value-type="string" calcext:value-type="string">
            <text:p>M3</text:p>
          </table:table-cell>
          <table:table-cell/>
        </table:table-row>
        <table:table-row table:style-name="ro1">
          <table:table-cell office:value-type="float" office:value="0.278765396998218" calcext:value-type="float">
            <text:p>0.278765396998218</text:p>
          </table:table-cell>
          <table:table-cell office:value-type="float" office:value="-65153.581" calcext:value-type="float">
            <text:p>-65153.581</text:p>
          </table:table-cell>
          <table:table-cell office:value-type="float" office:value="2877.025" calcext:value-type="float">
            <text:p>2.88E+03</text:p>
          </table:table-cell>
          <table:table-cell office:value-type="float" office:value="0.279613264980887" calcext:value-type="float">
            <text:p>0.279613264980887</text:p>
          </table:table-cell>
          <table:table-cell office:value-type="float" office:value="-65152.688" calcext:value-type="float">
            <text:p>-65152.688</text:p>
          </table:table-cell>
          <table:table-cell office:value-type="float" office:value="7729.765" calcext:value-type="float">
            <text:p>7729.765</text:p>
          </table:table-cell>
          <table:table-cell office:value-type="string" calcext:value-type="string">
            <text:p>M4</text:p>
          </table:table-cell>
          <table:table-cell/>
        </table:table-row>
        <table:table-row table:style-name="ro1">
          <table:table-cell office:value-type="float" office:value="0.272590969079839" calcext:value-type="float">
            <text:p>0.272590969079839</text:p>
          </table:table-cell>
          <table:table-cell office:value-type="float" office:value="-64940.36" calcext:value-type="float">
            <text:p>-64940.36</text:p>
          </table:table-cell>
          <table:table-cell office:value-type="float" office:value="3080.305" calcext:value-type="float">
            <text:p>3.08E+03</text:p>
          </table:table-cell>
          <table:table-cell office:value-type="float" office:value="0.27318743132439" calcext:value-type="float">
            <text:p>0.27318743132439</text:p>
          </table:table-cell>
          <table:table-cell office:value-type="float" office:value="-64939.137" calcext:value-type="float">
            <text:p>-64939.137</text:p>
          </table:table-cell>
          <table:table-cell office:value-type="float" office:value="8352.371" calcext:value-type="float">
            <text:p>8352.371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float" office:value="0.250636521402337" calcext:value-type="float">
            <text:p>0.250636521402337</text:p>
          </table:table-cell>
          <table:table-cell office:value-type="float" office:value="56236.52" calcext:value-type="float">
            <text:p>56236.52</text:p>
          </table:table-cell>
          <table:table-cell office:value-type="float" office:value="2052.345" calcext:value-type="float">
            <text:p>2.05E+03</text:p>
          </table:table-cell>
          <table:table-cell office:value-type="float" office:value="0.251455244075809" calcext:value-type="float">
            <text:p>0.251455244075809</text:p>
          </table:table-cell>
          <table:table-cell office:value-type="float" office:value="56237.564" calcext:value-type="float">
            <text:p>56237.564</text:p>
          </table:table-cell>
          <table:table-cell office:value-type="float" office:value="5482.571" calcext:value-type="float">
            <text:p>5482.571</text:p>
          </table:table-cell>
          <table:table-cell office:value-type="string" calcext:value-type="string">
            <text:p>M6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HD214923</text:p>
          </table:table-cell>
          <table:table-cell/>
        </table:table-row>
        <table:table-row table:style-name="ro1">
          <table:table-cell office:value-type="float" office:value="0.916495146958541" calcext:value-type="float">
            <text:p>0.916495146958541</text:p>
          </table:table-cell>
          <table:table-cell office:value-type="float" office:value="-298.777" calcext:value-type="float">
            <text:p>-298.777</text:p>
          </table:table-cell>
          <table:table-cell office:value-type="float" office:value="928.686" calcext:value-type="float">
            <text:p>9.29E+02</text:p>
          </table:table-cell>
          <table:table-cell office:value-type="float" office:value="0.919166217172126" calcext:value-type="float">
            <text:p>0.919166217172126</text:p>
          </table:table-cell>
          <table:table-cell office:value-type="float" office:value="-305.389" calcext:value-type="float">
            <text:p>-305.389</text:p>
          </table:table-cell>
          <table:table-cell office:value-type="float" office:value="2440.476" calcext:value-type="float">
            <text:p>2440.476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1">
          <table:table-cell office:value-type="float" office:value="0.898769221888477" calcext:value-type="float">
            <text:p>0.898769221888477</text:p>
          </table:table-cell>
          <table:table-cell office:value-type="float" office:value="-339.416" calcext:value-type="float">
            <text:p>-339.416</text:p>
          </table:table-cell>
          <table:table-cell office:value-type="float" office:value="965.697" calcext:value-type="float">
            <text:p>9.66E+02</text:p>
          </table:table-cell>
          <table:table-cell office:value-type="float" office:value="0.905499123071069" calcext:value-type="float">
            <text:p>0.905499123071069</text:p>
          </table:table-cell>
          <table:table-cell office:value-type="float" office:value="-334.494" calcext:value-type="float">
            <text:p>-334.494</text:p>
          </table:table-cell>
          <table:table-cell office:value-type="float" office:value="2491.488" calcext:value-type="float">
            <text:p>2491.488</text:p>
          </table:table-cell>
          <table:table-cell office:value-type="string" calcext:value-type="string">
            <text:p>A5</text:p>
          </table:table-cell>
          <table:table-cell/>
        </table:table-row>
        <table:table-row table:style-name="ro1">
          <table:table-cell office:value-type="float" office:value="0.898314363415721" calcext:value-type="float">
            <text:p>0.898314363415721</text:p>
          </table:table-cell>
          <table:table-cell office:value-type="float" office:value="-323.795" calcext:value-type="float">
            <text:p>-323.795</text:p>
          </table:table-cell>
          <table:table-cell office:value-type="float" office:value="905.84" calcext:value-type="float">
            <text:p>9.06E+02</text:p>
          </table:table-cell>
          <table:table-cell office:value-type="float" office:value="0.900986153532222" calcext:value-type="float">
            <text:p>0.900986153532222</text:p>
          </table:table-cell>
          <table:table-cell office:value-type="float" office:value="-327.484" calcext:value-type="float">
            <text:p>-327.484</text:p>
          </table:table-cell>
          <table:table-cell office:value-type="float" office:value="2394.092" calcext:value-type="float">
            <text:p>2394.092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float" office:value="0.896690561546702" calcext:value-type="float">
            <text:p>0.896690561546702</text:p>
          </table:table-cell>
          <table:table-cell office:value-type="float" office:value="-258.647" calcext:value-type="float">
            <text:p>-258.647</text:p>
          </table:table-cell>
          <table:table-cell office:value-type="float" office:value="900.1" calcext:value-type="float">
            <text:p>9.00E+02</text:p>
          </table:table-cell>
          <table:table-cell office:value-type="float" office:value="0.900989280087079" calcext:value-type="float">
            <text:p>0.900989280087079</text:p>
          </table:table-cell>
          <table:table-cell office:value-type="float" office:value="-258.024" calcext:value-type="float">
            <text:p>-258.024</text:p>
          </table:table-cell>
          <table:table-cell office:value-type="float" office:value="2363.454" calcext:value-type="float">
            <text:p>2363.454</text:p>
          </table:table-cell>
          <table:table-cell office:value-type="string" calcext:value-type="string">
            <text:p>A3</text:p>
          </table:table-cell>
          <table:table-cell/>
        </table:table-row>
        <table:table-row table:style-name="ro1">
          <table:table-cell office:value-type="float" office:value="0.896690561546702" calcext:value-type="float">
            <text:p>0.896690561546702</text:p>
          </table:table-cell>
          <table:table-cell office:value-type="float" office:value="-258.647" calcext:value-type="float">
            <text:p>-258.647</text:p>
          </table:table-cell>
          <table:table-cell office:value-type="float" office:value="900.1" calcext:value-type="float">
            <text:p>9.00E+02</text:p>
          </table:table-cell>
          <table:table-cell office:value-type="float" office:value="0.900989280087079" calcext:value-type="float">
            <text:p>0.900989280087079</text:p>
          </table:table-cell>
          <table:table-cell office:value-type="float" office:value="-258.024" calcext:value-type="float">
            <text:p>-258.024</text:p>
          </table:table-cell>
          <table:table-cell office:value-type="float" office:value="2363.454" calcext:value-type="float">
            <text:p>2363.454</text:p>
          </table:table-cell>
          <table:table-cell office:value-type="string" calcext:value-type="string">
            <text:p>wG0</text:p>
          </table:table-cell>
          <table:table-cell/>
        </table:table-row>
        <table:table-row table:style-name="ro1">
          <table:table-cell office:value-type="float" office:value="0.896690561546702" calcext:value-type="float">
            <text:p>0.896690561546702</text:p>
          </table:table-cell>
          <table:table-cell office:value-type="float" office:value="-258.647" calcext:value-type="float">
            <text:p>-258.647</text:p>
          </table:table-cell>
          <table:table-cell office:value-type="float" office:value="900.1" calcext:value-type="float">
            <text:p>9.00E+02</text:p>
          </table:table-cell>
          <table:table-cell office:value-type="float" office:value="0.900989280087079" calcext:value-type="float">
            <text:p>0.900989280087079</text:p>
          </table:table-cell>
          <table:table-cell office:value-type="float" office:value="-258.024" calcext:value-type="float">
            <text:p>-258.024</text:p>
          </table:table-cell>
          <table:table-cell office:value-type="float" office:value="2363.454" calcext:value-type="float">
            <text:p>2363.454</text:p>
          </table:table-cell>
          <table:table-cell office:value-type="string" calcext:value-type="string">
            <text:p>wG5</text:p>
          </table:table-cell>
          <table:table-cell/>
        </table:table-row>
        <table:table-row table:style-name="ro1">
          <table:table-cell office:value-type="float" office:value="0.891740563552928" calcext:value-type="float">
            <text:p>0.891740563552928</text:p>
          </table:table-cell>
          <table:table-cell office:value-type="float" office:value="-254.822" calcext:value-type="float">
            <text:p>-254.822</text:p>
          </table:table-cell>
          <table:table-cell office:value-type="float" office:value="923.924" calcext:value-type="float">
            <text:p>9.24E+02</text:p>
          </table:table-cell>
          <table:table-cell office:value-type="float" office:value="0.895475771994939" calcext:value-type="float">
            <text:p>0.895475771994939</text:p>
          </table:table-cell>
          <table:table-cell office:value-type="float" office:value="-254.2" calcext:value-type="float">
            <text:p>-254.2</text:p>
          </table:table-cell>
          <table:table-cell office:value-type="float" office:value="2437.291" calcext:value-type="float">
            <text:p>2437.291</text:p>
          </table:table-cell>
          <table:table-cell office:value-type="string" calcext:value-type="string">
            <text:p>B9</text:p>
          </table:table-cell>
          <table:table-cell/>
        </table:table-row>
        <table:table-row table:style-name="ro1">
          <table:table-cell office:value-type="float" office:value="0.888918287794316" calcext:value-type="float">
            <text:p>0.888918287794316</text:p>
          </table:table-cell>
          <table:table-cell office:value-type="float" office:value="-296.53" calcext:value-type="float">
            <text:p>-296.53</text:p>
          </table:table-cell>
          <table:table-cell office:value-type="float" office:value="743.857" calcext:value-type="float">
            <text:p>7.44E+02</text:p>
          </table:table-cell>
          <table:table-cell office:value-type="float" office:value="0.894937352270785" calcext:value-type="float">
            <text:p>0.894937352270785</text:p>
          </table:table-cell>
          <table:table-cell office:value-type="float" office:value="-305.292" calcext:value-type="float">
            <text:p>-305.292</text:p>
          </table:table-cell>
          <table:table-cell office:value-type="float" office:value="1878.452" calcext:value-type="float">
            <text:p>1878.452</text:p>
          </table:table-cell>
          <table:table-cell office:value-type="string" calcext:value-type="string">
            <text:p>B3</text:p>
          </table:table-cell>
          <table:table-cell/>
        </table:table-row>
        <table:table-row table:style-name="ro1">
          <table:table-cell office:value-type="float" office:value="0.880332901172888" calcext:value-type="float">
            <text:p>0.880332901172888</text:p>
          </table:table-cell>
          <table:table-cell office:value-type="float" office:value="-335.953" calcext:value-type="float">
            <text:p>-335.953</text:p>
          </table:table-cell>
          <table:table-cell office:value-type="float" office:value="864.279" calcext:value-type="float">
            <text:p>8.64E+02</text:p>
          </table:table-cell>
          <table:table-cell office:value-type="float" office:value="0.883306584025815" calcext:value-type="float">
            <text:p>0.883306584025815</text:p>
          </table:table-cell>
          <table:table-cell office:value-type="float" office:value="-338.47" calcext:value-type="float">
            <text:p>-338.47</text:p>
          </table:table-cell>
          <table:table-cell office:value-type="float" office:value="2279.856" calcext:value-type="float">
            <text:p>2279.856</text:p>
          </table:table-cell>
          <table:table-cell office:value-type="string" calcext:value-type="string">
            <text:p>A7</text:p>
          </table:table-cell>
          <table:table-cell/>
        </table:table-row>
        <table:table-row table:style-name="ro1">
          <table:table-cell office:value-type="float" office:value="0.867693921349901" calcext:value-type="float">
            <text:p>0.867693921349901</text:p>
          </table:table-cell>
          <table:table-cell office:value-type="float" office:value="-445.987" calcext:value-type="float">
            <text:p>-445.987</text:p>
          </table:table-cell>
          <table:table-cell office:value-type="float" office:value="842.638" calcext:value-type="float">
            <text:p>8.43E+02</text:p>
          </table:table-cell>
          <table:table-cell office:value-type="float" office:value="0.874608003016901" calcext:value-type="float">
            <text:p>0.874608003016901</text:p>
          </table:table-cell>
          <table:table-cell office:value-type="float" office:value="-439.622" calcext:value-type="float">
            <text:p>-439.622</text:p>
          </table:table-cell>
          <table:table-cell office:value-type="float" office:value="2169.171" calcext:value-type="float">
            <text:p>2169.171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float" office:value="0.840166402641905" calcext:value-type="float">
            <text:p>0.840166402641905</text:p>
          </table:table-cell>
          <table:table-cell office:value-type="float" office:value="-287.116" calcext:value-type="float">
            <text:p>-287.116</text:p>
          </table:table-cell>
          <table:table-cell office:value-type="float" office:value="806.589" calcext:value-type="float">
            <text:p>8.07E+02</text:p>
          </table:table-cell>
          <table:table-cell office:value-type="float" office:value="0.844576257086941" calcext:value-type="float">
            <text:p>0.844576257086941</text:p>
          </table:table-cell>
          <table:table-cell office:value-type="float" office:value="-297.317" calcext:value-type="float">
            <text:p>-297.317</text:p>
          </table:table-cell>
          <table:table-cell office:value-type="float" office:value="2056.804" calcext:value-type="float">
            <text:p>2056.804</text:p>
          </table:table-cell>
          <table:table-cell office:value-type="string" calcext:value-type="string">
            <text:p>F0</text:p>
          </table:table-cell>
          <table:table-cell/>
        </table:table-row>
        <table:table-row table:style-name="ro1">
          <table:table-cell office:value-type="float" office:value="0.822436702752257" calcext:value-type="float">
            <text:p>0.822436702752257</text:p>
          </table:table-cell>
          <table:table-cell office:value-type="float" office:value="-419.038" calcext:value-type="float">
            <text:p>-419.038</text:p>
          </table:table-cell>
          <table:table-cell office:value-type="float" office:value="794.72" calcext:value-type="float">
            <text:p>7.95E+02</text:p>
          </table:table-cell>
          <table:table-cell office:value-type="float" office:value="0.824708968039508" calcext:value-type="float">
            <text:p>0.824708968039508</text:p>
          </table:table-cell>
          <table:table-cell office:value-type="float" office:value="-416.28" calcext:value-type="float">
            <text:p>-416.28</text:p>
          </table:table-cell>
          <table:table-cell office:value-type="float" office:value="2131.25" calcext:value-type="float">
            <text:p>2131.25</text:p>
          </table:table-cell>
          <table:table-cell office:value-type="string" calcext:value-type="string">
            <text:p>F2</text:p>
          </table:table-cell>
          <table:table-cell/>
        </table:table-row>
        <table:table-row table:style-name="ro1">
          <table:table-cell office:value-type="float" office:value="0.789775321248489" calcext:value-type="float">
            <text:p>0.789775321248489</text:p>
          </table:table-cell>
          <table:table-cell office:value-type="float" office:value="-290.965" calcext:value-type="float">
            <text:p>-290.965</text:p>
          </table:table-cell>
          <table:table-cell office:value-type="float" office:value="741.713" calcext:value-type="float">
            <text:p>7.42E+02</text:p>
          </table:table-cell>
          <table:table-cell office:value-type="float" office:value="0.795080012714586" calcext:value-type="float">
            <text:p>0.795080012714586</text:p>
          </table:table-cell>
          <table:table-cell office:value-type="float" office:value="-300.297" calcext:value-type="float">
            <text:p>-300.297</text:p>
          </table:table-cell>
          <table:table-cell office:value-type="float" office:value="1869.607" calcext:value-type="float">
            <text:p>1869.607</text:p>
          </table:table-cell>
          <table:table-cell office:value-type="string" calcext:value-type="string">
            <text:p>B8</text:p>
          </table:table-cell>
          <table:table-cell/>
        </table:table-row>
        <table:table-row table:style-name="ro1">
          <table:table-cell office:value-type="float" office:value="0.782329878360882" calcext:value-type="float">
            <text:p>0.782329878360882</text:p>
          </table:table-cell>
          <table:table-cell office:value-type="float" office:value="-286.56" calcext:value-type="float">
            <text:p>-286.56</text:p>
          </table:table-cell>
          <table:table-cell office:value-type="float" office:value="754.672" calcext:value-type="float">
            <text:p>7.55E+02</text:p>
          </table:table-cell>
          <table:table-cell office:value-type="float" office:value="0.787639408281822" calcext:value-type="float">
            <text:p>0.787639408281822</text:p>
          </table:table-cell>
          <table:table-cell office:value-type="float" office:value="-297.661" calcext:value-type="float">
            <text:p>-297.661</text:p>
          </table:table-cell>
          <table:table-cell office:value-type="float" office:value="1897.279" calcext:value-type="float">
            <text:p>1897.279</text:p>
          </table:table-cell>
          <table:table-cell office:value-type="string" calcext:value-type="string">
            <text:p>B0</text:p>
          </table:table-cell>
          <table:table-cell/>
        </table:table-row>
        <table:table-row table:style-name="ro1">
          <table:table-cell office:value-type="float" office:value="0.76007200960721" calcext:value-type="float">
            <text:p>0.76007200960721</text:p>
          </table:table-cell>
          <table:table-cell office:value-type="float" office:value="-400.855" calcext:value-type="float">
            <text:p>-400.855</text:p>
          </table:table-cell>
          <table:table-cell office:value-type="float" office:value="739.839" calcext:value-type="float">
            <text:p>7.40E+02</text:p>
          </table:table-cell>
          <table:table-cell office:value-type="float" office:value="0.763191071196108" calcext:value-type="float">
            <text:p>0.763191071196108</text:p>
          </table:table-cell>
          <table:table-cell office:value-type="float" office:value="-398.257" calcext:value-type="float">
            <text:p>-398.257</text:p>
          </table:table-cell>
          <table:table-cell office:value-type="float" office:value="1956.333" calcext:value-type="float">
            <text:p>1956.333</text:p>
          </table:table-cell>
          <table:table-cell office:value-type="string" calcext:value-type="string">
            <text:p>F5</text:p>
          </table:table-cell>
          <table:table-cell/>
        </table:table-row>
        <table:table-row table:style-name="ro1">
          <table:table-cell office:value-type="float" office:value="0.721997688457519" calcext:value-type="float">
            <text:p>0.721997688457519</text:p>
          </table:table-cell>
          <table:table-cell office:value-type="float" office:value="-261.421" calcext:value-type="float">
            <text:p>-261.421</text:p>
          </table:table-cell>
          <table:table-cell office:value-type="float" office:value="717.036" calcext:value-type="float">
            <text:p>7.17E+02</text:p>
          </table:table-cell>
          <table:table-cell office:value-type="float" office:value="0.728088264668729" calcext:value-type="float">
            <text:p>0.728088264668729</text:p>
          </table:table-cell>
          <table:table-cell office:value-type="float" office:value="-278.798" calcext:value-type="float">
            <text:p>-278.798</text:p>
          </table:table-cell>
          <table:table-cell office:value-type="float" office:value="1755.036" calcext:value-type="float">
            <text:p>1755.036</text:p>
          </table:table-cell>
          <table:table-cell office:value-type="string" calcext:value-type="string">
            <text:p>O5</text:p>
          </table:table-cell>
          <table:table-cell/>
        </table:table-row>
        <table:table-row table:style-name="ro1">
          <table:table-cell office:value-type="float" office:value="0.699321130670243" calcext:value-type="float">
            <text:p>0.699321130670243</text:p>
          </table:table-cell>
          <table:table-cell office:value-type="float" office:value="-281.175" calcext:value-type="float">
            <text:p>-281.175</text:p>
          </table:table-cell>
          <table:table-cell office:value-type="float" office:value="818.39" calcext:value-type="float">
            <text:p>8.18E+02</text:p>
          </table:table-cell>
          <table:table-cell office:value-type="float" office:value="0.703806935886426" calcext:value-type="float">
            <text:p>0.703806935886426</text:p>
          </table:table-cell>
          <table:table-cell office:value-type="float" office:value="-280.53" calcext:value-type="float">
            <text:p>-280.53</text:p>
          </table:table-cell>
          <table:table-cell office:value-type="float" office:value="2118.53" calcext:value-type="float">
            <text:p>2118.53</text:p>
          </table:table-cell>
          <table:table-cell office:value-type="string" calcext:value-type="string">
            <text:p>wF5</text:p>
          </table:table-cell>
          <table:table-cell/>
        </table:table-row>
        <table:table-row table:style-name="ro1">
          <table:table-cell office:value-type="float" office:value="0.667080886414722" calcext:value-type="float">
            <text:p>0.667080886414722</text:p>
          </table:table-cell>
          <table:table-cell office:value-type="float" office:value="-343.573" calcext:value-type="float">
            <text:p>-343.573</text:p>
          </table:table-cell>
          <table:table-cell office:value-type="float" office:value="680.38" calcext:value-type="float">
            <text:p>6.80E+02</text:p>
          </table:table-cell>
          <table:table-cell office:value-type="float" office:value="0.672417363122116" calcext:value-type="float">
            <text:p>0.672417363122116</text:p>
          </table:table-cell>
          <table:table-cell office:value-type="float" office:value="-345.342" calcext:value-type="float">
            <text:p>-345.342</text:p>
          </table:table-cell>
          <table:table-cell office:value-type="float" office:value="1729.733" calcext:value-type="float">
            <text:p>1729.733</text:p>
          </table:table-cell>
          <table:table-cell office:value-type="string" calcext:value-type="string">
            <text:p>F6</text:p>
          </table:table-cell>
          <table:table-cell/>
        </table:table-row>
        <table:table-row table:style-name="ro1">
          <table:table-cell office:value-type="float" office:value="0.644505102149776" calcext:value-type="float">
            <text:p>0.644505102149776</text:p>
          </table:table-cell>
          <table:table-cell office:value-type="float" office:value="-322.574" calcext:value-type="float">
            <text:p>-322.574</text:p>
          </table:table-cell>
          <table:table-cell office:value-type="float" office:value="638.55" calcext:value-type="float">
            <text:p>6.39E+02</text:p>
          </table:table-cell>
          <table:table-cell office:value-type="float" office:value="0.651579360636964" calcext:value-type="float">
            <text:p>0.651579360636964</text:p>
          </table:table-cell>
          <table:table-cell office:value-type="float" office:value="-327.333" calcext:value-type="float">
            <text:p>-327.333</text:p>
          </table:table-cell>
          <table:table-cell office:value-type="float" office:value="1582.107" calcext:value-type="float">
            <text:p>1582.107</text:p>
          </table:table-cell>
          <table:table-cell office:value-type="string" calcext:value-type="string">
            <text:p>O9</text:p>
          </table:table-cell>
          <table:table-cell/>
        </table:table-row>
        <table:table-row table:style-name="ro1">
          <table:table-cell office:value-type="float" office:value="0.587879813993755" calcext:value-type="float">
            <text:p>0.587879813993755</text:p>
          </table:table-cell>
          <table:table-cell office:value-type="float" office:value="-421.851" calcext:value-type="float">
            <text:p>-421.851</text:p>
          </table:table-cell>
          <table:table-cell office:value-type="float" office:value="709.822" calcext:value-type="float">
            <text:p>7.10E+02</text:p>
          </table:table-cell>
          <table:table-cell office:value-type="float" office:value="0.590208374265687" calcext:value-type="float">
            <text:p>0.590208374265687</text:p>
          </table:table-cell>
          <table:table-cell office:value-type="float" office:value="-418.365" calcext:value-type="float">
            <text:p>-418.365</text:p>
          </table:table-cell>
          <table:table-cell office:value-type="float" office:value="1880.845" calcext:value-type="float">
            <text:p>1880.845</text:p>
          </table:table-cell>
          <table:table-cell office:value-type="string" calcext:value-type="string">
            <text:p>wF8</text:p>
          </table:table-cell>
          <table:table-cell/>
        </table:table-row>
        <table:table-row table:style-name="ro1">
          <table:table-cell office:value-type="float" office:value="0.584547643467536" calcext:value-type="float">
            <text:p>0.584547643467536</text:p>
          </table:table-cell>
          <table:table-cell office:value-type="float" office:value="-18670.2" calcext:value-type="float">
            <text:p>-18670.2</text:p>
          </table:table-cell>
          <table:table-cell office:value-type="float" office:value="1522.497" calcext:value-type="float">
            <text:p>1.52E+03</text:p>
          </table:table-cell>
          <table:table-cell office:value-type="float" office:value="0.587218557215622" calcext:value-type="float">
            <text:p>0.587218557215622</text:p>
          </table:table-cell>
          <table:table-cell office:value-type="float" office:value="-18665.712" calcext:value-type="float">
            <text:p>-18665.712</text:p>
          </table:table-cell>
          <table:table-cell office:value-type="float" office:value="4024.431" calcext:value-type="float">
            <text:p>4024.431</text:p>
          </table:table-cell>
          <table:table-cell office:value-type="string" calcext:value-type="string">
            <text:p>K2</text:p>
          </table:table-cell>
          <table:table-cell/>
        </table:table-row>
        <table:table-row table:style-name="ro1">
          <table:table-cell office:value-type="float" office:value="0.581450747374437" calcext:value-type="float">
            <text:p>0.581450747374437</text:p>
          </table:table-cell>
          <table:table-cell office:value-type="float" office:value="-334.559" calcext:value-type="float">
            <text:p>-334.559</text:p>
          </table:table-cell>
          <table:table-cell office:value-type="float" office:value="683.391" calcext:value-type="float">
            <text:p>6.83E+02</text:p>
          </table:table-cell>
          <table:table-cell office:value-type="float" office:value="0.586294767331567" calcext:value-type="float">
            <text:p>0.586294767331567</text:p>
          </table:table-cell>
          <table:table-cell office:value-type="float" office:value="-337.684" calcext:value-type="float">
            <text:p>-337.684</text:p>
          </table:table-cell>
          <table:table-cell office:value-type="float" office:value="1729.111" calcext:value-type="float">
            <text:p>1729.111</text:p>
          </table:table-cell>
          <table:table-cell office:value-type="string" calcext:value-type="string">
            <text:p>F8</text:p>
          </table:table-cell>
          <table:table-cell/>
        </table:table-row>
        <table:table-row table:style-name="ro1">
          <table:table-cell office:value-type="float" office:value="0.544102754107961" calcext:value-type="float">
            <text:p>0.544102754107961</text:p>
          </table:table-cell>
          <table:table-cell office:value-type="float" office:value="-18752.403" calcext:value-type="float">
            <text:p>-18752.403</text:p>
          </table:table-cell>
          <table:table-cell office:value-type="float" office:value="1380.681" calcext:value-type="float">
            <text:p>1.38E+03</text:p>
          </table:table-cell>
          <table:table-cell office:value-type="float" office:value="0.546680764213609" calcext:value-type="float">
            <text:p>0.546680764213609</text:p>
          </table:table-cell>
          <table:table-cell office:value-type="float" office:value="-18746.305" calcext:value-type="float">
            <text:p>-18746.305</text:p>
          </table:table-cell>
          <table:table-cell office:value-type="float" office:value="3646.211" calcext:value-type="float">
            <text:p>3646.211</text:p>
          </table:table-cell>
          <table:table-cell office:value-type="string" calcext:value-type="string">
            <text:p>K0</text:p>
          </table:table-cell>
          <table:table-cell/>
        </table:table-row>
        <table:table-row table:style-name="ro1">
          <table:table-cell office:value-type="float" office:value="0.541078575077935" calcext:value-type="float">
            <text:p>0.541078575077935</text:p>
          </table:table-cell>
          <table:table-cell office:value-type="float" office:value="-18499.424" calcext:value-type="float">
            <text:p>-18499.424</text:p>
          </table:table-cell>
          <table:table-cell office:value-type="float" office:value="1190.554" calcext:value-type="float">
            <text:p>1.19E+03</text:p>
          </table:table-cell>
          <table:table-cell office:value-type="float" office:value="0.542786197071768" calcext:value-type="float">
            <text:p>0.542786197071768</text:p>
          </table:table-cell>
          <table:table-cell office:value-type="float" office:value="-18495.431" calcext:value-type="float">
            <text:p>-18495.431</text:p>
          </table:table-cell>
          <table:table-cell office:value-type="float" office:value="3185.872" calcext:value-type="float">
            <text:p>3185.872</text:p>
          </table:table-cell>
          <table:table-cell office:value-type="string" calcext:value-type="string">
            <text:p>G8</text:p>
          </table:table-cell>
          <table:table-cell/>
        </table:table-row>
        <table:table-row table:style-name="ro1">
          <table:table-cell office:value-type="float" office:value="0.537819238111597" calcext:value-type="float">
            <text:p>0.537819238111597</text:p>
          </table:table-cell>
          <table:table-cell office:value-type="float" office:value="-18532.269" calcext:value-type="float">
            <text:p>-18532.269</text:p>
          </table:table-cell>
          <table:table-cell office:value-type="float" office:value="1482.285" calcext:value-type="float">
            <text:p>1.48E+03</text:p>
          </table:table-cell>
          <table:table-cell office:value-type="float" office:value="0.539576621879078" calcext:value-type="float">
            <text:p>0.539576621879078</text:p>
          </table:table-cell>
          <table:table-cell office:value-type="float" office:value="-18528.014" calcext:value-type="float">
            <text:p>-18528.014</text:p>
          </table:table-cell>
          <table:table-cell office:value-type="float" office:value="3964.694" calcext:value-type="float">
            <text:p>3964.694</text:p>
          </table:table-cell>
          <table:table-cell office:value-type="string" calcext:value-type="string">
            <text:p>K3</text:p>
          </table:table-cell>
          <table:table-cell/>
        </table:table-row>
        <table:table-row table:style-name="ro1">
          <table:table-cell office:value-type="float" office:value="0.529184539903775" calcext:value-type="float">
            <text:p>0.529184539903775</text:p>
          </table:table-cell>
          <table:table-cell office:value-type="float" office:value="-18565.901" calcext:value-type="float">
            <text:p>-18565.901</text:p>
          </table:table-cell>
          <table:table-cell office:value-type="float" office:value="1503.545" calcext:value-type="float">
            <text:p>1.50E+03</text:p>
          </table:table-cell>
          <table:table-cell office:value-type="float" office:value="0.530725402143423" calcext:value-type="float">
            <text:p>0.530725402143423</text:p>
          </table:table-cell>
          <table:table-cell office:value-type="float" office:value="-18562.208" calcext:value-type="float">
            <text:p>-18562.208</text:p>
          </table:table-cell>
          <table:table-cell office:value-type="float" office:value="4036.29" calcext:value-type="float">
            <text:p>4036.29</text:p>
          </table:table-cell>
          <table:table-cell office:value-type="string" calcext:value-type="string">
            <text:p>K4</text:p>
          </table:table-cell>
          <table:table-cell/>
        </table:table-row>
        <table:table-row table:style-name="ro1">
          <table:table-cell office:value-type="float" office:value="0.526016036071591" calcext:value-type="float">
            <text:p>0.526016036071591</text:p>
          </table:table-cell>
          <table:table-cell office:value-type="float" office:value="-414.837" calcext:value-type="float">
            <text:p>-414.837</text:p>
          </table:table-cell>
          <table:table-cell office:value-type="float" office:value="752.994" calcext:value-type="float">
            <text:p>7.53E+02</text:p>
          </table:table-cell>
          <table:table-cell office:value-type="float" office:value="0.527913417421731" calcext:value-type="float">
            <text:p>0.527913417421731</text:p>
          </table:table-cell>
          <table:table-cell office:value-type="float" office:value="-411.879" calcext:value-type="float">
            <text:p>-411.879</text:p>
          </table:table-cell>
          <table:table-cell office:value-type="float" office:value="2002.814" calcext:value-type="float">
            <text:p>2002.814</text:p>
          </table:table-cell>
          <table:table-cell office:value-type="string" calcext:value-type="string">
            <text:p>rF6</text:p>
          </table:table-cell>
          <table:table-cell/>
        </table:table-row>
        <table:table-row table:style-name="ro1">
          <table:table-cell office:value-type="float" office:value="0.508199986130447" calcext:value-type="float">
            <text:p>0.508199986130447</text:p>
          </table:table-cell>
          <table:table-cell office:value-type="float" office:value="-385.103" calcext:value-type="float">
            <text:p>-385.103</text:p>
          </table:table-cell>
          <table:table-cell office:value-type="float" office:value="707.816" calcext:value-type="float">
            <text:p>7.08E+02</text:p>
          </table:table-cell>
          <table:table-cell office:value-type="float" office:value="0.511022936151632" calcext:value-type="float">
            <text:p>0.511022936151632</text:p>
          </table:table-cell>
          <table:table-cell office:value-type="float" office:value="-383.153" calcext:value-type="float">
            <text:p>-383.153</text:p>
          </table:table-cell>
          <table:table-cell office:value-type="float" office:value="1846.908" calcext:value-type="float">
            <text:p>1846.908</text:p>
          </table:table-cell>
          <table:table-cell office:value-type="string" calcext:value-type="string">
            <text:p>G0</text:p>
          </table:table-cell>
          <table:table-cell/>
        </table:table-row>
        <table:table-row table:style-name="ro1">
          <table:table-cell office:value-type="float" office:value="0.504489617655433" calcext:value-type="float">
            <text:p>0.504489617655433</text:p>
          </table:table-cell>
          <table:table-cell office:value-type="float" office:value="-18723.827" calcext:value-type="float">
            <text:p>-18723.827</text:p>
          </table:table-cell>
          <table:table-cell office:value-type="float" office:value="1969.64" calcext:value-type="float">
            <text:p>1.97E+03</text:p>
          </table:table-cell>
          <table:table-cell office:value-type="float" office:value="0.506128225283337" calcext:value-type="float">
            <text:p>0.506128225283337</text:p>
          </table:table-cell>
          <table:table-cell office:value-type="float" office:value="-18718.121" calcext:value-type="float">
            <text:p>-18718.121</text:p>
          </table:table-cell>
          <table:table-cell office:value-type="float" office:value="5282.849" calcext:value-type="float">
            <text:p>5282.849</text:p>
          </table:table-cell>
          <table:table-cell office:value-type="string" calcext:value-type="string">
            <text:p>K5</text:p>
          </table:table-cell>
          <table:table-cell/>
        </table:table-row>
        <table:table-row table:style-name="ro1">
          <table:table-cell office:value-type="float" office:value="0.504373309463112" calcext:value-type="float">
            <text:p>0.504373309463112</text:p>
          </table:table-cell>
          <table:table-cell office:value-type="float" office:value="-343.616" calcext:value-type="float">
            <text:p>-343.616</text:p>
          </table:table-cell>
          <table:table-cell office:value-type="float" office:value="628.049" calcext:value-type="float">
            <text:p>6.28E+02</text:p>
          </table:table-cell>
          <table:table-cell office:value-type="float" office:value="0.509768354859496" calcext:value-type="float">
            <text:p>0.509768354859496</text:p>
          </table:table-cell>
          <table:table-cell office:value-type="float" office:value="-345.169" calcext:value-type="float">
            <text:p>-345.169</text:p>
          </table:table-cell>
          <table:table-cell office:value-type="float" office:value="1569.809" calcext:value-type="float">
            <text:p>1569.809</text:p>
          </table:table-cell>
          <table:table-cell office:value-type="string" calcext:value-type="string">
            <text:p>rF8</text:p>
          </table:table-cell>
          <table:table-cell/>
        </table:table-row>
        <table:table-row table:style-name="ro1">
          <table:table-cell office:value-type="float" office:value="0.455192736804658" calcext:value-type="float">
            <text:p>0.455192736804658</text:p>
          </table:table-cell>
          <table:table-cell office:value-type="float" office:value="-18677.274" calcext:value-type="float">
            <text:p>-18677.274</text:p>
          </table:table-cell>
          <table:table-cell office:value-type="float" office:value="1247.965" calcext:value-type="float">
            <text:p>1.25E+03</text:p>
          </table:table-cell>
          <table:table-cell office:value-type="float" office:value="0.456788900347882" calcext:value-type="float">
            <text:p>0.456788900347882</text:p>
          </table:table-cell>
          <table:table-cell office:value-type="float" office:value="-18676.274" calcext:value-type="float">
            <text:p>-18676.274</text:p>
          </table:table-cell>
          <table:table-cell office:value-type="float" office:value="3313.303" calcext:value-type="float">
            <text:p>3313.303</text:p>
          </table:table-cell>
          <table:table-cell office:value-type="string" calcext:value-type="string">
            <text:p>G5</text:p>
          </table:table-cell>
          <table:table-cell/>
        </table:table-row>
        <table:table-row table:style-name="ro1">
          <table:table-cell office:value-type="float" office:value="0.44388287233442" calcext:value-type="float">
            <text:p>0.44388287233442</text:p>
          </table:table-cell>
          <table:table-cell office:value-type="float" office:value="-18508.871" calcext:value-type="float">
            <text:p>-18508.871</text:p>
          </table:table-cell>
          <table:table-cell office:value-type="float" office:value="1130.488" calcext:value-type="float">
            <text:p>1.13E+03</text:p>
          </table:table-cell>
          <table:table-cell office:value-type="float" office:value="0.445476465226898" calcext:value-type="float">
            <text:p>0.445476465226898</text:p>
          </table:table-cell>
          <table:table-cell office:value-type="float" office:value="-18504.268" calcext:value-type="float">
            <text:p>-18504.268</text:p>
          </table:table-cell>
          <table:table-cell office:value-type="float" office:value="3012.541" calcext:value-type="float">
            <text:p>3012.541</text:p>
          </table:table-cell>
          <table:table-cell office:value-type="string" calcext:value-type="string">
            <text:p>G2</text:p>
          </table:table-cell>
          <table:table-cell/>
        </table:table-row>
        <table:table-row table:style-name="ro1">
          <table:table-cell office:value-type="float" office:value="0.442635346996097" calcext:value-type="float">
            <text:p>0.442635346996097</text:p>
          </table:table-cell>
          <table:table-cell office:value-type="float" office:value="-18664.716" calcext:value-type="float">
            <text:p>-18664.716</text:p>
          </table:table-cell>
          <table:table-cell office:value-type="float" office:value="1057.957" calcext:value-type="float">
            <text:p>1.06E+03</text:p>
          </table:table-cell>
          <table:table-cell office:value-type="float" office:value="0.445929869070783" calcext:value-type="float">
            <text:p>0.445929869070783</text:p>
          </table:table-cell>
          <table:table-cell office:value-type="float" office:value="-18661.832" calcext:value-type="float">
            <text:p>-18661.832</text:p>
          </table:table-cell>
          <table:table-cell office:value-type="float" office:value="2719.547" calcext:value-type="float">
            <text:p>2719.547</text:p>
          </table:table-cell>
          <table:table-cell office:value-type="string" calcext:value-type="string">
            <text:p>rG0</text:p>
          </table:table-cell>
          <table:table-cell/>
        </table:table-row>
        <table:table-row table:style-name="ro1">
          <table:table-cell office:value-type="float" office:value="0.429454283689587" calcext:value-type="float">
            <text:p>0.429454283689587</text:p>
          </table:table-cell>
          <table:table-cell office:value-type="float" office:value="-18658.161" calcext:value-type="float">
            <text:p>-18658.161</text:p>
          </table:table-cell>
          <table:table-cell office:value-type="float" office:value="2094.37" calcext:value-type="float">
            <text:p>2.09E+03</text:p>
          </table:table-cell>
          <table:table-cell office:value-type="float" office:value="0.430841509437201" calcext:value-type="float">
            <text:p>0.430841509437201</text:p>
          </table:table-cell>
          <table:table-cell office:value-type="float" office:value="-18653.691" calcext:value-type="float">
            <text:p>-18653.691</text:p>
          </table:table-cell>
          <table:table-cell office:value-type="float" office:value="5618.197" calcext:value-type="float">
            <text:p>5618.197</text:p>
          </table:table-cell>
          <table:table-cell office:value-type="string" calcext:value-type="string">
            <text:p>K7</text:p>
          </table:table-cell>
          <table:table-cell/>
        </table:table-row>
        <table:table-row table:style-name="ro1">
          <table:table-cell office:value-type="float" office:value="0.423651125773945" calcext:value-type="float">
            <text:p>0.423651125773945</text:p>
          </table:table-cell>
          <table:table-cell office:value-type="float" office:value="-18552.169" calcext:value-type="float">
            <text:p>-18552.169</text:p>
          </table:table-cell>
          <table:table-cell office:value-type="float" office:value="1130.393" calcext:value-type="float">
            <text:p>1.13E+03</text:p>
          </table:table-cell>
          <table:table-cell office:value-type="float" office:value="0.424933376760581" calcext:value-type="float">
            <text:p>0.424933376760581</text:p>
          </table:table-cell>
          <table:table-cell office:value-type="float" office:value="-18547.336" calcext:value-type="float">
            <text:p>-18547.336</text:p>
          </table:table-cell>
          <table:table-cell office:value-type="float" office:value="3030.031" calcext:value-type="float">
            <text:p>3030.031</text:p>
          </table:table-cell>
          <table:table-cell office:value-type="string" calcext:value-type="string">
            <text:p>rG5</text:p>
          </table:table-cell>
          <table:table-cell/>
        </table:table-row>
        <table:table-row table:style-name="ro1">
          <table:table-cell office:value-type="float" office:value="0.384180515255421" calcext:value-type="float">
            <text:p>0.384180515255421</text:p>
          </table:table-cell>
          <table:table-cell office:value-type="float" office:value="-18792.753" calcext:value-type="float">
            <text:p>-18792.753</text:p>
          </table:table-cell>
          <table:table-cell office:value-type="float" office:value="1939.974" calcext:value-type="float">
            <text:p>1.94E+03</text:p>
          </table:table-cell>
          <table:table-cell office:value-type="float" office:value="0.385379335301011" calcext:value-type="float">
            <text:p>0.385379335301011</text:p>
          </table:table-cell>
          <table:table-cell office:value-type="float" office:value="-18787.735" calcext:value-type="float">
            <text:p>-18787.735</text:p>
          </table:table-cell>
          <table:table-cell office:value-type="float" office:value="5211.14" calcext:value-type="float">
            <text:p>5211.14</text:p>
          </table:table-cell>
          <table:table-cell office:value-type="string" calcext:value-type="string">
            <text:p>M1</text:p>
          </table:table-cell>
          <table:table-cell/>
        </table:table-row>
        <table:table-row table:style-name="ro1">
          <table:table-cell office:value-type="float" office:value="0.347608754014563" calcext:value-type="float">
            <text:p>0.347608754014563</text:p>
          </table:table-cell>
          <table:table-cell office:value-type="float" office:value="-18688.828" calcext:value-type="float">
            <text:p>-18688.828</text:p>
          </table:table-cell>
          <table:table-cell office:value-type="float" office:value="1542.277" calcext:value-type="float">
            <text:p>1.54E+03</text:p>
          </table:table-cell>
          <table:table-cell office:value-type="float" office:value="0.349231462177162" calcext:value-type="float">
            <text:p>0.349231462177162</text:p>
          </table:table-cell>
          <table:table-cell office:value-type="float" office:value="-18684.042" calcext:value-type="float">
            <text:p>-18684.042</text:p>
          </table:table-cell>
          <table:table-cell office:value-type="float" office:value="4080.432" calcext:value-type="float">
            <text:p>4080.432</text:p>
          </table:table-cell>
          <table:table-cell office:value-type="string" calcext:value-type="string">
            <text:p>M2</text:p>
          </table:table-cell>
          <table:table-cell/>
        </table:table-row>
        <table:table-row table:style-name="ro1">
          <table:table-cell office:value-type="float" office:value="0.28553399544808" calcext:value-type="float">
            <text:p>0.28553399544808</text:p>
          </table:table-cell>
          <table:table-cell office:value-type="float" office:value="-9679.495" calcext:value-type="float">
            <text:p>-9679.495</text:p>
          </table:table-cell>
          <table:table-cell office:value-type="float" office:value="2029.047" calcext:value-type="float">
            <text:p>2.03E+03</text:p>
          </table:table-cell>
          <table:table-cell office:value-type="float" office:value="0.286334571646597" calcext:value-type="float">
            <text:p>0.286334571646597</text:p>
          </table:table-cell>
          <table:table-cell office:value-type="float" office:value="-9674.121" calcext:value-type="float">
            <text:p>-9674.121</text:p>
          </table:table-cell>
          <table:table-cell office:value-type="float" office:value="5464.997" calcext:value-type="float">
            <text:p>5464.997</text:p>
          </table:table-cell>
          <table:table-cell office:value-type="string" calcext:value-type="string">
            <text:p>M4</text:p>
          </table:table-cell>
          <table:table-cell/>
        </table:table-row>
        <table:table-row table:style-name="ro1">
          <table:table-cell office:value-type="float" office:value="0.275637166629313" calcext:value-type="float">
            <text:p>0.275637166629313</text:p>
          </table:table-cell>
          <table:table-cell office:value-type="float" office:value="55074.973" calcext:value-type="float">
            <text:p>55074.973</text:p>
          </table:table-cell>
          <table:table-cell office:value-type="float" office:value="2202.742" calcext:value-type="float">
            <text:p>2.20E+03</text:p>
          </table:table-cell>
          <table:table-cell office:value-type="float" office:value="0.276452781481337" calcext:value-type="float">
            <text:p>0.276452781481337</text:p>
          </table:table-cell>
          <table:table-cell office:value-type="float" office:value="55078.895" calcext:value-type="float">
            <text:p>55078.895</text:p>
          </table:table-cell>
          <table:table-cell office:value-type="float" office:value="5915.508" calcext:value-type="float">
            <text:p>5915.508</text:p>
          </table:table-cell>
          <table:table-cell office:value-type="string" calcext:value-type="string">
            <text:p>M6</text:p>
          </table:table-cell>
          <table:table-cell/>
        </table:table-row>
        <table:table-row table:style-name="ro1">
          <table:table-cell office:value-type="float" office:value="0.273989151624235" calcext:value-type="float">
            <text:p>0.273989151624235</text:p>
          </table:table-cell>
          <table:table-cell office:value-type="float" office:value="-9410.937" calcext:value-type="float">
            <text:p>-9410.937</text:p>
          </table:table-cell>
          <table:table-cell office:value-type="float" office:value="3183.218" calcext:value-type="float">
            <text:p>3.18E+03</text:p>
          </table:table-cell>
          <table:table-cell office:value-type="float" office:value="0.274933583183533" calcext:value-type="float">
            <text:p>0.274933583183533</text:p>
          </table:table-cell>
          <table:table-cell office:value-type="float" office:value="-9405.339" calcext:value-type="float">
            <text:p>-9405.339</text:p>
          </table:table-cell>
          <table:table-cell office:value-type="float" office:value="8561.027" calcext:value-type="float">
            <text:p>8561.027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float" office:value="0.266981365388679" calcext:value-type="float">
            <text:p>0.266981365388679</text:p>
          </table:table-cell>
          <table:table-cell office:value-type="float" office:value="-18708.994" calcext:value-type="float">
            <text:p>-18708.994</text:p>
          </table:table-cell>
          <table:table-cell office:value-type="float" office:value="1604.74" calcext:value-type="float">
            <text:p>1.60E+03</text:p>
          </table:table-cell>
          <table:table-cell office:value-type="float" office:value="0.268572390850491" calcext:value-type="float">
            <text:p>0.268572390850491</text:p>
          </table:table-cell>
          <table:table-cell office:value-type="float" office:value="-18710.218" calcext:value-type="float">
            <text:p>-18710.218</text:p>
          </table:table-cell>
          <table:table-cell office:value-type="float" office:value="4206.99" calcext:value-type="float">
            <text:p>4206.99</text:p>
          </table:table-cell>
          <table:table-cell office:value-type="string" calcext:value-type="string">
            <text:p>M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HD215648</text:p>
          </table:table-cell>
          <table:table-cell/>
        </table:table-row>
        <table:table-row table:style-name="ro1">
          <table:table-cell office:value-type="float" office:value="0.843616164225385" calcext:value-type="float">
            <text:p>0.843616164225385</text:p>
          </table:table-cell>
          <table:table-cell office:value-type="float" office:value="-196.117" calcext:value-type="float">
            <text:p>-196.117</text:p>
          </table:table-cell>
          <table:table-cell office:value-type="float" office:value="770.303" calcext:value-type="float">
            <text:p>7.70E+02</text:p>
          </table:table-cell>
          <table:table-cell office:value-type="float" office:value="0.85185179907604" calcext:value-type="float">
            <text:p>0.85185179907604</text:p>
          </table:table-cell>
          <table:table-cell office:value-type="float" office:value="-190.345" calcext:value-type="float">
            <text:p>-190.345</text:p>
          </table:table-cell>
          <table:table-cell office:value-type="float" office:value="1957.177" calcext:value-type="float">
            <text:p>1957.177</text:p>
          </table:table-cell>
          <table:table-cell office:value-type="string" calcext:value-type="string">
            <text:p>F2</text:p>
          </table:table-cell>
          <table:table-cell/>
        </table:table-row>
        <table:table-row table:style-name="ro1">
          <table:table-cell office:value-type="float" office:value="0.835337195601145" calcext:value-type="float">
            <text:p>0.835337195601145</text:p>
          </table:table-cell>
          <table:table-cell office:value-type="float" office:value="-180.417" calcext:value-type="float">
            <text:p>-180.417</text:p>
          </table:table-cell>
          <table:table-cell office:value-type="float" office:value="687.012" calcext:value-type="float">
            <text:p>6.87E+02</text:p>
          </table:table-cell>
          <table:table-cell office:value-type="float" office:value="0.838058468263773" calcext:value-type="float">
            <text:p>0.838058468263773</text:p>
          </table:table-cell>
          <table:table-cell office:value-type="float" office:value="-176.748" calcext:value-type="float">
            <text:p>-176.748</text:p>
          </table:table-cell>
          <table:table-cell office:value-type="float" office:value="1830.357" calcext:value-type="float">
            <text:p>1830.357</text:p>
          </table:table-cell>
          <table:table-cell office:value-type="string" calcext:value-type="string">
            <text:p>F5</text:p>
          </table:table-cell>
          <table:table-cell/>
        </table:table-row>
        <table:table-row table:style-name="ro1">
          <table:table-cell office:value-type="float" office:value="0.818559389737165" calcext:value-type="float">
            <text:p>0.818559389737165</text:p>
          </table:table-cell>
          <table:table-cell office:value-type="float" office:value="-108.317" calcext:value-type="float">
            <text:p>-108.317</text:p>
          </table:table-cell>
          <table:table-cell office:value-type="float" office:value="812.316" calcext:value-type="float">
            <text:p>8.12E+02</text:p>
          </table:table-cell>
          <table:table-cell office:value-type="float" office:value="0.821138160616041" calcext:value-type="float">
            <text:p>0.821138160616041</text:p>
          </table:table-cell>
          <table:table-cell office:value-type="float" office:value="-107.059" calcext:value-type="float">
            <text:p>-107.059</text:p>
          </table:table-cell>
          <table:table-cell office:value-type="float" office:value="2161.95" calcext:value-type="float">
            <text:p>2161.95</text:p>
          </table:table-cell>
          <table:table-cell office:value-type="string" calcext:value-type="string">
            <text:p>A7</text:p>
          </table:table-cell>
          <table:table-cell/>
        </table:table-row>
        <table:table-row table:style-name="ro1">
          <table:table-cell office:value-type="float" office:value="0.816227644641357" calcext:value-type="float">
            <text:p>0.816227644641357</text:p>
          </table:table-cell>
          <table:table-cell office:value-type="float" office:value="-79.093" calcext:value-type="float">
            <text:p>-79.093</text:p>
          </table:table-cell>
          <table:table-cell office:value-type="float" office:value="739.407" calcext:value-type="float">
            <text:p>7.39E+02</text:p>
          </table:table-cell>
          <table:table-cell office:value-type="float" office:value="0.820668710092134" calcext:value-type="float">
            <text:p>0.820668710092134</text:p>
          </table:table-cell>
          <table:table-cell office:value-type="float" office:value="-79.925" calcext:value-type="float">
            <text:p>-79.925</text:p>
          </table:table-cell>
          <table:table-cell office:value-type="float" office:value="1918.527" calcext:value-type="float">
            <text:p>1918.527</text:p>
          </table:table-cell>
          <table:table-cell office:value-type="string" calcext:value-type="string">
            <text:p>F0</text:p>
          </table:table-cell>
          <table:table-cell/>
        </table:table-row>
        <table:table-row table:style-name="ro1">
          <table:table-cell office:value-type="float" office:value="0.813600658145211" calcext:value-type="float">
            <text:p>0.813600658145211</text:p>
          </table:table-cell>
          <table:table-cell office:value-type="float" office:value="-72.624" calcext:value-type="float">
            <text:p>-72.624</text:p>
          </table:table-cell>
          <table:table-cell office:value-type="float" office:value="888.656" calcext:value-type="float">
            <text:p>8.89E+02</text:p>
          </table:table-cell>
          <table:table-cell office:value-type="float" office:value="0.815892995191182" calcext:value-type="float">
            <text:p>0.815892995191182</text:p>
          </table:table-cell>
          <table:table-cell office:value-type="float" office:value="-74.119" calcext:value-type="float">
            <text:p>-74.119</text:p>
          </table:table-cell>
          <table:table-cell office:value-type="float" office:value="2362.144" calcext:value-type="float">
            <text:p>2362.144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1">
          <table:table-cell office:value-type="float" office:value="0.807648581521543" calcext:value-type="float">
            <text:p>0.807648581521543</text:p>
          </table:table-cell>
          <table:table-cell office:value-type="float" office:value="-115.135" calcext:value-type="float">
            <text:p>-115.135</text:p>
          </table:table-cell>
          <table:table-cell office:value-type="float" office:value="902.401" calcext:value-type="float">
            <text:p>9.02E+02</text:p>
          </table:table-cell>
          <table:table-cell office:value-type="float" office:value="0.813635821967814" calcext:value-type="float">
            <text:p>0.813635821967814</text:p>
          </table:table-cell>
          <table:table-cell office:value-type="float" office:value="-108.825" calcext:value-type="float">
            <text:p>-108.825</text:p>
          </table:table-cell>
          <table:table-cell office:value-type="float" office:value="2330.341" calcext:value-type="float">
            <text:p>2330.341</text:p>
          </table:table-cell>
          <table:table-cell office:value-type="string" calcext:value-type="string">
            <text:p>A5</text:p>
          </table:table-cell>
          <table:table-cell/>
        </table:table-row>
        <table:table-row table:style-name="ro1">
          <table:table-cell office:value-type="float" office:value="0.806747966910865" calcext:value-type="float">
            <text:p>0.806747966910865</text:p>
          </table:table-cell>
          <table:table-cell office:value-type="float" office:value="-36.448" calcext:value-type="float">
            <text:p>-36.448</text:p>
          </table:table-cell>
          <table:table-cell office:value-type="float" office:value="838.832" calcext:value-type="float">
            <text:p>8.39E+02</text:p>
          </table:table-cell>
          <table:table-cell office:value-type="float" office:value="0.810020204118211" calcext:value-type="float">
            <text:p>0.810020204118211</text:p>
          </table:table-cell>
          <table:table-cell office:value-type="float" office:value="-42.221" calcext:value-type="float">
            <text:p>-42.221</text:p>
          </table:table-cell>
          <table:table-cell office:value-type="float" office:value="2180.781" calcext:value-type="float">
            <text:p>2180.781</text:p>
          </table:table-cell>
          <table:table-cell office:value-type="string" calcext:value-type="string">
            <text:p>A3</text:p>
          </table:table-cell>
          <table:table-cell/>
        </table:table-row>
        <table:table-row table:style-name="ro1">
          <table:table-cell office:value-type="float" office:value="0.806747966910865" calcext:value-type="float">
            <text:p>0.806747966910865</text:p>
          </table:table-cell>
          <table:table-cell office:value-type="float" office:value="-36.448" calcext:value-type="float">
            <text:p>-36.448</text:p>
          </table:table-cell>
          <table:table-cell office:value-type="float" office:value="838.832" calcext:value-type="float">
            <text:p>8.39E+02</text:p>
          </table:table-cell>
          <table:table-cell office:value-type="float" office:value="0.810020204118211" calcext:value-type="float">
            <text:p>0.810020204118211</text:p>
          </table:table-cell>
          <table:table-cell office:value-type="float" office:value="-42.221" calcext:value-type="float">
            <text:p>-42.221</text:p>
          </table:table-cell>
          <table:table-cell office:value-type="float" office:value="2180.781" calcext:value-type="float">
            <text:p>2180.781</text:p>
          </table:table-cell>
          <table:table-cell office:value-type="string" calcext:value-type="string">
            <text:p>wG0</text:p>
          </table:table-cell>
          <table:table-cell/>
        </table:table-row>
        <table:table-row table:style-name="ro1">
          <table:table-cell office:value-type="float" office:value="0.806747966910865" calcext:value-type="float">
            <text:p>0.806747966910865</text:p>
          </table:table-cell>
          <table:table-cell office:value-type="float" office:value="-36.448" calcext:value-type="float">
            <text:p>-36.448</text:p>
          </table:table-cell>
          <table:table-cell office:value-type="float" office:value="838.832" calcext:value-type="float">
            <text:p>8.39E+02</text:p>
          </table:table-cell>
          <table:table-cell office:value-type="float" office:value="0.810020204118211" calcext:value-type="float">
            <text:p>0.810020204118211</text:p>
          </table:table-cell>
          <table:table-cell office:value-type="float" office:value="-42.221" calcext:value-type="float">
            <text:p>-42.221</text:p>
          </table:table-cell>
          <table:table-cell office:value-type="float" office:value="2180.781" calcext:value-type="float">
            <text:p>2180.781</text:p>
          </table:table-cell>
          <table:table-cell office:value-type="string" calcext:value-type="string">
            <text:p>wG5</text:p>
          </table:table-cell>
          <table:table-cell/>
        </table:table-row>
        <table:table-row table:style-name="ro1">
          <table:table-cell office:value-type="float" office:value="0.802827627837312" calcext:value-type="float">
            <text:p>0.802827627837312</text:p>
          </table:table-cell>
          <table:table-cell office:value-type="float" office:value="-85.913" calcext:value-type="float">
            <text:p>-85.913</text:p>
          </table:table-cell>
          <table:table-cell office:value-type="float" office:value="858.853" calcext:value-type="float">
            <text:p>8.59E+02</text:p>
          </table:table-cell>
          <table:table-cell office:value-type="float" office:value="0.805222488819505" calcext:value-type="float">
            <text:p>0.805222488819505</text:p>
          </table:table-cell>
          <table:table-cell office:value-type="float" office:value="-86.31" calcext:value-type="float">
            <text:p>-86.31</text:p>
          </table:table-cell>
          <table:table-cell office:value-type="float" office:value="2283.557" calcext:value-type="float">
            <text:p>2283.557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float" office:value="0.800782980473453" calcext:value-type="float">
            <text:p>0.800782980473453</text:p>
          </table:table-cell>
          <table:table-cell office:value-type="float" office:value="-219.644" calcext:value-type="float">
            <text:p>-219.644</text:p>
          </table:table-cell>
          <table:table-cell office:value-type="float" office:value="827.129" calcext:value-type="float">
            <text:p>8.27E+02</text:p>
          </table:table-cell>
          <table:table-cell office:value-type="float" office:value="0.806282170678625" calcext:value-type="float">
            <text:p>0.806282170678625</text:p>
          </table:table-cell>
          <table:table-cell office:value-type="float" office:value="-215.958" calcext:value-type="float">
            <text:p>-215.958</text:p>
          </table:table-cell>
          <table:table-cell office:value-type="float" office:value="2138.272" calcext:value-type="float">
            <text:p>2138.272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float" office:value="0.773411633143393" calcext:value-type="float">
            <text:p>0.773411633143393</text:p>
          </table:table-cell>
          <table:table-cell office:value-type="float" office:value="-131.488" calcext:value-type="float">
            <text:p>-131.488</text:p>
          </table:table-cell>
          <table:table-cell office:value-type="float" office:value="626.866" calcext:value-type="float">
            <text:p>6.27E+02</text:p>
          </table:table-cell>
          <table:table-cell office:value-type="float" office:value="0.778630148201417" calcext:value-type="float">
            <text:p>0.778630148201417</text:p>
          </table:table-cell>
          <table:table-cell office:value-type="float" office:value="-127.583" calcext:value-type="float">
            <text:p>-127.583</text:p>
          </table:table-cell>
          <table:table-cell office:value-type="float" office:value="1621.812" calcext:value-type="float">
            <text:p>1621.812</text:p>
          </table:table-cell>
          <table:table-cell office:value-type="string" calcext:value-type="string">
            <text:p>F6</text:p>
          </table:table-cell>
          <table:table-cell/>
        </table:table-row>
        <table:table-row table:style-name="ro1">
          <table:table-cell office:value-type="float" office:value="0.768961097891235" calcext:value-type="float">
            <text:p>0.768961097891235</text:p>
          </table:table-cell>
          <table:table-cell office:value-type="float" office:value="-34.449" calcext:value-type="float">
            <text:p>-34.449</text:p>
          </table:table-cell>
          <table:table-cell office:value-type="float" office:value="887.433" calcext:value-type="float">
            <text:p>8.87E+02</text:p>
          </table:table-cell>
          <table:table-cell office:value-type="float" office:value="0.771446481031665" calcext:value-type="float">
            <text:p>0.771446481031665</text:p>
          </table:table-cell>
          <table:table-cell office:value-type="float" office:value="-39.938" calcext:value-type="float">
            <text:p>-39.938</text:p>
          </table:table-cell>
          <table:table-cell office:value-type="float" office:value="2327.241" calcext:value-type="float">
            <text:p>2327.241</text:p>
          </table:table-cell>
          <table:table-cell office:value-type="string" calcext:value-type="string">
            <text:p>B9</text:p>
          </table:table-cell>
          <table:table-cell/>
        </table:table-row>
        <table:table-row table:style-name="ro1">
          <table:table-cell office:value-type="float" office:value="0.744098660246238" calcext:value-type="float">
            <text:p>0.744098660246238</text:p>
          </table:table-cell>
          <table:table-cell office:value-type="float" office:value="-55.841" calcext:value-type="float">
            <text:p>-55.841</text:p>
          </table:table-cell>
          <table:table-cell office:value-type="float" office:value="766.083" calcext:value-type="float">
            <text:p>7.66E+02</text:p>
          </table:table-cell>
          <table:table-cell office:value-type="float" office:value="0.747975749881022" calcext:value-type="float">
            <text:p>0.747975749881022</text:p>
          </table:table-cell>
          <table:table-cell office:value-type="float" office:value="-59.171" calcext:value-type="float">
            <text:p>-59.171</text:p>
          </table:table-cell>
          <table:table-cell office:value-type="float" office:value="1980.363" calcext:value-type="float">
            <text:p>1980.363</text:p>
          </table:table-cell>
          <table:table-cell office:value-type="string" calcext:value-type="string">
            <text:p>B0</text:p>
          </table:table-cell>
          <table:table-cell/>
        </table:table-row>
        <table:table-row table:style-name="ro1">
          <table:table-cell office:value-type="float" office:value="0.74155275368245" calcext:value-type="float">
            <text:p>0.74155275368245</text:p>
          </table:table-cell>
          <table:table-cell office:value-type="float" office:value="-42.514" calcext:value-type="float">
            <text:p>-42.514</text:p>
          </table:table-cell>
          <table:table-cell office:value-type="float" office:value="782.647" calcext:value-type="float">
            <text:p>7.83E+02</text:p>
          </table:table-cell>
          <table:table-cell office:value-type="float" office:value="0.745467979320362" calcext:value-type="float">
            <text:p>0.745467979320362</text:p>
          </table:table-cell>
          <table:table-cell office:value-type="float" office:value="-48.03" calcext:value-type="float">
            <text:p>-48.03</text:p>
          </table:table-cell>
          <table:table-cell office:value-type="float" office:value="2014.371" calcext:value-type="float">
            <text:p>2014.371</text:p>
          </table:table-cell>
          <table:table-cell office:value-type="string" calcext:value-type="string">
            <text:p>wF5</text:p>
          </table:table-cell>
          <table:table-cell/>
        </table:table-row>
        <table:table-row table:style-name="ro1">
          <table:table-cell office:value-type="float" office:value="0.737952473593634" calcext:value-type="float">
            <text:p>0.737952473593634</text:p>
          </table:table-cell>
          <table:table-cell office:value-type="float" office:value="-108.841" calcext:value-type="float">
            <text:p>-108.841</text:p>
          </table:table-cell>
          <table:table-cell office:value-type="float" office:value="640.246" calcext:value-type="float">
            <text:p>6.40E+02</text:p>
          </table:table-cell>
          <table:table-cell office:value-type="float" office:value="0.743410260855522" calcext:value-type="float">
            <text:p>0.743410260855522</text:p>
          </table:table-cell>
          <table:table-cell office:value-type="float" office:value="-106.284" calcext:value-type="float">
            <text:p>-106.284</text:p>
          </table:table-cell>
          <table:table-cell office:value-type="float" office:value="1645.298" calcext:value-type="float">
            <text:p>1645.298</text:p>
          </table:table-cell>
          <table:table-cell office:value-type="string" calcext:value-type="string">
            <text:p>F8</text:p>
          </table:table-cell>
          <table:table-cell/>
        </table:table-row>
        <table:table-row table:style-name="ro1">
          <table:table-cell office:value-type="float" office:value="0.731793490226004" calcext:value-type="float">
            <text:p>0.731793490226004</text:p>
          </table:table-cell>
          <table:table-cell office:value-type="float" office:value="-68.285" calcext:value-type="float">
            <text:p>-68.285</text:p>
          </table:table-cell>
          <table:table-cell office:value-type="float" office:value="731.402" calcext:value-type="float">
            <text:p>7.31E+02</text:p>
          </table:table-cell>
          <table:table-cell office:value-type="float" office:value="0.736012262297821" calcext:value-type="float">
            <text:p>0.736012262297821</text:p>
          </table:table-cell>
          <table:table-cell office:value-type="float" office:value="-70.014" calcext:value-type="float">
            <text:p>-70.014</text:p>
          </table:table-cell>
          <table:table-cell office:value-type="float" office:value="1887.655" calcext:value-type="float">
            <text:p>1887.655</text:p>
          </table:table-cell>
          <table:table-cell office:value-type="string" calcext:value-type="string">
            <text:p>B3</text:p>
          </table:table-cell>
          <table:table-cell/>
        </table:table-row>
        <table:table-row table:style-name="ro1">
          <table:table-cell office:value-type="float" office:value="0.723665345206556" calcext:value-type="float">
            <text:p>0.723665345206556</text:p>
          </table:table-cell>
          <table:table-cell office:value-type="float" office:value="-144.206" calcext:value-type="float">
            <text:p>-144.206</text:p>
          </table:table-cell>
          <table:table-cell office:value-type="float" office:value="654.797" calcext:value-type="float">
            <text:p>6.55E+02</text:p>
          </table:table-cell>
          <table:table-cell office:value-type="float" office:value="0.727480667527631" calcext:value-type="float">
            <text:p>0.727480667527631</text:p>
          </table:table-cell>
          <table:table-cell office:value-type="float" office:value="-140.286" calcext:value-type="float">
            <text:p>-140.286</text:p>
          </table:table-cell>
          <table:table-cell office:value-type="float" office:value="1714.147" calcext:value-type="float">
            <text:p>1714.147</text:p>
          </table:table-cell>
          <table:table-cell office:value-type="string" calcext:value-type="string">
            <text:p>G0</text:p>
          </table:table-cell>
          <table:table-cell/>
        </table:table-row>
        <table:table-row table:style-name="ro1">
          <table:table-cell office:value-type="float" office:value="0.710426968862122" calcext:value-type="float">
            <text:p>0.710426968862122</text:p>
          </table:table-cell>
          <table:table-cell office:value-type="float" office:value="-75.008" calcext:value-type="float">
            <text:p>-75.008</text:p>
          </table:table-cell>
          <table:table-cell office:value-type="float" office:value="770.399" calcext:value-type="float">
            <text:p>7.70E+02</text:p>
          </table:table-cell>
          <table:table-cell office:value-type="float" office:value="0.713754005086989" calcext:value-type="float">
            <text:p>0.713754005086989</text:p>
          </table:table-cell>
          <table:table-cell office:value-type="float" office:value="-76.187" calcext:value-type="float">
            <text:p>-76.187</text:p>
          </table:table-cell>
          <table:table-cell office:value-type="float" office:value="2010.037" calcext:value-type="float">
            <text:p>2010.037</text:p>
          </table:table-cell>
          <table:table-cell office:value-type="string" calcext:value-type="string">
            <text:p>B8</text:p>
          </table:table-cell>
          <table:table-cell/>
        </table:table-row>
        <table:table-row table:style-name="ro1">
          <table:table-cell office:value-type="float" office:value="0.706566577341556" calcext:value-type="float">
            <text:p>0.706566577341556</text:p>
          </table:table-cell>
          <table:table-cell office:value-type="float" office:value="-180.117" calcext:value-type="float">
            <text:p>-180.117</text:p>
          </table:table-cell>
          <table:table-cell office:value-type="float" office:value="666.266" calcext:value-type="float">
            <text:p>6.66E+02</text:p>
          </table:table-cell>
          <table:table-cell office:value-type="float" office:value="0.709191142187408" calcext:value-type="float">
            <text:p>0.709191142187408</text:p>
          </table:table-cell>
          <table:table-cell office:value-type="float" office:value="-176.216" calcext:value-type="float">
            <text:p>-176.216</text:p>
          </table:table-cell>
          <table:table-cell office:value-type="float" office:value="1767.621" calcext:value-type="float">
            <text:p>1767.621</text:p>
          </table:table-cell>
          <table:table-cell office:value-type="string" calcext:value-type="string">
            <text:p>rF6</text:p>
          </table:table-cell>
          <table:table-cell/>
        </table:table-row>
        <table:table-row table:style-name="ro1">
          <table:table-cell office:value-type="float" office:value="0.698310932287646" calcext:value-type="float">
            <text:p>0.698310932287646</text:p>
          </table:table-cell>
          <table:table-cell office:value-type="float" office:value="-223.95" calcext:value-type="float">
            <text:p>-223.95</text:p>
          </table:table-cell>
          <table:table-cell office:value-type="float" office:value="706.973" calcext:value-type="float">
            <text:p>7.07E+02</text:p>
          </table:table-cell>
          <table:table-cell office:value-type="float" office:value="0.706180811691427" calcext:value-type="float">
            <text:p>0.706180811691427</text:p>
          </table:table-cell>
          <table:table-cell office:value-type="float" office:value="-220.438" calcext:value-type="float">
            <text:p>-220.438</text:p>
          </table:table-cell>
          <table:table-cell office:value-type="float" office:value="1773.894" calcext:value-type="float">
            <text:p>1773.894</text:p>
          </table:table-cell>
          <table:table-cell office:value-type="string" calcext:value-type="string">
            <text:p>wF8</text:p>
          </table:table-cell>
          <table:table-cell/>
        </table:table-row>
        <table:table-row table:style-name="ro1">
          <table:table-cell office:value-type="float" office:value="0.694403933517805" calcext:value-type="float">
            <text:p>0.694403933517805</text:p>
          </table:table-cell>
          <table:table-cell office:value-type="float" office:value="-60.277" calcext:value-type="float">
            <text:p>-60.277</text:p>
          </table:table-cell>
          <table:table-cell office:value-type="float" office:value="711.007" calcext:value-type="float">
            <text:p>7.11E+02</text:p>
          </table:table-cell>
          <table:table-cell office:value-type="float" office:value="0.699145440761254" calcext:value-type="float">
            <text:p>0.699145440761254</text:p>
          </table:table-cell>
          <table:table-cell office:value-type="float" office:value="-63.218" calcext:value-type="float">
            <text:p>-63.218</text:p>
          </table:table-cell>
          <table:table-cell office:value-type="float" office:value="1816.199" calcext:value-type="float">
            <text:p>1816.199</text:p>
          </table:table-cell>
          <table:table-cell office:value-type="string" calcext:value-type="string">
            <text:p>O5</text:p>
          </table:table-cell>
          <table:table-cell/>
        </table:table-row>
        <table:table-row table:style-name="ro1">
          <table:table-cell office:value-type="float" office:value="0.670049917170302" calcext:value-type="float">
            <text:p>0.670049917170302</text:p>
          </table:table-cell>
          <table:table-cell office:value-type="float" office:value="-128.955" calcext:value-type="float">
            <text:p>-128.955</text:p>
          </table:table-cell>
          <table:table-cell office:value-type="float" office:value="573.65" calcext:value-type="float">
            <text:p>5.74E+02</text:p>
          </table:table-cell>
          <table:table-cell office:value-type="float" office:value="0.676108083397038" calcext:value-type="float">
            <text:p>0.676108083397038</text:p>
          </table:table-cell>
          <table:table-cell office:value-type="float" office:value="-124.315" calcext:value-type="float">
            <text:p>-124.315</text:p>
          </table:table-cell>
          <table:table-cell office:value-type="float" office:value="1460.693" calcext:value-type="float">
            <text:p>1460.693</text:p>
          </table:table-cell>
          <table:table-cell office:value-type="string" calcext:value-type="string">
            <text:p>rF8</text:p>
          </table:table-cell>
          <table:table-cell/>
        </table:table-row>
        <table:table-row table:style-name="ro1">
          <table:table-cell office:value-type="float" office:value="0.636953809778882" calcext:value-type="float">
            <text:p>0.636953809778882</text:p>
          </table:table-cell>
          <table:table-cell office:value-type="float" office:value="-248.309" calcext:value-type="float">
            <text:p>-248.309</text:p>
          </table:table-cell>
          <table:table-cell office:value-type="float" office:value="650.915" calcext:value-type="float">
            <text:p>6.51E+02</text:p>
          </table:table-cell>
          <table:table-cell office:value-type="float" office:value="0.646202513844651" calcext:value-type="float">
            <text:p>0.646202513844651</text:p>
          </table:table-cell>
          <table:table-cell office:value-type="float" office:value="-246.407" calcext:value-type="float">
            <text:p>-246.407</text:p>
          </table:table-cell>
          <table:table-cell office:value-type="float" office:value="1603.338" calcext:value-type="float">
            <text:p>1603.338</text:p>
          </table:table-cell>
          <table:table-cell office:value-type="string" calcext:value-type="string">
            <text:p>G5</text:p>
          </table:table-cell>
          <table:table-cell/>
        </table:table-row>
        <table:table-row table:style-name="ro1">
          <table:table-cell office:value-type="float" office:value="0.625245920599776" calcext:value-type="float">
            <text:p>0.625245920599776</text:p>
          </table:table-cell>
          <table:table-cell office:value-type="float" office:value="-122.489" calcext:value-type="float">
            <text:p>-122.489</text:p>
          </table:table-cell>
          <table:table-cell office:value-type="float" office:value="565.848" calcext:value-type="float">
            <text:p>5.66E+02</text:p>
          </table:table-cell>
          <table:table-cell office:value-type="float" office:value="0.631327913999914" calcext:value-type="float">
            <text:p>0.631327913999914</text:p>
          </table:table-cell>
          <table:table-cell office:value-type="float" office:value="-117.939" calcext:value-type="float">
            <text:p>-117.939</text:p>
          </table:table-cell>
          <table:table-cell office:value-type="float" office:value="1433.571" calcext:value-type="float">
            <text:p>1433.571</text:p>
          </table:table-cell>
          <table:table-cell office:value-type="string" calcext:value-type="string">
            <text:p>G2</text:p>
          </table:table-cell>
          <table:table-cell/>
        </table:table-row>
        <table:table-row table:style-name="ro1">
          <table:table-cell office:value-type="float" office:value="0.582333861848892" calcext:value-type="float">
            <text:p>0.582333861848892</text:p>
          </table:table-cell>
          <table:table-cell office:value-type="float" office:value="-174.304" calcext:value-type="float">
            <text:p>-174.304</text:p>
          </table:table-cell>
          <table:table-cell office:value-type="float" office:value="560.512" calcext:value-type="float">
            <text:p>5.61E+02</text:p>
          </table:table-cell>
          <table:table-cell office:value-type="float" office:value="0.586365498827733" calcext:value-type="float">
            <text:p>0.586365498827733</text:p>
          </table:table-cell>
          <table:table-cell office:value-type="float" office:value="-169.199" calcext:value-type="float">
            <text:p>-169.199</text:p>
          </table:table-cell>
          <table:table-cell office:value-type="float" office:value="1447.629" calcext:value-type="float">
            <text:p>1447.629</text:p>
          </table:table-cell>
          <table:table-cell office:value-type="string" calcext:value-type="string">
            <text:p>rG5</text:p>
          </table:table-cell>
          <table:table-cell/>
        </table:table-row>
        <table:table-row table:style-name="ro1">
          <table:table-cell office:value-type="float" office:value="0.545789106448608" calcext:value-type="float">
            <text:p>0.545789106448608</text:p>
          </table:table-cell>
          <table:table-cell office:value-type="float" office:value="-175.822" calcext:value-type="float">
            <text:p>-175.822</text:p>
          </table:table-cell>
          <table:table-cell office:value-type="float" office:value="549.145" calcext:value-type="float">
            <text:p>5.49E+02</text:p>
          </table:table-cell>
          <table:table-cell office:value-type="float" office:value="0.549748875523456" calcext:value-type="float">
            <text:p>0.549748875523456</text:p>
          </table:table-cell>
          <table:table-cell office:value-type="float" office:value="-170.634" calcext:value-type="float">
            <text:p>-170.634</text:p>
          </table:table-cell>
          <table:table-cell office:value-type="float" office:value="1414.352" calcext:value-type="float">
            <text:p>1414.352</text:p>
          </table:table-cell>
          <table:table-cell office:value-type="string" calcext:value-type="string">
            <text:p>rG0</text:p>
          </table:table-cell>
          <table:table-cell/>
        </table:table-row>
        <table:table-row table:style-name="ro1">
          <table:table-cell office:value-type="float" office:value="0.513391678775007" calcext:value-type="float">
            <text:p>0.513391678775007</text:p>
          </table:table-cell>
          <table:table-cell office:value-type="float" office:value="-92.219" calcext:value-type="float">
            <text:p>-92.219</text:p>
          </table:table-cell>
          <table:table-cell office:value-type="float" office:value="580.26" calcext:value-type="float">
            <text:p>5.80E+02</text:p>
          </table:table-cell>
          <table:table-cell office:value-type="float" office:value="0.518887740353834" calcext:value-type="float">
            <text:p>0.518887740353834</text:p>
          </table:table-cell>
          <table:table-cell office:value-type="float" office:value="-89.833" calcext:value-type="float">
            <text:p>-89.833</text:p>
          </table:table-cell>
          <table:table-cell office:value-type="float" office:value="1455.042" calcext:value-type="float">
            <text:p>1455.042</text:p>
          </table:table-cell>
          <table:table-cell office:value-type="string" calcext:value-type="string">
            <text:p>O9</text:p>
          </table:table-cell>
          <table:table-cell/>
        </table:table-row>
        <table:table-row table:style-name="ro1">
          <table:table-cell office:value-type="float" office:value="0.483501754536674" calcext:value-type="float">
            <text:p>0.483501754536674</text:p>
          </table:table-cell>
          <table:table-cell office:value-type="float" office:value="-18266.891" calcext:value-type="float">
            <text:p>-18266.891</text:p>
          </table:table-cell>
          <table:table-cell office:value-type="float" office:value="1478.875" calcext:value-type="float">
            <text:p>1.48E+03</text:p>
          </table:table-cell>
          <table:table-cell office:value-type="float" office:value="0.485094393713119" calcext:value-type="float">
            <text:p>0.485094393713119</text:p>
          </table:table-cell>
          <table:table-cell office:value-type="float" office:value="-18262.885" calcext:value-type="float">
            <text:p>-18262.885</text:p>
          </table:table-cell>
          <table:table-cell office:value-type="float" office:value="3952.843" calcext:value-type="float">
            <text:p>3952.843</text:p>
          </table:table-cell>
          <table:table-cell office:value-type="string" calcext:value-type="string">
            <text:p>K2</text:p>
          </table:table-cell>
          <table:table-cell/>
        </table:table-row>
        <table:table-row table:style-name="ro1">
          <table:table-cell office:value-type="float" office:value="0.473267949162336" calcext:value-type="float">
            <text:p>0.473267949162336</text:p>
          </table:table-cell>
          <table:table-cell office:value-type="float" office:value="-18357.543" calcext:value-type="float">
            <text:p>-18357.543</text:p>
          </table:table-cell>
          <table:table-cell office:value-type="float" office:value="1374.725" calcext:value-type="float">
            <text:p>1.37E+03</text:p>
          </table:table-cell>
          <table:table-cell office:value-type="float" office:value="0.475006761382584" calcext:value-type="float">
            <text:p>0.475006761382584</text:p>
          </table:table-cell>
          <table:table-cell office:value-type="float" office:value="-18356.149" calcext:value-type="float">
            <text:p>-18356.149</text:p>
          </table:table-cell>
          <table:table-cell office:value-type="float" office:value="3659.29" calcext:value-type="float">
            <text:p>3659.29</text:p>
          </table:table-cell>
          <table:table-cell office:value-type="string" calcext:value-type="string">
            <text:p>K0</text:p>
          </table:table-cell>
          <table:table-cell/>
        </table:table-row>
        <table:table-row table:style-name="ro1">
          <table:table-cell office:value-type="float" office:value="0.466379201055182" calcext:value-type="float">
            <text:p>0.466379201055182</text:p>
          </table:table-cell>
          <table:table-cell office:value-type="float" office:value="-129.986" calcext:value-type="float">
            <text:p>-129.986</text:p>
          </table:table-cell>
          <table:table-cell office:value-type="float" office:value="561.338" calcext:value-type="float">
            <text:p>5.61E+02</text:p>
          </table:table-cell>
          <table:table-cell office:value-type="float" office:value="0.470846363421771" calcext:value-type="float">
            <text:p>0.470846363421771</text:p>
          </table:table-cell>
          <table:table-cell office:value-type="float" office:value="-125.087" calcext:value-type="float">
            <text:p>-125.087</text:p>
          </table:table-cell>
          <table:table-cell office:value-type="float" office:value="1424.518" calcext:value-type="float">
            <text:p>1424.518</text:p>
          </table:table-cell>
          <table:table-cell office:value-type="string" calcext:value-type="string">
            <text:p>G8</text:p>
          </table:table-cell>
          <table:table-cell/>
        </table:table-row>
        <table:table-row table:style-name="ro1">
          <table:table-cell office:value-type="float" office:value="0.403368913095149" calcext:value-type="float">
            <text:p>0.403368913095149</text:p>
          </table:table-cell>
          <table:table-cell office:value-type="float" office:value="-18260.69" calcext:value-type="float">
            <text:p>-18260.69</text:p>
          </table:table-cell>
          <table:table-cell office:value-type="float" office:value="1203.755" calcext:value-type="float">
            <text:p>1.20E+03</text:p>
          </table:table-cell>
          <table:table-cell office:value-type="float" office:value="0.404501690762273" calcext:value-type="float">
            <text:p>0.404501690762273</text:p>
          </table:table-cell>
          <table:table-cell office:value-type="float" office:value="-18257.124" calcext:value-type="float">
            <text:p>-18257.124</text:p>
          </table:table-cell>
          <table:table-cell office:value-type="float" office:value="3232.445" calcext:value-type="float">
            <text:p>3232.445</text:p>
          </table:table-cell>
          <table:table-cell office:value-type="string" calcext:value-type="string">
            <text:p>K4</text:p>
          </table:table-cell>
          <table:table-cell/>
        </table:table-row>
        <table:table-row table:style-name="ro1">
          <table:table-cell office:value-type="float" office:value="0.401442462273919" calcext:value-type="float">
            <text:p>0.401442462273919</text:p>
          </table:table-cell>
          <table:table-cell office:value-type="float" office:value="-14220.719" calcext:value-type="float">
            <text:p>-14220.719</text:p>
          </table:table-cell>
          <table:table-cell office:value-type="float" office:value="10028.208" calcext:value-type="float">
            <text:p>1.00E+04</text:p>
          </table:table-cell>
          <table:table-cell office:value-type="float" office:value="0.401705262122723" calcext:value-type="float">
            <text:p>0.401705262122723</text:p>
          </table:table-cell>
          <table:table-cell office:value-type="float" office:value="-14210.159" calcext:value-type="float">
            <text:p>-14210.159</text:p>
          </table:table-cell>
          <table:table-cell office:value-type="float" office:value="28172.076" calcext:value-type="float">
            <text:p>28172.076</text:p>
          </table:table-cell>
          <table:table-cell office:value-type="string" calcext:value-type="string">
            <text:p>K5</text:p>
          </table:table-cell>
          <table:table-cell/>
        </table:table-row>
        <table:table-row table:style-name="ro1">
          <table:table-cell office:value-type="float" office:value="0.397401627713065" calcext:value-type="float">
            <text:p>0.397401627713065</text:p>
          </table:table-cell>
          <table:table-cell office:value-type="float" office:value="-18221.396" calcext:value-type="float">
            <text:p>-18221.396</text:p>
          </table:table-cell>
          <table:table-cell office:value-type="float" office:value="1183.498" calcext:value-type="float">
            <text:p>1.18E+03</text:p>
          </table:table-cell>
          <table:table-cell office:value-type="float" office:value="0.39880804569593" calcext:value-type="float">
            <text:p>0.39880804569593</text:p>
          </table:table-cell>
          <table:table-cell office:value-type="float" office:value="-18218.215" calcext:value-type="float">
            <text:p>-18218.215</text:p>
          </table:table-cell>
          <table:table-cell office:value-type="float" office:value="3151.743" calcext:value-type="float">
            <text:p>3151.743</text:p>
          </table:table-cell>
          <table:table-cell office:value-type="string" calcext:value-type="string">
            <text:p>K3</text:p>
          </table:table-cell>
          <table:table-cell/>
        </table:table-row>
        <table:table-row table:style-name="ro1">
          <table:table-cell office:value-type="float" office:value="0.366403590153268" calcext:value-type="float">
            <text:p>0.366403590153268</text:p>
          </table:table-cell>
          <table:table-cell office:value-type="float" office:value="-14756.469" calcext:value-type="float">
            <text:p>-14756.469</text:p>
          </table:table-cell>
          <table:table-cell office:value-type="float" office:value="2761.505" calcext:value-type="float">
            <text:p>2.76E+03</text:p>
          </table:table-cell>
          <table:table-cell office:value-type="float" office:value="0.367110531178652" calcext:value-type="float">
            <text:p>0.367110531178652</text:p>
          </table:table-cell>
          <table:table-cell office:value-type="float" office:value="-14756.406" calcext:value-type="float">
            <text:p>-14756.406</text:p>
          </table:table-cell>
          <table:table-cell office:value-type="float" office:value="7504.839" calcext:value-type="float">
            <text:p>7504.839</text:p>
          </table:table-cell>
          <table:table-cell office:value-type="string" calcext:value-type="string">
            <text:p>K7</text:p>
          </table:table-cell>
          <table:table-cell/>
        </table:table-row>
        <table:table-row table:style-name="ro1">
          <table:table-cell office:value-type="float" office:value="0.349634556766627" calcext:value-type="float">
            <text:p>0.349634556766627</text:p>
          </table:table-cell>
          <table:table-cell office:value-type="float" office:value="-106.714" calcext:value-type="float">
            <text:p>-106.714</text:p>
          </table:table-cell>
          <table:table-cell office:value-type="float" office:value="1526.717" calcext:value-type="float">
            <text:p>1.53E+03</text:p>
          </table:table-cell>
          <table:table-cell office:value-type="float" office:value="0.350797301790642" calcext:value-type="float">
            <text:p>0.350797301790642</text:p>
          </table:table-cell>
          <table:table-cell office:value-type="float" office:value="-102.045" calcext:value-type="float">
            <text:p>-102.045</text:p>
          </table:table-cell>
          <table:table-cell office:value-type="float" office:value="4083.462" calcext:value-type="float">
            <text:p>4083.462</text:p>
          </table:table-cell>
          <table:table-cell office:value-type="string" calcext:value-type="string">
            <text:p>M4</text:p>
          </table:table-cell>
          <table:table-cell/>
        </table:table-row>
        <table:table-row table:style-name="ro1">
          <table:table-cell office:value-type="float" office:value="0.333618935577101" calcext:value-type="float">
            <text:p>0.333618935577101</text:p>
          </table:table-cell>
          <table:table-cell office:value-type="float" office:value="-99.365" calcext:value-type="float">
            <text:p>-99.365</text:p>
          </table:table-cell>
          <table:table-cell office:value-type="float" office:value="1154.907" calcext:value-type="float">
            <text:p>1.15E+03</text:p>
          </table:table-cell>
          <table:table-cell office:value-type="float" office:value="0.334566925829883" calcext:value-type="float">
            <text:p>0.334566925829883</text:p>
          </table:table-cell>
          <table:table-cell office:value-type="float" office:value="-96.451" calcext:value-type="float">
            <text:p>-96.451</text:p>
          </table:table-cell>
          <table:table-cell office:value-type="float" office:value="3089.47" calcext:value-type="float">
            <text:p>3089.47</text:p>
          </table:table-cell>
          <table:table-cell office:value-type="string" calcext:value-type="string">
            <text:p>M2</text:p>
          </table:table-cell>
          <table:table-cell/>
        </table:table-row>
        <table:table-row table:style-name="ro1">
          <table:table-cell office:value-type="float" office:value="0.322617699390449" calcext:value-type="float">
            <text:p>0.322617699390449</text:p>
          </table:table-cell>
          <table:table-cell office:value-type="float" office:value="-40.494" calcext:value-type="float">
            <text:p>-40.494</text:p>
          </table:table-cell>
          <table:table-cell office:value-type="float" office:value="1924.8" calcext:value-type="float">
            <text:p>1.92E+03</text:p>
          </table:table-cell>
          <table:table-cell office:value-type="float" office:value="0.323920997680481" calcext:value-type="float">
            <text:p>0.323920997680481</text:p>
          </table:table-cell>
          <table:table-cell office:value-type="float" office:value="-35.241" calcext:value-type="float">
            <text:p>-35.241</text:p>
          </table:table-cell>
          <table:table-cell office:value-type="float" office:value="5125.413" calcext:value-type="float">
            <text:p>5125.413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float" office:value="0.322371301414513" calcext:value-type="float">
            <text:p>0.322371301414513</text:p>
          </table:table-cell>
          <table:table-cell office:value-type="float" office:value="-14845.36" calcext:value-type="float">
            <text:p>-14845.36</text:p>
          </table:table-cell>
          <table:table-cell office:value-type="float" office:value="2231.402" calcext:value-type="float">
            <text:p>2.23E+03</text:p>
          </table:table-cell>
          <table:table-cell office:value-type="float" office:value="0.322969730695389" calcext:value-type="float">
            <text:p>0.322969730695389</text:p>
          </table:table-cell>
          <table:table-cell office:value-type="float" office:value="-14844.516" calcext:value-type="float">
            <text:p>-14844.516</text:p>
          </table:table-cell>
          <table:table-cell office:value-type="float" office:value="6062.554" calcext:value-type="float">
            <text:p>6062.554</text:p>
          </table:table-cell>
          <table:table-cell office:value-type="string" calcext:value-type="string">
            <text:p>M1</text:p>
          </table:table-cell>
          <table:table-cell/>
        </table:table-row>
        <table:table-row table:style-name="ro1">
          <table:table-cell office:value-type="float" office:value="0.303437266779681" calcext:value-type="float">
            <text:p>0.303437266779681</text:p>
          </table:table-cell>
          <table:table-cell office:value-type="float" office:value="-44.757" calcext:value-type="float">
            <text:p>-44.757</text:p>
          </table:table-cell>
          <table:table-cell office:value-type="float" office:value="1946.513" calcext:value-type="float">
            <text:p>1.95E+03</text:p>
          </table:table-cell>
          <table:table-cell office:value-type="float" office:value="0.304505265072861" calcext:value-type="float">
            <text:p>0.304505265072861</text:p>
          </table:table-cell>
          <table:table-cell office:value-type="float" office:value="-41.743" calcext:value-type="float">
            <text:p>-41.743</text:p>
          </table:table-cell>
          <table:table-cell office:value-type="float" office:value="5200.696" calcext:value-type="float">
            <text:p>5200.696</text:p>
          </table:table-cell>
          <table:table-cell office:value-type="string" calcext:value-type="string">
            <text:p>M3</text:p>
          </table:table-cell>
          <table:table-cell/>
        </table:table-row>
        <table:table-row table:style-name="ro1">
          <table:table-cell office:value-type="float" office:value="0.282057490898588" calcext:value-type="float">
            <text:p>0.282057490898588</text:p>
          </table:table-cell>
          <table:table-cell office:value-type="float" office:value="55215.758" calcext:value-type="float">
            <text:p>55215.758</text:p>
          </table:table-cell>
          <table:table-cell office:value-type="float" office:value="2199.802" calcext:value-type="float">
            <text:p>2.20E+03</text:p>
          </table:table-cell>
          <table:table-cell office:value-type="float" office:value="0.284106515681335" calcext:value-type="float">
            <text:p>0.284106515681335</text:p>
          </table:table-cell>
          <table:table-cell office:value-type="float" office:value="55216.406" calcext:value-type="float">
            <text:p>55216.406</text:p>
          </table:table-cell>
          <table:table-cell office:value-type="float" office:value="5656.689" calcext:value-type="float">
            <text:p>5656.689</text:p>
          </table:table-cell>
          <table:table-cell office:value-type="string" calcext:value-type="string">
            <text:p>M6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10Lac</text:p>
          </table:table-cell>
          <table:table-cell/>
        </table:table-row>
        <table:table-row table:style-name="ro1">
          <table:table-cell office:value-type="float" office:value="0.734437789035356" calcext:value-type="float">
            <text:p>0.734437789035356</text:p>
          </table:table-cell>
          <table:table-cell office:value-type="float" office:value="-116.304" calcext:value-type="float">
            <text:p>-116.304</text:p>
          </table:table-cell>
          <table:table-cell office:value-type="float" office:value="682.815" calcext:value-type="float">
            <text:p>6.83E+02</text:p>
          </table:table-cell>
          <table:table-cell office:value-type="float" office:value="0.73861310038168" calcext:value-type="float">
            <text:p>0.73861310038168</text:p>
          </table:table-cell>
          <table:table-cell office:value-type="float" office:value="-113.769" calcext:value-type="float">
            <text:p>-113.769</text:p>
          </table:table-cell>
          <table:table-cell office:value-type="float" office:value="1778.618" calcext:value-type="float">
            <text:p>1778.618</text:p>
          </table:table-cell>
          <table:table-cell office:value-type="string" calcext:value-type="string">
            <text:p>B0</text:p>
          </table:table-cell>
          <table:table-cell/>
        </table:table-row>
        <table:table-row table:style-name="ro1">
          <table:table-cell office:value-type="float" office:value="0.725836587986904" calcext:value-type="float">
            <text:p>0.725836587986904</text:p>
          </table:table-cell>
          <table:table-cell office:value-type="float" office:value="-254.099" calcext:value-type="float">
            <text:p>-254.099</text:p>
          </table:table-cell>
          <table:table-cell office:value-type="float" office:value="794.946" calcext:value-type="float">
            <text:p>7.95E+02</text:p>
          </table:table-cell>
          <table:table-cell office:value-type="float" office:value="0.731709686736021" calcext:value-type="float">
            <text:p>0.731709686736021</text:p>
          </table:table-cell>
          <table:table-cell office:value-type="float" office:value="-251.427" calcext:value-type="float">
            <text:p>-251.427</text:p>
          </table:table-cell>
          <table:table-cell office:value-type="float" office:value="2039.628" calcext:value-type="float">
            <text:p>2039.628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float" office:value="0.670653873528895" calcext:value-type="float">
            <text:p>0.670653873528895</text:p>
          </table:table-cell>
          <table:table-cell office:value-type="float" office:value="-108.93" calcext:value-type="float">
            <text:p>-108.93</text:p>
          </table:table-cell>
          <table:table-cell office:value-type="float" office:value="636.226" calcext:value-type="float">
            <text:p>6.36E+02</text:p>
          </table:table-cell>
          <table:table-cell office:value-type="float" office:value="0.675835012740895" calcext:value-type="float">
            <text:p>0.675835012740895</text:p>
          </table:table-cell>
          <table:table-cell office:value-type="float" office:value="-106.395" calcext:value-type="float">
            <text:p>-106.395</text:p>
          </table:table-cell>
          <table:table-cell office:value-type="float" office:value="1631.797" calcext:value-type="float">
            <text:p>1631.797</text:p>
          </table:table-cell>
          <table:table-cell office:value-type="string" calcext:value-type="string">
            <text:p>O5</text:p>
          </table:table-cell>
          <table:table-cell/>
        </table:table-row>
        <table:table-row table:style-name="ro1">
          <table:table-cell office:value-type="float" office:value="0.646019273628705" calcext:value-type="float">
            <text:p>0.646019273628705</text:p>
          </table:table-cell>
          <table:table-cell office:value-type="float" office:value="-124.673" calcext:value-type="float">
            <text:p>-124.673</text:p>
          </table:table-cell>
          <table:table-cell office:value-type="float" office:value="664.717" calcext:value-type="float">
            <text:p>6.65E+02</text:p>
          </table:table-cell>
          <table:table-cell office:value-type="float" office:value="0.649753770961892" calcext:value-type="float">
            <text:p>0.649753770961892</text:p>
          </table:table-cell>
          <table:table-cell office:value-type="float" office:value="-121.496" calcext:value-type="float">
            <text:p>-121.496</text:p>
          </table:table-cell>
          <table:table-cell office:value-type="float" office:value="1731.189" calcext:value-type="float">
            <text:p>1731.189</text:p>
          </table:table-cell>
          <table:table-cell office:value-type="string" calcext:value-type="string">
            <text:p>B3</text:p>
          </table:table-cell>
          <table:table-cell/>
        </table:table-row>
        <table:table-row table:style-name="ro1">
          <table:table-cell office:value-type="float" office:value="0.613782187634404" calcext:value-type="float">
            <text:p>0.613782187634404</text:p>
          </table:table-cell>
          <table:table-cell office:value-type="float" office:value="-152.219" calcext:value-type="float">
            <text:p>-152.219</text:p>
          </table:table-cell>
          <table:table-cell office:value-type="float" office:value="887.124" calcext:value-type="float">
            <text:p>8.87E+02</text:p>
          </table:table-cell>
          <table:table-cell office:value-type="float" office:value="0.618248442437885" calcext:value-type="float">
            <text:p>0.618248442437885</text:p>
          </table:table-cell>
          <table:table-cell office:value-type="float" office:value="-145.563" calcext:value-type="float">
            <text:p>-145.563</text:p>
          </table:table-cell>
          <table:table-cell office:value-type="float" office:value="2295.866" calcext:value-type="float">
            <text:p>2295.866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1">
          <table:table-cell office:value-type="float" office:value="0.591764894638383" calcext:value-type="float">
            <text:p>0.591764894638383</text:p>
          </table:table-cell>
          <table:table-cell office:value-type="float" office:value="-185.83" calcext:value-type="float">
            <text:p>-185.83</text:p>
          </table:table-cell>
          <table:table-cell office:value-type="float" office:value="887.172" calcext:value-type="float">
            <text:p>8.87E+02</text:p>
          </table:table-cell>
          <table:table-cell office:value-type="float" office:value="0.595506122370742" calcext:value-type="float">
            <text:p>0.595506122370742</text:p>
          </table:table-cell>
          <table:table-cell office:value-type="float" office:value="-180.253" calcext:value-type="float">
            <text:p>-180.253</text:p>
          </table:table-cell>
          <table:table-cell office:value-type="float" office:value="2308.788" calcext:value-type="float">
            <text:p>2308.788</text:p>
          </table:table-cell>
          <table:table-cell office:value-type="string" calcext:value-type="string">
            <text:p>A5</text:p>
          </table:table-cell>
          <table:table-cell/>
        </table:table-row>
        <table:table-row table:style-name="ro1">
          <table:table-cell office:value-type="float" office:value="0.584998833592861" calcext:value-type="float">
            <text:p>0.584998833592861</text:p>
          </table:table-cell>
          <table:table-cell office:value-type="float" office:value="-98.705" calcext:value-type="float">
            <text:p>-98.705</text:p>
          </table:table-cell>
          <table:table-cell office:value-type="float" office:value="821.668" calcext:value-type="float">
            <text:p>8.22E+02</text:p>
          </table:table-cell>
          <table:table-cell office:value-type="float" office:value="0.586946935632164" calcext:value-type="float">
            <text:p>0.586946935632164</text:p>
          </table:table-cell>
          <table:table-cell office:value-type="float" office:value="-98.18" calcext:value-type="float">
            <text:p>-98.18</text:p>
          </table:table-cell>
          <table:table-cell office:value-type="float" office:value="2180.889" calcext:value-type="float">
            <text:p>2180.889</text:p>
          </table:table-cell>
          <table:table-cell office:value-type="string" calcext:value-type="string">
            <text:p>A3</text:p>
          </table:table-cell>
          <table:table-cell/>
        </table:table-row>
        <table:table-row table:style-name="ro1">
          <table:table-cell office:value-type="float" office:value="0.584998833592861" calcext:value-type="float">
            <text:p>0.584998833592861</text:p>
          </table:table-cell>
          <table:table-cell office:value-type="float" office:value="-98.705" calcext:value-type="float">
            <text:p>-98.705</text:p>
          </table:table-cell>
          <table:table-cell office:value-type="float" office:value="821.668" calcext:value-type="float">
            <text:p>8.22E+02</text:p>
          </table:table-cell>
          <table:table-cell office:value-type="float" office:value="0.586946935632164" calcext:value-type="float">
            <text:p>0.586946935632164</text:p>
          </table:table-cell>
          <table:table-cell office:value-type="float" office:value="-98.18" calcext:value-type="float">
            <text:p>-98.18</text:p>
          </table:table-cell>
          <table:table-cell office:value-type="float" office:value="2180.889" calcext:value-type="float">
            <text:p>2180.889</text:p>
          </table:table-cell>
          <table:table-cell office:value-type="string" calcext:value-type="string">
            <text:p>wG0</text:p>
          </table:table-cell>
          <table:table-cell/>
        </table:table-row>
        <table:table-row table:style-name="ro1">
          <table:table-cell office:value-type="float" office:value="0.584998833592861" calcext:value-type="float">
            <text:p>0.584998833592861</text:p>
          </table:table-cell>
          <table:table-cell office:value-type="float" office:value="-98.705" calcext:value-type="float">
            <text:p>-98.705</text:p>
          </table:table-cell>
          <table:table-cell office:value-type="float" office:value="821.668" calcext:value-type="float">
            <text:p>8.22E+02</text:p>
          </table:table-cell>
          <table:table-cell office:value-type="float" office:value="0.586946935632164" calcext:value-type="float">
            <text:p>0.586946935632164</text:p>
          </table:table-cell>
          <table:table-cell office:value-type="float" office:value="-98.18" calcext:value-type="float">
            <text:p>-98.18</text:p>
          </table:table-cell>
          <table:table-cell office:value-type="float" office:value="2180.889" calcext:value-type="float">
            <text:p>2180.889</text:p>
          </table:table-cell>
          <table:table-cell office:value-type="string" calcext:value-type="string">
            <text:p>wG5</text:p>
          </table:table-cell>
          <table:table-cell/>
        </table:table-row>
        <table:table-row table:style-name="ro1">
          <table:table-cell office:value-type="float" office:value="0.576732213032301" calcext:value-type="float">
            <text:p>0.576732213032301</text:p>
          </table:table-cell>
          <table:table-cell office:value-type="float" office:value="-107.829" calcext:value-type="float">
            <text:p>-107.829</text:p>
          </table:table-cell>
          <table:table-cell office:value-type="float" office:value="869.669" calcext:value-type="float">
            <text:p>8.70E+02</text:p>
          </table:table-cell>
          <table:table-cell office:value-type="float" office:value="0.581614222464104" calcext:value-type="float">
            <text:p>0.581614222464104</text:p>
          </table:table-cell>
          <table:table-cell office:value-type="float" office:value="-100.985" calcext:value-type="float">
            <text:p>-100.985</text:p>
          </table:table-cell>
          <table:table-cell office:value-type="float" office:value="2229.364" calcext:value-type="float">
            <text:p>2229.364</text:p>
          </table:table-cell>
          <table:table-cell office:value-type="string" calcext:value-type="string">
            <text:p>B9</text:p>
          </table:table-cell>
          <table:table-cell/>
        </table:table-row>
        <table:table-row table:style-name="ro1">
          <table:table-cell office:value-type="float" office:value="0.576270530803369" calcext:value-type="float">
            <text:p>0.576270530803369</text:p>
          </table:table-cell>
          <table:table-cell office:value-type="float" office:value="-176.292" calcext:value-type="float">
            <text:p>-176.292</text:p>
          </table:table-cell>
          <table:table-cell office:value-type="float" office:value="849.585" calcext:value-type="float">
            <text:p>8.50E+02</text:p>
          </table:table-cell>
          <table:table-cell office:value-type="float" office:value="0.580632319241572" calcext:value-type="float">
            <text:p>0.580632319241572</text:p>
          </table:table-cell>
          <table:table-cell office:value-type="float" office:value="-170.265" calcext:value-type="float">
            <text:p>-170.265</text:p>
          </table:table-cell>
          <table:table-cell office:value-type="float" office:value="2191.884" calcext:value-type="float">
            <text:p>2191.884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float" office:value="0.562256991515535" calcext:value-type="float">
            <text:p>0.562256991515535</text:p>
          </table:table-cell>
          <table:table-cell office:value-type="float" office:value="-245.957" calcext:value-type="float">
            <text:p>-245.957</text:p>
          </table:table-cell>
          <table:table-cell office:value-type="float" office:value="738.354" calcext:value-type="float">
            <text:p>7.38E+02</text:p>
          </table:table-cell>
          <table:table-cell office:value-type="float" office:value="0.568156221960187" calcext:value-type="float">
            <text:p>0.568156221960187</text:p>
          </table:table-cell>
          <table:table-cell office:value-type="float" office:value="-241.711" calcext:value-type="float">
            <text:p>-241.711</text:p>
          </table:table-cell>
          <table:table-cell office:value-type="float" office:value="1866.15" calcext:value-type="float">
            <text:p>1866.15</text:p>
          </table:table-cell>
          <table:table-cell office:value-type="string" calcext:value-type="string">
            <text:p>F2</text:p>
          </table:table-cell>
          <table:table-cell/>
        </table:table-row>
        <table:table-row table:style-name="ro1">
          <table:table-cell office:value-type="float" office:value="0.560192087695359" calcext:value-type="float">
            <text:p>0.560192087695359</text:p>
          </table:table-cell>
          <table:table-cell office:value-type="float" office:value="-130.393" calcext:value-type="float">
            <text:p>-130.393</text:p>
          </table:table-cell>
          <table:table-cell office:value-type="float" office:value="529.979" calcext:value-type="float">
            <text:p>5.30E+02</text:p>
          </table:table-cell>
          <table:table-cell office:value-type="float" office:value="0.566291656042204" calcext:value-type="float">
            <text:p>0.566291656042204</text:p>
          </table:table-cell>
          <table:table-cell office:value-type="float" office:value="-124.813" calcext:value-type="float">
            <text:p>-124.813</text:p>
          </table:table-cell>
          <table:table-cell office:value-type="float" office:value="1332.957" calcext:value-type="float">
            <text:p>1332.957</text:p>
          </table:table-cell>
          <table:table-cell office:value-type="string" calcext:value-type="string">
            <text:p>O9</text:p>
          </table:table-cell>
          <table:table-cell/>
        </table:table-row>
        <table:table-row table:style-name="ro1">
          <table:table-cell office:value-type="float" office:value="0.554530293717059" calcext:value-type="float">
            <text:p>0.554530293717059</text:p>
          </table:table-cell>
          <table:table-cell office:value-type="float" office:value="-179.069" calcext:value-type="float">
            <text:p>-179.069</text:p>
          </table:table-cell>
          <table:table-cell office:value-type="float" office:value="805.222" calcext:value-type="float">
            <text:p>8.05E+02</text:p>
          </table:table-cell>
          <table:table-cell office:value-type="float" office:value="0.559500185494605" calcext:value-type="float">
            <text:p>0.559500185494605</text:p>
          </table:table-cell>
          <table:table-cell office:value-type="float" office:value="-173.064" calcext:value-type="float">
            <text:p>-173.064</text:p>
          </table:table-cell>
          <table:table-cell office:value-type="float" office:value="2057.916" calcext:value-type="float">
            <text:p>2057.916</text:p>
          </table:table-cell>
          <table:table-cell office:value-type="string" calcext:value-type="string">
            <text:p>A7</text:p>
          </table:table-cell>
          <table:table-cell/>
        </table:table-row>
        <table:table-row table:style-name="ro1">
          <table:table-cell office:value-type="float" office:value="0.5109510644419" calcext:value-type="float">
            <text:p>0.5109510644419</text:p>
          </table:table-cell>
          <table:table-cell office:value-type="float" office:value="-118.694" calcext:value-type="float">
            <text:p>-118.694</text:p>
          </table:table-cell>
          <table:table-cell office:value-type="float" office:value="687.766" calcext:value-type="float">
            <text:p>6.88E+02</text:p>
          </table:table-cell>
          <table:table-cell office:value-type="float" office:value="0.51378873684444" calcext:value-type="float">
            <text:p>0.51378873684444</text:p>
          </table:table-cell>
          <table:table-cell office:value-type="float" office:value="-116.117" calcext:value-type="float">
            <text:p>-116.117</text:p>
          </table:table-cell>
          <table:table-cell office:value-type="float" office:value="1794.212" calcext:value-type="float">
            <text:p>1794.212</text:p>
          </table:table-cell>
          <table:table-cell office:value-type="string" calcext:value-type="string">
            <text:p>F0</text:p>
          </table:table-cell>
          <table:table-cell/>
        </table:table-row>
        <table:table-row table:style-name="ro1">
          <table:table-cell office:value-type="float" office:value="0.508279443734503" calcext:value-type="float">
            <text:p>0.508279443734503</text:p>
          </table:table-cell>
          <table:table-cell office:value-type="float" office:value="-121.507" calcext:value-type="float">
            <text:p>-121.507</text:p>
          </table:table-cell>
          <table:table-cell office:value-type="float" office:value="679.966" calcext:value-type="float">
            <text:p>6.80E+02</text:p>
          </table:table-cell>
          <table:table-cell office:value-type="float" office:value="0.511111184237932" calcext:value-type="float">
            <text:p>0.511111184237932</text:p>
          </table:table-cell>
          <table:table-cell office:value-type="float" office:value="-118.673" calcext:value-type="float">
            <text:p>-118.673</text:p>
          </table:table-cell>
          <table:table-cell office:value-type="float" office:value="1773.748" calcext:value-type="float">
            <text:p>1773.748</text:p>
          </table:table-cell>
          <table:table-cell office:value-type="string" calcext:value-type="string">
            <text:p>B8</text:p>
          </table:table-cell>
          <table:table-cell/>
        </table:table-row>
        <table:table-row table:style-name="ro1">
          <table:table-cell office:value-type="float" office:value="0.502697069359168" calcext:value-type="float">
            <text:p>0.502697069359168</text:p>
          </table:table-cell>
          <table:table-cell office:value-type="float" office:value="-213.12" calcext:value-type="float">
            <text:p>-213.12</text:p>
          </table:table-cell>
          <table:table-cell office:value-type="float" office:value="647.755" calcext:value-type="float">
            <text:p>6.48E+02</text:p>
          </table:table-cell>
          <table:table-cell office:value-type="float" office:value="0.504274738360514" calcext:value-type="float">
            <text:p>0.504274738360514</text:p>
          </table:table-cell>
          <table:table-cell office:value-type="float" office:value="-209.947" calcext:value-type="float">
            <text:p>-209.947</text:p>
          </table:table-cell>
          <table:table-cell office:value-type="float" office:value="1724.728" calcext:value-type="float">
            <text:p>1724.728</text:p>
          </table:table-cell>
          <table:table-cell office:value-type="string" calcext:value-type="string">
            <text:p>F5</text:p>
          </table:table-cell>
          <table:table-cell/>
        </table:table-row>
        <table:table-row table:style-name="ro1">
          <table:table-cell office:value-type="float" office:value="0.494845154803851" calcext:value-type="float">
            <text:p>0.494845154803851</text:p>
          </table:table-cell>
          <table:table-cell office:value-type="float" office:value="43574.996" calcext:value-type="float">
            <text:p>43574.996</text:p>
          </table:table-cell>
          <table:table-cell office:value-type="float" office:value="5964.751" calcext:value-type="float">
            <text:p>5.96E+03</text:p>
          </table:table-cell>
          <table:table-cell office:value-type="float" office:value="0.495949122728731" calcext:value-type="float">
            <text:p>0.495949122728731</text:p>
          </table:table-cell>
          <table:table-cell office:value-type="float" office:value="43550.049" calcext:value-type="float">
            <text:p>43550.049</text:p>
          </table:table-cell>
          <table:table-cell office:value-type="float" office:value="16298.896" calcext:value-type="float">
            <text:p>16298.896</text:p>
          </table:table-cell>
          <table:table-cell office:value-type="string" calcext:value-type="string">
            <text:p>K5</text:p>
          </table:table-cell>
          <table:table-cell/>
        </table:table-row>
        <table:table-row table:style-name="ro1">
          <table:table-cell office:value-type="float" office:value="0.45994372953511" calcext:value-type="float">
            <text:p>0.45994372953511</text:p>
          </table:table-cell>
          <table:table-cell office:value-type="float" office:value="44700.591" calcext:value-type="float">
            <text:p>44700.591</text:p>
          </table:table-cell>
          <table:table-cell office:value-type="float" office:value="5320.586" calcext:value-type="float">
            <text:p>5.32E+03</text:p>
          </table:table-cell>
          <table:table-cell office:value-type="float" office:value="0.460772104245293" calcext:value-type="float">
            <text:p>0.460772104245293</text:p>
          </table:table-cell>
          <table:table-cell office:value-type="float" office:value="44706.045" calcext:value-type="float">
            <text:p>44706.045</text:p>
          </table:table-cell>
          <table:table-cell office:value-type="float" office:value="14590.469" calcext:value-type="float">
            <text:p>14590.469</text:p>
          </table:table-cell>
          <table:table-cell office:value-type="string" calcext:value-type="string">
            <text:p>K7</text:p>
          </table:table-cell>
          <table:table-cell/>
        </table:table-row>
        <table:table-row table:style-name="ro1">
          <table:table-cell office:value-type="float" office:value="0.459570539667178" calcext:value-type="float">
            <text:p>0.459570539667178</text:p>
          </table:table-cell>
          <table:table-cell office:value-type="float" office:value="44022.004" calcext:value-type="float">
            <text:p>44022.004</text:p>
          </table:table-cell>
          <table:table-cell office:value-type="float" office:value="5440.002" calcext:value-type="float">
            <text:p>5.44E+03</text:p>
          </table:table-cell>
          <table:table-cell office:value-type="float" office:value="0.460760226258658" calcext:value-type="float">
            <text:p>0.460760226258658</text:p>
          </table:table-cell>
          <table:table-cell office:value-type="float" office:value="44002.17" calcext:value-type="float">
            <text:p>44002.17</text:p>
          </table:table-cell>
          <table:table-cell office:value-type="float" office:value="14796.619" calcext:value-type="float">
            <text:p>14796.619</text:p>
          </table:table-cell>
          <table:table-cell office:value-type="string" calcext:value-type="string">
            <text:p>K3</text:p>
          </table:table-cell>
          <table:table-cell/>
        </table:table-row>
        <table:table-row table:style-name="ro1">
          <table:table-cell office:value-type="float" office:value="0.458837274586337" calcext:value-type="float">
            <text:p>0.458837274586337</text:p>
          </table:table-cell>
          <table:table-cell office:value-type="float" office:value="43990.104" calcext:value-type="float">
            <text:p>43990.104</text:p>
          </table:table-cell>
          <table:table-cell office:value-type="float" office:value="5275.557" calcext:value-type="float">
            <text:p>5.28E+03</text:p>
          </table:table-cell>
          <table:table-cell office:value-type="float" office:value="0.460111059661948" calcext:value-type="float">
            <text:p>0.460111059661948</text:p>
          </table:table-cell>
          <table:table-cell office:value-type="float" office:value="43973.778" calcext:value-type="float">
            <text:p>43973.778</text:p>
          </table:table-cell>
          <table:table-cell office:value-type="float" office:value="14298.985" calcext:value-type="float">
            <text:p>14298.985</text:p>
          </table:table-cell>
          <table:table-cell office:value-type="string" calcext:value-type="string">
            <text:p>K4</text:p>
          </table:table-cell>
          <table:table-cell/>
        </table:table-row>
        <table:table-row table:style-name="ro1">
          <table:table-cell office:value-type="float" office:value="0.455050199479856" calcext:value-type="float">
            <text:p>0.455050199479856</text:p>
          </table:table-cell>
          <table:table-cell office:value-type="float" office:value="42145.435" calcext:value-type="float">
            <text:p>42145.435</text:p>
          </table:table-cell>
          <table:table-cell office:value-type="float" office:value="3078.83" calcext:value-type="float">
            <text:p>3.08E+03</text:p>
          </table:table-cell>
          <table:table-cell office:value-type="float" office:value="0.455747221609555" calcext:value-type="float">
            <text:p>0.455747221609555</text:p>
          </table:table-cell>
          <table:table-cell office:value-type="float" office:value="42146.795" calcext:value-type="float">
            <text:p>42146.795</text:p>
          </table:table-cell>
          <table:table-cell office:value-type="float" office:value="8395.323" calcext:value-type="float">
            <text:p>8395.323</text:p>
          </table:table-cell>
          <table:table-cell office:value-type="string" calcext:value-type="string">
            <text:p>K2</text:p>
          </table:table-cell>
          <table:table-cell/>
        </table:table-row>
        <table:table-row table:style-name="ro1">
          <table:table-cell office:value-type="float" office:value="0.436245586748622" calcext:value-type="float">
            <text:p>0.436245586748622</text:p>
          </table:table-cell>
          <table:table-cell office:value-type="float" office:value="-23.797" calcext:value-type="float">
            <text:p>-23.797</text:p>
          </table:table-cell>
          <table:table-cell office:value-type="float" office:value="741.474" calcext:value-type="float">
            <text:p>7.41E+02</text:p>
          </table:table-cell>
          <table:table-cell office:value-type="float" office:value="0.439334889833188" calcext:value-type="float">
            <text:p>0.439334889833188</text:p>
          </table:table-cell>
          <table:table-cell office:value-type="float" office:value="-33.326" calcext:value-type="float">
            <text:p>-33.326</text:p>
          </table:table-cell>
          <table:table-cell office:value-type="float" office:value="1866.422" calcext:value-type="float">
            <text:p>1866.422</text:p>
          </table:table-cell>
          <table:table-cell office:value-type="string" calcext:value-type="string">
            <text:p>wF5</text:p>
          </table:table-cell>
          <table:table-cell/>
        </table:table-row>
        <table:table-row table:style-name="ro1">
          <table:table-cell office:value-type="float" office:value="0.420363627915757" calcext:value-type="float">
            <text:p>0.420363627915757</text:p>
          </table:table-cell>
          <table:table-cell office:value-type="float" office:value="45185.438" calcext:value-type="float">
            <text:p>45185.438</text:p>
          </table:table-cell>
          <table:table-cell office:value-type="float" office:value="5077.436" calcext:value-type="float">
            <text:p>5.08E+03</text:p>
          </table:table-cell>
          <table:table-cell office:value-type="float" office:value="0.421303330837036" calcext:value-type="float">
            <text:p>0.421303330837036</text:p>
          </table:table-cell>
          <table:table-cell office:value-type="float" office:value="45194.652" calcext:value-type="float">
            <text:p>45194.652</text:p>
          </table:table-cell>
          <table:table-cell office:value-type="float" office:value="13871.669" calcext:value-type="float">
            <text:p>13871.669</text:p>
          </table:table-cell>
          <table:table-cell office:value-type="string" calcext:value-type="string">
            <text:p>M1</text:p>
          </table:table-cell>
          <table:table-cell/>
        </table:table-row>
        <table:table-row table:style-name="ro1">
          <table:table-cell office:value-type="float" office:value="0.408859403104229" calcext:value-type="float">
            <text:p>0.408859403104229</text:p>
          </table:table-cell>
          <table:table-cell office:value-type="float" office:value="-145.858" calcext:value-type="float">
            <text:p>-145.858</text:p>
          </table:table-cell>
          <table:table-cell office:value-type="float" office:value="564.512" calcext:value-type="float">
            <text:p>5.65E+02</text:p>
          </table:table-cell>
          <table:table-cell office:value-type="float" office:value="0.41236712769766" calcext:value-type="float">
            <text:p>0.41236712769766</text:p>
          </table:table-cell>
          <table:table-cell office:value-type="float" office:value="-140.655" calcext:value-type="float">
            <text:p>-140.655</text:p>
          </table:table-cell>
          <table:table-cell office:value-type="float" office:value="1443.167" calcext:value-type="float">
            <text:p>1443.167</text:p>
          </table:table-cell>
          <table:table-cell office:value-type="string" calcext:value-type="string">
            <text:p>F6</text:p>
          </table:table-cell>
          <table:table-cell/>
        </table:table-row>
        <table:table-row table:style-name="ro1">
          <table:table-cell office:value-type="float" office:value="0.406218197411835" calcext:value-type="float">
            <text:p>0.406218197411835</text:p>
          </table:table-cell>
          <table:table-cell office:value-type="float" office:value="-18676.377" calcext:value-type="float">
            <text:p>-18676.377</text:p>
          </table:table-cell>
          <table:table-cell office:value-type="float" office:value="1943.981" calcext:value-type="float">
            <text:p>1.94E+03</text:p>
          </table:table-cell>
          <table:table-cell office:value-type="float" office:value="0.408158020590104" calcext:value-type="float">
            <text:p>0.408158020590104</text:p>
          </table:table-cell>
          <table:table-cell office:value-type="float" office:value="-18666.193" calcext:value-type="float">
            <text:p>-18666.193</text:p>
          </table:table-cell>
          <table:table-cell office:value-type="float" office:value="5133.569" calcext:value-type="float">
            <text:p>5133.569</text:p>
          </table:table-cell>
          <table:table-cell office:value-type="string" calcext:value-type="string">
            <text:p>K0</text:p>
          </table:table-cell>
          <table:table-cell/>
        </table:table-row>
        <table:table-row table:style-name="ro1">
          <table:table-cell office:value-type="float" office:value="0.406122757098289" calcext:value-type="float">
            <text:p>0.406122757098289</text:p>
          </table:table-cell>
          <table:table-cell office:value-type="float" office:value="-18455.132" calcext:value-type="float">
            <text:p>-18455.132</text:p>
          </table:table-cell>
          <table:table-cell office:value-type="float" office:value="1603.13" calcext:value-type="float">
            <text:p>1.60E+03</text:p>
          </table:table-cell>
          <table:table-cell office:value-type="float" office:value="0.408073506133321" calcext:value-type="float">
            <text:p>0.408073506133321</text:p>
          </table:table-cell>
          <table:table-cell office:value-type="float" office:value="-18445.611" calcext:value-type="float">
            <text:p>-18445.611</text:p>
          </table:table-cell>
          <table:table-cell office:value-type="float" office:value="4224.24" calcext:value-type="float">
            <text:p>4224.24</text:p>
          </table:table-cell>
          <table:table-cell office:value-type="string" calcext:value-type="string">
            <text:p>G8</text:p>
          </table:table-cell>
          <table:table-cell/>
        </table:table-row>
        <table:table-row table:style-name="ro1">
          <table:table-cell office:value-type="float" office:value="0.380409380113799" calcext:value-type="float">
            <text:p>0.380409380113799</text:p>
          </table:table-cell>
          <table:table-cell office:value-type="float" office:value="45705.096" calcext:value-type="float">
            <text:p>45705.096</text:p>
          </table:table-cell>
          <table:table-cell office:value-type="float" office:value="4091.122" calcext:value-type="float">
            <text:p>4.09E+03</text:p>
          </table:table-cell>
          <table:table-cell office:value-type="float" office:value="0.381263217538892" calcext:value-type="float">
            <text:p>0.381263217538892</text:p>
          </table:table-cell>
          <table:table-cell office:value-type="float" office:value="45710.258" calcext:value-type="float">
            <text:p>45710.258</text:p>
          </table:table-cell>
          <table:table-cell office:value-type="float" office:value="11138.127" calcext:value-type="float">
            <text:p>11138.127</text:p>
          </table:table-cell>
          <table:table-cell office:value-type="string" calcext:value-type="string">
            <text:p>M2</text:p>
          </table:table-cell>
          <table:table-cell/>
        </table:table-row>
        <table:table-row table:style-name="ro1">
          <table:table-cell office:value-type="float" office:value="0.369451347482265" calcext:value-type="float">
            <text:p>0.369451347482265</text:p>
          </table:table-cell>
          <table:table-cell office:value-type="float" office:value="-14393.091" calcext:value-type="float">
            <text:p>-14393.091</text:p>
          </table:table-cell>
          <table:table-cell office:value-type="float" office:value="3879.541" calcext:value-type="float">
            <text:p>3.88E+03</text:p>
          </table:table-cell>
          <table:table-cell office:value-type="float" office:value="0.371116788012231" calcext:value-type="float">
            <text:p>0.371116788012231</text:p>
          </table:table-cell>
          <table:table-cell office:value-type="float" office:value="-14385.53" calcext:value-type="float">
            <text:p>-14385.53</text:p>
          </table:table-cell>
          <table:table-cell office:value-type="float" office:value="10375.159" calcext:value-type="float">
            <text:p>10375.159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float" office:value="0.368761216946796" calcext:value-type="float">
            <text:p>0.368761216946796</text:p>
          </table:table-cell>
          <table:table-cell office:value-type="float" office:value="-14652.54" calcext:value-type="float">
            <text:p>-14652.54</text:p>
          </table:table-cell>
          <table:table-cell office:value-type="float" office:value="4717.783" calcext:value-type="float">
            <text:p>4.72E+03</text:p>
          </table:table-cell>
          <table:table-cell office:value-type="float" office:value="0.370947073628812" calcext:value-type="float">
            <text:p>0.370947073628812</text:p>
          </table:table-cell>
          <table:table-cell office:value-type="float" office:value="-14643.2" calcext:value-type="float">
            <text:p>-14643.2</text:p>
          </table:table-cell>
          <table:table-cell office:value-type="float" office:value="12512.346" calcext:value-type="float">
            <text:p>12512.346</text:p>
          </table:table-cell>
          <table:table-cell office:value-type="string" calcext:value-type="string">
            <text:p>M4</text:p>
          </table:table-cell>
          <table:table-cell/>
        </table:table-row>
        <table:table-row table:style-name="ro1">
          <table:table-cell office:value-type="float" office:value="0.357017050374574" calcext:value-type="float">
            <text:p>0.357017050374574</text:p>
          </table:table-cell>
          <table:table-cell office:value-type="float" office:value="54847.654" calcext:value-type="float">
            <text:p>54847.654</text:p>
          </table:table-cell>
          <table:table-cell office:value-type="float" office:value="3010.908" calcext:value-type="float">
            <text:p>3.01E+03</text:p>
          </table:table-cell>
          <table:table-cell office:value-type="float" office:value="0.358537026781823" calcext:value-type="float">
            <text:p>0.358537026781823</text:p>
          </table:table-cell>
          <table:table-cell office:value-type="float" office:value="54857.29" calcext:value-type="float">
            <text:p>54857.29</text:p>
          </table:table-cell>
          <table:table-cell office:value-type="float" office:value="8003.466" calcext:value-type="float">
            <text:p>8003.466</text:p>
          </table:table-cell>
          <table:table-cell office:value-type="string" calcext:value-type="string">
            <text:p>M6</text:p>
          </table:table-cell>
          <table:table-cell/>
        </table:table-row>
        <table:table-row table:style-name="ro1">
          <table:table-cell office:value-type="float" office:value="0.356261267298258" calcext:value-type="float">
            <text:p>0.356261267298258</text:p>
          </table:table-cell>
          <table:table-cell office:value-type="float" office:value="-14537.25" calcext:value-type="float">
            <text:p>-14537.25</text:p>
          </table:table-cell>
          <table:table-cell office:value-type="float" office:value="4500.041" calcext:value-type="float">
            <text:p>4.50E+03</text:p>
          </table:table-cell>
          <table:table-cell office:value-type="float" office:value="0.358101771790182" calcext:value-type="float">
            <text:p>0.358101771790182</text:p>
          </table:table-cell>
          <table:table-cell office:value-type="float" office:value="-14520.045" calcext:value-type="float">
            <text:p>-14520.045</text:p>
          </table:table-cell>
          <table:table-cell office:value-type="float" office:value="11997.025" calcext:value-type="float">
            <text:p>11997.025</text:p>
          </table:table-cell>
          <table:table-cell office:value-type="string" calcext:value-type="string">
            <text:p>M3</text:p>
          </table:table-cell>
          <table:table-cell/>
        </table:table-row>
        <table:table-row table:style-name="ro1">
          <table:table-cell office:value-type="float" office:value="0.354333546549615" calcext:value-type="float">
            <text:p>0.354333546549615</text:p>
          </table:table-cell>
          <table:table-cell office:value-type="float" office:value="-129.733" calcext:value-type="float">
            <text:p>-129.733</text:p>
          </table:table-cell>
          <table:table-cell office:value-type="float" office:value="556.427" calcext:value-type="float">
            <text:p>5.56E+02</text:p>
          </table:table-cell>
          <table:table-cell office:value-type="float" office:value="0.357969495280564" calcext:value-type="float">
            <text:p>0.357969495280564</text:p>
          </table:table-cell>
          <table:table-cell office:value-type="float" office:value="-124.798" calcext:value-type="float">
            <text:p>-124.798</text:p>
          </table:table-cell>
          <table:table-cell office:value-type="float" office:value="1407.31" calcext:value-type="float">
            <text:p>1407.31</text:p>
          </table:table-cell>
          <table:table-cell office:value-type="string" calcext:value-type="string">
            <text:p>F8</text:p>
          </table:table-cell>
          <table:table-cell/>
        </table:table-row>
        <table:table-row table:style-name="ro1">
          <table:table-cell office:value-type="float" office:value="0.342691578394542" calcext:value-type="float">
            <text:p>0.342691578394542</text:p>
          </table:table-cell>
          <table:table-cell office:value-type="float" office:value="-167.308" calcext:value-type="float">
            <text:p>-167.308</text:p>
          </table:table-cell>
          <table:table-cell office:value-type="float" office:value="606.132" calcext:value-type="float">
            <text:p>6.06E+02</text:p>
          </table:table-cell>
          <table:table-cell office:value-type="float" office:value="0.344742487449863" calcext:value-type="float">
            <text:p>0.344742487449863</text:p>
          </table:table-cell>
          <table:table-cell office:value-type="float" office:value="-162.554" calcext:value-type="float">
            <text:p>-162.554</text:p>
          </table:table-cell>
          <table:table-cell office:value-type="float" office:value="1579.205" calcext:value-type="float">
            <text:p>1579.205</text:p>
          </table:table-cell>
          <table:table-cell office:value-type="string" calcext:value-type="string">
            <text:p>G0</text:p>
          </table:table-cell>
          <table:table-cell/>
        </table:table-row>
        <table:table-row table:style-name="ro1">
          <table:table-cell office:value-type="float" office:value="0.334416028282789" calcext:value-type="float">
            <text:p>0.334416028282789</text:p>
          </table:table-cell>
          <table:table-cell office:value-type="float" office:value="-202.636" calcext:value-type="float">
            <text:p>-202.636</text:p>
          </table:table-cell>
          <table:table-cell office:value-type="float" office:value="581.356" calcext:value-type="float">
            <text:p>5.81E+02</text:p>
          </table:table-cell>
          <table:table-cell office:value-type="float" office:value="0.336079243968846" calcext:value-type="float">
            <text:p>0.336079243968846</text:p>
          </table:table-cell>
          <table:table-cell office:value-type="float" office:value="-198.624" calcext:value-type="float">
            <text:p>-198.624</text:p>
          </table:table-cell>
          <table:table-cell office:value-type="float" office:value="1521.993" calcext:value-type="float">
            <text:p>1521.993</text:p>
          </table:table-cell>
          <table:table-cell office:value-type="string" calcext:value-type="string">
            <text:p>wF8</text:p>
          </table:table-cell>
          <table:table-cell/>
        </table:table-row>
        <table:table-row table:style-name="ro1">
          <table:table-cell office:value-type="float" office:value="0.320749568201369" calcext:value-type="float">
            <text:p>0.320749568201369</text:p>
          </table:table-cell>
          <table:table-cell office:value-type="float" office:value="-177.838" calcext:value-type="float">
            <text:p>-177.838</text:p>
          </table:table-cell>
          <table:table-cell office:value-type="float" office:value="590.132" calcext:value-type="float">
            <text:p>5.90E+02</text:p>
          </table:table-cell>
          <table:table-cell office:value-type="float" office:value="0.32273324735676" calcext:value-type="float">
            <text:p>0.32273324735676</text:p>
          </table:table-cell>
          <table:table-cell office:value-type="float" office:value="-172.921" calcext:value-type="float">
            <text:p>-172.921</text:p>
          </table:table-cell>
          <table:table-cell office:value-type="float" office:value="1535.348" calcext:value-type="float">
            <text:p>1535.348</text:p>
          </table:table-cell>
          <table:table-cell office:value-type="string" calcext:value-type="string">
            <text:p>rF6</text:p>
          </table:table-cell>
          <table:table-cell/>
        </table:table-row>
        <table:table-row table:style-name="ro1">
          <table:table-cell office:value-type="float" office:value="0.309466675555613" calcext:value-type="float">
            <text:p>0.309466675555613</text:p>
          </table:table-cell>
          <table:table-cell office:value-type="float" office:value="-18464.222" calcext:value-type="float">
            <text:p>-18464.222</text:p>
          </table:table-cell>
          <table:table-cell office:value-type="float" office:value="1469.111" calcext:value-type="float">
            <text:p>1.47E+03</text:p>
          </table:table-cell>
          <table:table-cell office:value-type="float" office:value="0.314164891561111" calcext:value-type="float">
            <text:p>0.314164891561111</text:p>
          </table:table-cell>
          <table:table-cell office:value-type="float" office:value="-18458.305" calcext:value-type="float">
            <text:p>-18458.305</text:p>
          </table:table-cell>
          <table:table-cell office:value-type="float" office:value="3611.318" calcext:value-type="float">
            <text:p>3611.318</text:p>
          </table:table-cell>
          <table:table-cell office:value-type="string" calcext:value-type="string">
            <text:p>G2</text:p>
          </table:table-cell>
          <table:table-cell/>
        </table:table-row>
        <table:table-row table:style-name="ro1">
          <table:table-cell office:value-type="float" office:value="0.301068251140664" calcext:value-type="float">
            <text:p>0.301068251140664</text:p>
          </table:table-cell>
          <table:table-cell office:value-type="float" office:value="-18606.219" calcext:value-type="float">
            <text:p>-18606.219</text:p>
          </table:table-cell>
          <table:table-cell office:value-type="float" office:value="1324.519" calcext:value-type="float">
            <text:p>1.32E+03</text:p>
          </table:table-cell>
          <table:table-cell office:value-type="float" office:value="0.303052684837511" calcext:value-type="float">
            <text:p>0.303052684837511</text:p>
          </table:table-cell>
          <table:table-cell office:value-type="float" office:value="-18602.64" calcext:value-type="float">
            <text:p>-18602.64</text:p>
          </table:table-cell>
          <table:table-cell office:value-type="float" office:value="3392.521" calcext:value-type="float">
            <text:p>3392.521</text:p>
          </table:table-cell>
          <table:table-cell office:value-type="string" calcext:value-type="string">
            <text:p>G5</text:p>
          </table:table-cell>
          <table:table-cell/>
        </table:table-row>
        <table:table-row table:style-name="ro1">
          <table:table-cell office:value-type="float" office:value="0.290487703281772" calcext:value-type="float">
            <text:p>0.290487703281772</text:p>
          </table:table-cell>
          <table:table-cell office:value-type="float" office:value="-126.39" calcext:value-type="float">
            <text:p>-126.39</text:p>
          </table:table-cell>
          <table:table-cell office:value-type="float" office:value="491.243" calcext:value-type="float">
            <text:p>4.91E+02</text:p>
          </table:table-cell>
          <table:table-cell office:value-type="float" office:value="0.294600900955196" calcext:value-type="float">
            <text:p>0.294600900955196</text:p>
          </table:table-cell>
          <table:table-cell office:value-type="float" office:value="-120.003" calcext:value-type="float">
            <text:p>-120.003</text:p>
          </table:table-cell>
          <table:table-cell office:value-type="float" office:value="1213.38" calcext:value-type="float">
            <text:p>1213.38</text:p>
          </table:table-cell>
          <table:table-cell office:value-type="string" calcext:value-type="string">
            <text:p>rF8</text:p>
          </table:table-cell>
          <table:table-cell/>
        </table:table-row>
        <table:table-row table:style-name="ro1">
          <table:table-cell office:value-type="float" office:value="0.289166975358137" calcext:value-type="float">
            <text:p>0.289166975358137</text:p>
          </table:table-cell>
          <table:table-cell office:value-type="float" office:value="-18533.499" calcext:value-type="float">
            <text:p>-18533.499</text:p>
          </table:table-cell>
          <table:table-cell office:value-type="float" office:value="1423.135" calcext:value-type="float">
            <text:p>1.42E+03</text:p>
          </table:table-cell>
          <table:table-cell office:value-type="float" office:value="0.29055125370891" calcext:value-type="float">
            <text:p>0.29055125370891</text:p>
          </table:table-cell>
          <table:table-cell office:value-type="float" office:value="-18519.254" calcext:value-type="float">
            <text:p>-18519.254</text:p>
          </table:table-cell>
          <table:table-cell office:value-type="float" office:value="3704.165" calcext:value-type="float">
            <text:p>3704.165</text:p>
          </table:table-cell>
          <table:table-cell office:value-type="string" calcext:value-type="string">
            <text:p>rG5</text:p>
          </table:table-cell>
          <table:table-cell/>
        </table:table-row>
        <table:table-row table:style-name="ro1">
          <table:table-cell office:value-type="float" office:value="0.287751158831466" calcext:value-type="float">
            <text:p>0.287751158831466</text:p>
          </table:table-cell>
          <table:table-cell office:value-type="float" office:value="41464.941" calcext:value-type="float">
            <text:p>41464.941</text:p>
          </table:table-cell>
          <table:table-cell office:value-type="float" office:value="1953.27" calcext:value-type="float">
            <text:p>1.95E+03</text:p>
          </table:table-cell>
          <table:table-cell office:value-type="float" office:value="0.288233639054398" calcext:value-type="float">
            <text:p>0.288233639054398</text:p>
          </table:table-cell>
          <table:table-cell office:value-type="float" office:value="41466.72" calcext:value-type="float">
            <text:p>41466.72</text:p>
          </table:table-cell>
          <table:table-cell office:value-type="float" office:value="5304.488" calcext:value-type="float">
            <text:p>5304.488</text:p>
          </table:table-cell>
          <table:table-cell office:value-type="string" calcext:value-type="string">
            <text:p>rG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HD212698</text:p>
          </table:table-cell>
          <table:table-cell/>
        </table:table-row>
        <table:table-row table:style-name="ro1">
          <table:table-cell office:value-type="float" office:value="0.745329012844774" calcext:value-type="float">
            <text:p>0.745329012844774</text:p>
          </table:table-cell>
          <table:table-cell office:value-type="float" office:value="-183.559" calcext:value-type="float">
            <text:p>-183.559</text:p>
          </table:table-cell>
          <table:table-cell office:value-type="float" office:value="718.258" calcext:value-type="float">
            <text:p>7.18E+02</text:p>
          </table:table-cell>
          <table:table-cell office:value-type="float" office:value="0.753049930191684" calcext:value-type="float">
            <text:p>0.753049930191684</text:p>
          </table:table-cell>
          <table:table-cell office:value-type="float" office:value="-179.564" calcext:value-type="float">
            <text:p>-179.564</text:p>
          </table:table-cell>
          <table:table-cell office:value-type="float" office:value="1807.395" calcext:value-type="float">
            <text:p>1807.395</text:p>
          </table:table-cell>
          <table:table-cell office:value-type="string" calcext:value-type="string">
            <text:p>G0</text:p>
          </table:table-cell>
          <table:table-cell/>
        </table:table-row>
        <table:table-row table:style-name="ro1">
          <table:table-cell office:value-type="float" office:value="0.731106729311907" calcext:value-type="float">
            <text:p>0.731106729311907</text:p>
          </table:table-cell>
          <table:table-cell office:value-type="float" office:value="-228.987" calcext:value-type="float">
            <text:p>-228.987</text:p>
          </table:table-cell>
          <table:table-cell office:value-type="float" office:value="731.113" calcext:value-type="float">
            <text:p>7.31E+02</text:p>
          </table:table-cell>
          <table:table-cell office:value-type="float" office:value="0.737940725940935" calcext:value-type="float">
            <text:p>0.737940725940935</text:p>
          </table:table-cell>
          <table:table-cell office:value-type="float" office:value="-227.913" calcext:value-type="float">
            <text:p>-227.913</text:p>
          </table:table-cell>
          <table:table-cell office:value-type="float" office:value="1852.17" calcext:value-type="float">
            <text:p>1852.17</text:p>
          </table:table-cell>
          <table:table-cell office:value-type="string" calcext:value-type="string">
            <text:p>F5</text:p>
          </table:table-cell>
          <table:table-cell/>
        </table:table-row>
        <table:table-row table:style-name="ro1">
          <table:table-cell office:value-type="float" office:value="0.720499035151561" calcext:value-type="float">
            <text:p>0.720499035151561</text:p>
          </table:table-cell>
          <table:table-cell office:value-type="float" office:value="-336.592" calcext:value-type="float">
            <text:p>-336.592</text:p>
          </table:table-cell>
          <table:table-cell office:value-type="float" office:value="687.589" calcext:value-type="float">
            <text:p>6.88E+02</text:p>
          </table:table-cell>
          <table:table-cell office:value-type="float" office:value="0.7255113764454" calcext:value-type="float">
            <text:p>0.7255113764454</text:p>
          </table:table-cell>
          <table:table-cell office:value-type="float" office:value="-338.147" calcext:value-type="float">
            <text:p>-338.147</text:p>
          </table:table-cell>
          <table:table-cell office:value-type="float" office:value="1756.309" calcext:value-type="float">
            <text:p>1756.309</text:p>
          </table:table-cell>
          <table:table-cell office:value-type="string" calcext:value-type="string">
            <text:p>G5</text:p>
          </table:table-cell>
          <table:table-cell/>
        </table:table-row>
        <table:table-row table:style-name="ro1">
          <table:table-cell office:value-type="float" office:value="0.69955801640176" calcext:value-type="float">
            <text:p>0.69955801640176</text:p>
          </table:table-cell>
          <table:table-cell office:value-type="float" office:value="-176.913" calcext:value-type="float">
            <text:p>-176.913</text:p>
          </table:table-cell>
          <table:table-cell office:value-type="float" office:value="697.206" calcext:value-type="float">
            <text:p>6.97E+02</text:p>
          </table:table-cell>
          <table:table-cell office:value-type="float" office:value="0.701504593043294" calcext:value-type="float">
            <text:p>0.701504593043294</text:p>
          </table:table-cell>
          <table:table-cell office:value-type="float" office:value="-173.531" calcext:value-type="float">
            <text:p>-173.531</text:p>
          </table:table-cell>
          <table:table-cell office:value-type="float" office:value="1863.213" calcext:value-type="float">
            <text:p>1863.213</text:p>
          </table:table-cell>
          <table:table-cell office:value-type="string" calcext:value-type="string">
            <text:p>F8</text:p>
          </table:table-cell>
          <table:table-cell/>
        </table:table-row>
        <table:table-row table:style-name="ro1">
          <table:table-cell office:value-type="float" office:value="0.697476604928818" calcext:value-type="float">
            <text:p>0.697476604928818</text:p>
          </table:table-cell>
          <table:table-cell office:value-type="float" office:value="-225.56" calcext:value-type="float">
            <text:p>-225.56</text:p>
          </table:table-cell>
          <table:table-cell office:value-type="float" office:value="783.872" calcext:value-type="float">
            <text:p>7.84E+02</text:p>
          </table:table-cell>
          <table:table-cell office:value-type="float" office:value="0.702831502781143" calcext:value-type="float">
            <text:p>0.702831502781143</text:p>
          </table:table-cell>
          <table:table-cell office:value-type="float" office:value="-223.984" calcext:value-type="float">
            <text:p>-223.984</text:p>
          </table:table-cell>
          <table:table-cell office:value-type="float" office:value="2010.732" calcext:value-type="float">
            <text:p>2010.732</text:p>
          </table:table-cell>
          <table:table-cell office:value-type="string" calcext:value-type="string">
            <text:p>F2</text:p>
          </table:table-cell>
          <table:table-cell/>
        </table:table-row>
        <table:table-row table:style-name="ro1">
          <table:table-cell office:value-type="float" office:value="0.695468197337948" calcext:value-type="float">
            <text:p>0.695468197337948</text:p>
          </table:table-cell>
          <table:table-cell office:value-type="float" office:value="-275.626" calcext:value-type="float">
            <text:p>-275.626</text:p>
          </table:table-cell>
          <table:table-cell office:value-type="float" office:value="692.116" calcext:value-type="float">
            <text:p>6.92E+02</text:p>
          </table:table-cell>
          <table:table-cell office:value-type="float" office:value="0.701694360083782" calcext:value-type="float">
            <text:p>0.701694360083782</text:p>
          </table:table-cell>
          <table:table-cell office:value-type="float" office:value="-288.777" calcext:value-type="float">
            <text:p>-288.777</text:p>
          </table:table-cell>
          <table:table-cell office:value-type="float" office:value="1701.563" calcext:value-type="float">
            <text:p>1701.563</text:p>
          </table:table-cell>
          <table:table-cell office:value-type="string" calcext:value-type="string">
            <text:p>rF6</text:p>
          </table:table-cell>
          <table:table-cell/>
        </table:table-row>
        <table:table-row table:style-name="ro1">
          <table:table-cell office:value-type="float" office:value="0.69303009426777" calcext:value-type="float">
            <text:p>0.69303009426777</text:p>
          </table:table-cell>
          <table:table-cell office:value-type="float" office:value="-197.361" calcext:value-type="float">
            <text:p>-197.361</text:p>
          </table:table-cell>
          <table:table-cell office:value-type="float" office:value="689.701" calcext:value-type="float">
            <text:p>6.90E+02</text:p>
          </table:table-cell>
          <table:table-cell office:value-type="float" office:value="0.694692234176317" calcext:value-type="float">
            <text:p>0.694692234176317</text:p>
          </table:table-cell>
          <table:table-cell office:value-type="float" office:value="-194.465" calcext:value-type="float">
            <text:p>-194.465</text:p>
          </table:table-cell>
          <table:table-cell office:value-type="float" office:value="1848.876" calcext:value-type="float">
            <text:p>1848.876</text:p>
          </table:table-cell>
          <table:table-cell office:value-type="string" calcext:value-type="string">
            <text:p>F6</text:p>
          </table:table-cell>
          <table:table-cell/>
        </table:table-row>
        <table:table-row table:style-name="ro1">
          <table:table-cell office:value-type="float" office:value="0.668888199602745" calcext:value-type="float">
            <text:p>0.668888199602745</text:p>
          </table:table-cell>
          <table:table-cell office:value-type="float" office:value="-197.008" calcext:value-type="float">
            <text:p>-197.008</text:p>
          </table:table-cell>
          <table:table-cell office:value-type="float" office:value="669.605" calcext:value-type="float">
            <text:p>6.70E+02</text:p>
          </table:table-cell>
          <table:table-cell office:value-type="float" office:value="0.670584589828724" calcext:value-type="float">
            <text:p>0.670584589828724</text:p>
          </table:table-cell>
          <table:table-cell office:value-type="float" office:value="-194.126" calcext:value-type="float">
            <text:p>-194.126</text:p>
          </table:table-cell>
          <table:table-cell office:value-type="float" office:value="1790.171" calcext:value-type="float">
            <text:p>1790.171</text:p>
          </table:table-cell>
          <table:table-cell office:value-type="string" calcext:value-type="string">
            <text:p>G2</text:p>
          </table:table-cell>
          <table:table-cell/>
        </table:table-row>
        <table:table-row table:style-name="ro1">
          <table:table-cell office:value-type="float" office:value="0.652852688647989" calcext:value-type="float">
            <text:p>0.652852688647989</text:p>
          </table:table-cell>
          <table:table-cell office:value-type="float" office:value="-285" calcext:value-type="float">
            <text:p>-285</text:p>
          </table:table-cell>
          <table:table-cell office:value-type="float" office:value="596.144" calcext:value-type="float">
            <text:p>5.96E+02</text:p>
          </table:table-cell>
          <table:table-cell office:value-type="float" office:value="0.661828943242189" calcext:value-type="float">
            <text:p>0.661828943242189</text:p>
          </table:table-cell>
          <table:table-cell office:value-type="float" office:value="-294.995" calcext:value-type="float">
            <text:p>-294.995</text:p>
          </table:table-cell>
          <table:table-cell office:value-type="float" office:value="1428.588" calcext:value-type="float">
            <text:p>1428.588</text:p>
          </table:table-cell>
          <table:table-cell office:value-type="string" calcext:value-type="string">
            <text:p>rG5</text:p>
          </table:table-cell>
          <table:table-cell/>
        </table:table-row>
        <table:table-row table:style-name="ro1">
          <table:table-cell office:value-type="float" office:value="0.645024991146919" calcext:value-type="float">
            <text:p>0.645024991146919</text:p>
          </table:table-cell>
          <table:table-cell office:value-type="float" office:value="-203.605" calcext:value-type="float">
            <text:p>-203.605</text:p>
          </table:table-cell>
          <table:table-cell office:value-type="float" office:value="650.849" calcext:value-type="float">
            <text:p>6.51E+02</text:p>
          </table:table-cell>
          <table:table-cell office:value-type="float" office:value="0.646815753456072" calcext:value-type="float">
            <text:p>0.646815753456072</text:p>
          </table:table-cell>
          <table:table-cell office:value-type="float" office:value="-200.762" calcext:value-type="float">
            <text:p>-200.762</text:p>
          </table:table-cell>
          <table:table-cell office:value-type="float" office:value="1735.381" calcext:value-type="float">
            <text:p>1735.381</text:p>
          </table:table-cell>
          <table:table-cell office:value-type="string" calcext:value-type="string">
            <text:p>rF8</text:p>
          </table:table-cell>
          <table:table-cell/>
        </table:table-row>
        <table:table-row table:style-name="ro1">
          <table:table-cell office:value-type="float" office:value="0.642794723074618" calcext:value-type="float">
            <text:p>0.642794723074618</text:p>
          </table:table-cell>
          <table:table-cell office:value-type="float" office:value="-133.409" calcext:value-type="float">
            <text:p>-133.409</text:p>
          </table:table-cell>
          <table:table-cell office:value-type="float" office:value="768.71" calcext:value-type="float">
            <text:p>7.69E+02</text:p>
          </table:table-cell>
          <table:table-cell office:value-type="float" office:value="0.644671096337203" calcext:value-type="float">
            <text:p>0.644671096337203</text:p>
          </table:table-cell>
          <table:table-cell office:value-type="float" office:value="-130.743" calcext:value-type="float">
            <text:p>-130.743</text:p>
          </table:table-cell>
          <table:table-cell office:value-type="float" office:value="2052.707" calcext:value-type="float">
            <text:p>2052.707</text:p>
          </table:table-cell>
          <table:table-cell office:value-type="string" calcext:value-type="string">
            <text:p>F0</text:p>
          </table:table-cell>
          <table:table-cell/>
        </table:table-row>
        <table:table-row table:style-name="ro1">
          <table:table-cell office:value-type="float" office:value="0.639173478187031" calcext:value-type="float">
            <text:p>0.639173478187031</text:p>
          </table:table-cell>
          <table:table-cell office:value-type="float" office:value="-117.936" calcext:value-type="float">
            <text:p>-117.936</text:p>
          </table:table-cell>
          <table:table-cell office:value-type="float" office:value="787.556" calcext:value-type="float">
            <text:p>7.88E+02</text:p>
          </table:table-cell>
          <table:table-cell office:value-type="float" office:value="0.641297484956723" calcext:value-type="float">
            <text:p>0.641297484956723</text:p>
          </table:table-cell>
          <table:table-cell office:value-type="float" office:value="-116.075" calcext:value-type="float">
            <text:p>-116.075</text:p>
          </table:table-cell>
          <table:table-cell office:value-type="float" office:value="2094.417" calcext:value-type="float">
            <text:p>2094.417</text:p>
          </table:table-cell>
          <table:table-cell office:value-type="string" calcext:value-type="string">
            <text:p>wF5</text:p>
          </table:table-cell>
          <table:table-cell/>
        </table:table-row>
        <table:table-row table:style-name="ro1">
          <table:table-cell office:value-type="float" office:value="0.635458544267646" calcext:value-type="float">
            <text:p>0.635458544267646</text:p>
          </table:table-cell>
          <table:table-cell office:value-type="float" office:value="-286.771" calcext:value-type="float">
            <text:p>-286.771</text:p>
          </table:table-cell>
          <table:table-cell office:value-type="float" office:value="763.687" calcext:value-type="float">
            <text:p>7.64E+02</text:p>
          </table:table-cell>
          <table:table-cell office:value-type="float" office:value="0.639321624982794" calcext:value-type="float">
            <text:p>0.639321624982794</text:p>
          </table:table-cell>
          <table:table-cell office:value-type="float" office:value="-296.649" calcext:value-type="float">
            <text:p>-296.649</text:p>
          </table:table-cell>
          <table:table-cell office:value-type="float" office:value="1932.256" calcext:value-type="float">
            <text:p>1932.256</text:p>
          </table:table-cell>
          <table:table-cell office:value-type="string" calcext:value-type="string">
            <text:p>wF8</text:p>
          </table:table-cell>
          <table:table-cell/>
        </table:table-row>
        <table:table-row table:style-name="ro1">
          <table:table-cell office:value-type="float" office:value="0.629857651977881" calcext:value-type="float">
            <text:p>0.629857651977881</text:p>
          </table:table-cell>
          <table:table-cell office:value-type="float" office:value="-125.752" calcext:value-type="float">
            <text:p>-125.752</text:p>
          </table:table-cell>
          <table:table-cell office:value-type="float" office:value="846.501" calcext:value-type="float">
            <text:p>8.47E+02</text:p>
          </table:table-cell>
          <table:table-cell office:value-type="float" office:value="0.634443226869892" calcext:value-type="float">
            <text:p>0.634443226869892</text:p>
          </table:table-cell>
          <table:table-cell office:value-type="float" office:value="-119.924" calcext:value-type="float">
            <text:p>-119.924</text:p>
          </table:table-cell>
          <table:table-cell office:value-type="float" office:value="2178.442" calcext:value-type="float">
            <text:p>2178.442</text:p>
          </table:table-cell>
          <table:table-cell office:value-type="string" calcext:value-type="string">
            <text:p>A7</text:p>
          </table:table-cell>
          <table:table-cell/>
        </table:table-row>
        <table:table-row table:style-name="ro1">
          <table:table-cell office:value-type="float" office:value="0.616123409665018" calcext:value-type="float">
            <text:p>0.616123409665018</text:p>
          </table:table-cell>
          <table:table-cell office:value-type="float" office:value="-275.411" calcext:value-type="float">
            <text:p>-275.411</text:p>
          </table:table-cell>
          <table:table-cell office:value-type="float" office:value="825.881" calcext:value-type="float">
            <text:p>8.26E+02</text:p>
          </table:table-cell>
          <table:table-cell office:value-type="float" office:value="0.618961583395935" calcext:value-type="float">
            <text:p>0.618961583395935</text:p>
          </table:table-cell>
          <table:table-cell office:value-type="float" office:value="-286.579" calcext:value-type="float">
            <text:p>-286.579</text:p>
          </table:table-cell>
          <table:table-cell office:value-type="float" office:value="2109.857" calcext:value-type="float">
            <text:p>2109.857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float" office:value="0.607094188680041" calcext:value-type="float">
            <text:p>0.607094188680041</text:p>
          </table:table-cell>
          <table:table-cell office:value-type="float" office:value="-135.585" calcext:value-type="float">
            <text:p>-135.585</text:p>
          </table:table-cell>
          <table:table-cell office:value-type="float" office:value="893.113" calcext:value-type="float">
            <text:p>8.93E+02</text:p>
          </table:table-cell>
          <table:table-cell office:value-type="float" office:value="0.610869442321175" calcext:value-type="float">
            <text:p>0.610869442321175</text:p>
          </table:table-cell>
          <table:table-cell office:value-type="float" office:value="-130.074" calcext:value-type="float">
            <text:p>-130.074</text:p>
          </table:table-cell>
          <table:table-cell office:value-type="float" office:value="2319.679" calcext:value-type="float">
            <text:p>2319.679</text:p>
          </table:table-cell>
          <table:table-cell office:value-type="string" calcext:value-type="string">
            <text:p>A5</text:p>
          </table:table-cell>
          <table:table-cell/>
        </table:table-row>
        <table:table-row table:style-name="ro1">
          <table:table-cell office:value-type="float" office:value="0.60538163222679" calcext:value-type="float">
            <text:p>0.60538163222679</text:p>
          </table:table-cell>
          <table:table-cell office:value-type="float" office:value="-85.87" calcext:value-type="float">
            <text:p>-85.87</text:p>
          </table:table-cell>
          <table:table-cell office:value-type="float" office:value="893.687" calcext:value-type="float">
            <text:p>8.94E+02</text:p>
          </table:table-cell>
          <table:table-cell office:value-type="float" office:value="0.609994695054059" calcext:value-type="float">
            <text:p>0.609994695054059</text:p>
          </table:table-cell>
          <table:table-cell office:value-type="float" office:value="-79.887" calcext:value-type="float">
            <text:p>-79.887</text:p>
          </table:table-cell>
          <table:table-cell office:value-type="float" office:value="2297.993" calcext:value-type="float">
            <text:p>2297.993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1">
          <table:table-cell office:value-type="float" office:value="0.603358532524975" calcext:value-type="float">
            <text:p>0.603358532524975</text:p>
          </table:table-cell>
          <table:table-cell office:value-type="float" office:value="-299.341" calcext:value-type="float">
            <text:p>-299.341</text:p>
          </table:table-cell>
          <table:table-cell office:value-type="float" office:value="581.858" calcext:value-type="float">
            <text:p>5.82E+02</text:p>
          </table:table-cell>
          <table:table-cell office:value-type="float" office:value="0.611748905243587" calcext:value-type="float">
            <text:p>0.611748905243587</text:p>
          </table:table-cell>
          <table:table-cell office:value-type="float" office:value="-305.713" calcext:value-type="float">
            <text:p>-305.713</text:p>
          </table:table-cell>
          <table:table-cell office:value-type="float" office:value="1403.27" calcext:value-type="float">
            <text:p>1403.27</text:p>
          </table:table-cell>
          <table:table-cell office:value-type="string" calcext:value-type="string">
            <text:p>rG0</text:p>
          </table:table-cell>
          <table:table-cell/>
        </table:table-row>
        <table:table-row table:style-name="ro1">
          <table:table-cell office:value-type="float" office:value="0.60331229374568" calcext:value-type="float">
            <text:p>0.60331229374568</text:p>
          </table:table-cell>
          <table:table-cell office:value-type="float" office:value="-189.646" calcext:value-type="float">
            <text:p>-189.646</text:p>
          </table:table-cell>
          <table:table-cell office:value-type="float" office:value="719.529" calcext:value-type="float">
            <text:p>7.20E+02</text:p>
          </table:table-cell>
          <table:table-cell office:value-type="float" office:value="0.604573869794119" calcext:value-type="float">
            <text:p>0.604573869794119</text:p>
          </table:table-cell>
          <table:table-cell office:value-type="float" office:value="-186.815" calcext:value-type="float">
            <text:p>-186.815</text:p>
          </table:table-cell>
          <table:table-cell office:value-type="float" office:value="1935.984" calcext:value-type="float">
            <text:p>1935.984</text:p>
          </table:table-cell>
          <table:table-cell office:value-type="string" calcext:value-type="string">
            <text:p>G8</text:p>
          </table:table-cell>
          <table:table-cell/>
        </table:table-row>
        <table:table-row table:style-name="ro1">
          <table:table-cell office:value-type="float" office:value="0.60251883110949" calcext:value-type="float">
            <text:p>0.60251883110949</text:p>
          </table:table-cell>
          <table:table-cell office:value-type="float" office:value="-71.994" calcext:value-type="float">
            <text:p>-71.994</text:p>
          </table:table-cell>
          <table:table-cell office:value-type="float" office:value="841.897" calcext:value-type="float">
            <text:p>8.42E+02</text:p>
          </table:table-cell>
          <table:table-cell office:value-type="float" office:value="0.604442589061927" calcext:value-type="float">
            <text:p>0.604442589061927</text:p>
          </table:table-cell>
          <table:table-cell office:value-type="float" office:value="-73.101" calcext:value-type="float">
            <text:p>-73.101</text:p>
          </table:table-cell>
          <table:table-cell office:value-type="float" office:value="2227.072" calcext:value-type="float">
            <text:p>2227.072</text:p>
          </table:table-cell>
          <table:table-cell office:value-type="string" calcext:value-type="string">
            <text:p>A3</text:p>
          </table:table-cell>
          <table:table-cell/>
        </table:table-row>
        <table:table-row table:style-name="ro1">
          <table:table-cell office:value-type="float" office:value="0.60251883110949" calcext:value-type="float">
            <text:p>0.60251883110949</text:p>
          </table:table-cell>
          <table:table-cell office:value-type="float" office:value="-71.994" calcext:value-type="float">
            <text:p>-71.994</text:p>
          </table:table-cell>
          <table:table-cell office:value-type="float" office:value="841.897" calcext:value-type="float">
            <text:p>8.42E+02</text:p>
          </table:table-cell>
          <table:table-cell office:value-type="float" office:value="0.604442589061927" calcext:value-type="float">
            <text:p>0.604442589061927</text:p>
          </table:table-cell>
          <table:table-cell office:value-type="float" office:value="-73.101" calcext:value-type="float">
            <text:p>-73.101</text:p>
          </table:table-cell>
          <table:table-cell office:value-type="float" office:value="2227.072" calcext:value-type="float">
            <text:p>2227.072</text:p>
          </table:table-cell>
          <table:table-cell office:value-type="string" calcext:value-type="string">
            <text:p>wG0</text:p>
          </table:table-cell>
          <table:table-cell/>
        </table:table-row>
        <table:table-row table:style-name="ro1">
          <table:table-cell office:value-type="float" office:value="0.60251883110949" calcext:value-type="float">
            <text:p>0.60251883110949</text:p>
          </table:table-cell>
          <table:table-cell office:value-type="float" office:value="-71.994" calcext:value-type="float">
            <text:p>-71.994</text:p>
          </table:table-cell>
          <table:table-cell office:value-type="float" office:value="841.897" calcext:value-type="float">
            <text:p>8.42E+02</text:p>
          </table:table-cell>
          <table:table-cell office:value-type="float" office:value="0.604442589061927" calcext:value-type="float">
            <text:p>0.604442589061927</text:p>
          </table:table-cell>
          <table:table-cell office:value-type="float" office:value="-73.101" calcext:value-type="float">
            <text:p>-73.101</text:p>
          </table:table-cell>
          <table:table-cell office:value-type="float" office:value="2227.072" calcext:value-type="float">
            <text:p>2227.072</text:p>
          </table:table-cell>
          <table:table-cell office:value-type="string" calcext:value-type="string">
            <text:p>wG5</text:p>
          </table:table-cell>
          <table:table-cell/>
        </table:table-row>
        <table:table-row table:style-name="ro1">
          <table:table-cell office:value-type="float" office:value="0.6002630213952" calcext:value-type="float">
            <text:p>0.6002630213952</text:p>
          </table:table-cell>
          <table:table-cell office:value-type="float" office:value="-54.031" calcext:value-type="float">
            <text:p>-54.031</text:p>
          </table:table-cell>
          <table:table-cell office:value-type="float" office:value="837.681" calcext:value-type="float">
            <text:p>8.38E+02</text:p>
          </table:table-cell>
          <table:table-cell office:value-type="float" office:value="0.602430409099854" calcext:value-type="float">
            <text:p>0.602430409099854</text:p>
          </table:table-cell>
          <table:table-cell office:value-type="float" office:value="-57.057" calcext:value-type="float">
            <text:p>-57.057</text:p>
          </table:table-cell>
          <table:table-cell office:value-type="float" office:value="2198.007" calcext:value-type="float">
            <text:p>2198.007</text:p>
          </table:table-cell>
          <table:table-cell office:value-type="string" calcext:value-type="string">
            <text:p>B0</text:p>
          </table:table-cell>
          <table:table-cell/>
        </table:table-row>
        <table:table-row table:style-name="ro1">
          <table:table-cell office:value-type="float" office:value="0.598653522869332" calcext:value-type="float">
            <text:p>0.598653522869332</text:p>
          </table:table-cell>
          <table:table-cell office:value-type="float" office:value="-100.816" calcext:value-type="float">
            <text:p>-100.816</text:p>
          </table:table-cell>
          <table:table-cell office:value-type="float" office:value="872.036" calcext:value-type="float">
            <text:p>8.72E+02</text:p>
          </table:table-cell>
          <table:table-cell office:value-type="float" office:value="0.603239557224692" calcext:value-type="float">
            <text:p>0.603239557224692</text:p>
          </table:table-cell>
          <table:table-cell office:value-type="float" office:value="-94.575" calcext:value-type="float">
            <text:p>-94.575</text:p>
          </table:table-cell>
          <table:table-cell office:value-type="float" office:value="2241.342" calcext:value-type="float">
            <text:p>2241.342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float" office:value="0.585023046297691" calcext:value-type="float">
            <text:p>0.585023046297691</text:p>
          </table:table-cell>
          <table:table-cell office:value-type="float" office:value="-328.833" calcext:value-type="float">
            <text:p>-328.833</text:p>
          </table:table-cell>
          <table:table-cell office:value-type="float" office:value="760.315" calcext:value-type="float">
            <text:p>7.60E+02</text:p>
          </table:table-cell>
          <table:table-cell office:value-type="float" office:value="0.588255089267931" calcext:value-type="float">
            <text:p>0.588255089267931</text:p>
          </table:table-cell>
          <table:table-cell office:value-type="float" office:value="-332.276" calcext:value-type="float">
            <text:p>-332.276</text:p>
          </table:table-cell>
          <table:table-cell office:value-type="float" office:value="1961.399" calcext:value-type="float">
            <text:p>1961.399</text:p>
          </table:table-cell>
          <table:table-cell office:value-type="string" calcext:value-type="string">
            <text:p>K0</text:p>
          </table:table-cell>
          <table:table-cell/>
        </table:table-row>
        <table:table-row table:style-name="ro1">
          <table:table-cell office:value-type="float" office:value="0.554738916758614" calcext:value-type="float">
            <text:p>0.554738916758614</text:p>
          </table:table-cell>
          <table:table-cell office:value-type="float" office:value="-42.663" calcext:value-type="float">
            <text:p>-42.663</text:p>
          </table:table-cell>
          <table:table-cell office:value-type="float" office:value="885.193" calcext:value-type="float">
            <text:p>8.85E+02</text:p>
          </table:table-cell>
          <table:table-cell office:value-type="float" office:value="0.556487175473428" calcext:value-type="float">
            <text:p>0.556487175473428</text:p>
          </table:table-cell>
          <table:table-cell office:value-type="float" office:value="-47.057" calcext:value-type="float">
            <text:p>-47.057</text:p>
          </table:table-cell>
          <table:table-cell office:value-type="float" office:value="2328.61" calcext:value-type="float">
            <text:p>2328.61</text:p>
          </table:table-cell>
          <table:table-cell office:value-type="string" calcext:value-type="string">
            <text:p>B9</text:p>
          </table:table-cell>
          <table:table-cell/>
        </table:table-row>
        <table:table-row table:style-name="ro1">
          <table:table-cell office:value-type="float" office:value="0.547535021118962" calcext:value-type="float">
            <text:p>0.547535021118962</text:p>
          </table:table-cell>
          <table:table-cell office:value-type="float" office:value="-95.771" calcext:value-type="float">
            <text:p>-95.771</text:p>
          </table:table-cell>
          <table:table-cell office:value-type="float" office:value="770.493" calcext:value-type="float">
            <text:p>7.70E+02</text:p>
          </table:table-cell>
          <table:table-cell office:value-type="float" office:value="0.549572917673121" calcext:value-type="float">
            <text:p>0.549572917673121</text:p>
          </table:table-cell>
          <table:table-cell office:value-type="float" office:value="-94.718" calcext:value-type="float">
            <text:p>-94.718</text:p>
          </table:table-cell>
          <table:table-cell office:value-type="float" office:value="2033.765" calcext:value-type="float">
            <text:p>2033.765</text:p>
          </table:table-cell>
          <table:table-cell office:value-type="string" calcext:value-type="string">
            <text:p>O5</text:p>
          </table:table-cell>
          <table:table-cell/>
        </table:table-row>
        <table:table-row table:style-name="ro1">
          <table:table-cell office:value-type="float" office:value="0.545514472059554" calcext:value-type="float">
            <text:p>0.545514472059554</text:p>
          </table:table-cell>
          <table:table-cell office:value-type="float" office:value="-325.101" calcext:value-type="float">
            <text:p>-325.101</text:p>
          </table:table-cell>
          <table:table-cell office:value-type="float" office:value="834.625" calcext:value-type="float">
            <text:p>8.35E+02</text:p>
          </table:table-cell>
          <table:table-cell office:value-type="float" office:value="0.547676654932347" calcext:value-type="float">
            <text:p>0.547676654932347</text:p>
          </table:table-cell>
          <table:table-cell office:value-type="float" office:value="-328.793" calcext:value-type="float">
            <text:p>-328.793</text:p>
          </table:table-cell>
          <table:table-cell office:value-type="float" office:value="2182.497" calcext:value-type="float">
            <text:p>2182.497</text:p>
          </table:table-cell>
          <table:table-cell office:value-type="string" calcext:value-type="string">
            <text:p>K2</text:p>
          </table:table-cell>
          <table:table-cell/>
        </table:table-row>
        <table:table-row table:style-name="ro1">
          <table:table-cell office:value-type="float" office:value="0.53809332389659" calcext:value-type="float">
            <text:p>0.53809332389659</text:p>
          </table:table-cell>
          <table:table-cell office:value-type="float" office:value="-113.982" calcext:value-type="float">
            <text:p>-113.982</text:p>
          </table:table-cell>
          <table:table-cell office:value-type="float" office:value="810.326" calcext:value-type="float">
            <text:p>8.10E+02</text:p>
          </table:table-cell>
          <table:table-cell office:value-type="float" office:value="0.539683142917145" calcext:value-type="float">
            <text:p>0.539683142917145</text:p>
          </table:table-cell>
          <table:table-cell office:value-type="float" office:value="-112.348" calcext:value-type="float">
            <text:p>-112.348</text:p>
          </table:table-cell>
          <table:table-cell office:value-type="float" office:value="2161.667" calcext:value-type="float">
            <text:p>2161.667</text:p>
          </table:table-cell>
          <table:table-cell office:value-type="string" calcext:value-type="string">
            <text:p>B8</text:p>
          </table:table-cell>
          <table:table-cell/>
        </table:table-row>
        <table:table-row table:style-name="ro1">
          <table:table-cell office:value-type="float" office:value="0.512921596493598" calcext:value-type="float">
            <text:p>0.512921596493598</text:p>
          </table:table-cell>
          <table:table-cell office:value-type="float" office:value="-209.749" calcext:value-type="float">
            <text:p>-209.749</text:p>
          </table:table-cell>
          <table:table-cell office:value-type="float" office:value="893.831" calcext:value-type="float">
            <text:p>8.94E+02</text:p>
          </table:table-cell>
          <table:table-cell office:value-type="float" office:value="0.515332860805484" calcext:value-type="float">
            <text:p>0.515332860805484</text:p>
          </table:table-cell>
          <table:table-cell office:value-type="float" office:value="-208.37" calcext:value-type="float">
            <text:p>-208.37</text:p>
          </table:table-cell>
          <table:table-cell office:value-type="float" office:value="2344.408" calcext:value-type="float">
            <text:p>2344.408</text:p>
          </table:table-cell>
          <table:table-cell office:value-type="string" calcext:value-type="string">
            <text:p>K3</text:p>
          </table:table-cell>
          <table:table-cell/>
        </table:table-row>
        <table:table-row table:style-name="ro1">
          <table:table-cell office:value-type="float" office:value="0.509358713008647" calcext:value-type="float">
            <text:p>0.509358713008647</text:p>
          </table:table-cell>
          <table:table-cell office:value-type="float" office:value="-85.073" calcext:value-type="float">
            <text:p>-85.073</text:p>
          </table:table-cell>
          <table:table-cell office:value-type="float" office:value="731.837" calcext:value-type="float">
            <text:p>7.32E+02</text:p>
          </table:table-cell>
          <table:table-cell office:value-type="float" office:value="0.511840836408771" calcext:value-type="float">
            <text:p>0.511840836408771</text:p>
          </table:table-cell>
          <table:table-cell office:value-type="float" office:value="-84.678" calcext:value-type="float">
            <text:p>-84.678</text:p>
          </table:table-cell>
          <table:table-cell office:value-type="float" office:value="1908.484" calcext:value-type="float">
            <text:p>1908.484</text:p>
          </table:table-cell>
          <table:table-cell office:value-type="string" calcext:value-type="string">
            <text:p>B3</text:p>
          </table:table-cell>
          <table:table-cell/>
        </table:table-row>
        <table:table-row table:style-name="ro1">
          <table:table-cell office:value-type="float" office:value="0.485381918216664" calcext:value-type="float">
            <text:p>0.485381918216664</text:p>
          </table:table-cell>
          <table:table-cell office:value-type="float" office:value="-288.969" calcext:value-type="float">
            <text:p>-288.969</text:p>
          </table:table-cell>
          <table:table-cell office:value-type="float" office:value="788.891" calcext:value-type="float">
            <text:p>7.89E+02</text:p>
          </table:table-cell>
          <table:table-cell office:value-type="float" office:value="0.488032342281143" calcext:value-type="float">
            <text:p>0.488032342281143</text:p>
          </table:table-cell>
          <table:table-cell office:value-type="float" office:value="-298.434" calcext:value-type="float">
            <text:p>-298.434</text:p>
          </table:table-cell>
          <table:table-cell office:value-type="float" office:value="2009.233" calcext:value-type="float">
            <text:p>2009.233</text:p>
          </table:table-cell>
          <table:table-cell office:value-type="string" calcext:value-type="string">
            <text:p>K4</text:p>
          </table:table-cell>
          <table:table-cell/>
        </table:table-row>
        <table:table-row table:style-name="ro1">
          <table:table-cell office:value-type="float" office:value="0.470563935310002" calcext:value-type="float">
            <text:p>0.470563935310002</text:p>
          </table:table-cell>
          <table:table-cell office:value-type="float" office:value="-336.818" calcext:value-type="float">
            <text:p>-336.818</text:p>
          </table:table-cell>
          <table:table-cell office:value-type="float" office:value="1205.33" calcext:value-type="float">
            <text:p>1.21E+03</text:p>
          </table:table-cell>
          <table:table-cell office:value-type="float" office:value="0.472200593981443" calcext:value-type="float">
            <text:p>0.472200593981443</text:p>
          </table:table-cell>
          <table:table-cell office:value-type="float" office:value="-334.133" calcext:value-type="float">
            <text:p>-334.133</text:p>
          </table:table-cell>
          <table:table-cell office:value-type="float" office:value="3209.494" calcext:value-type="float">
            <text:p>3209.494</text:p>
          </table:table-cell>
          <table:table-cell office:value-type="string" calcext:value-type="string">
            <text:p>M1</text:p>
          </table:table-cell>
          <table:table-cell/>
        </table:table-row>
        <table:table-row table:style-name="ro1">
          <table:table-cell office:value-type="float" office:value="0.458006925401331" calcext:value-type="float">
            <text:p>0.458006925401331</text:p>
          </table:table-cell>
          <table:table-cell office:value-type="float" office:value="-96.349" calcext:value-type="float">
            <text:p>-96.349</text:p>
          </table:table-cell>
          <table:table-cell office:value-type="float" office:value="1420.997" calcext:value-type="float">
            <text:p>1.42E+03</text:p>
          </table:table-cell>
          <table:table-cell office:value-type="float" office:value="0.459495762013382" calcext:value-type="float">
            <text:p>0.459495762013382</text:p>
          </table:table-cell>
          <table:table-cell office:value-type="float" office:value="-92.801" calcext:value-type="float">
            <text:p>-92.801</text:p>
          </table:table-cell>
          <table:table-cell office:value-type="float" office:value="3785.973" calcext:value-type="float">
            <text:p>3785.973</text:p>
          </table:table-cell>
          <table:table-cell office:value-type="string" calcext:value-type="string">
            <text:p>M2</text:p>
          </table:table-cell>
          <table:table-cell/>
        </table:table-row>
        <table:table-row table:style-name="ro1">
          <table:table-cell office:value-type="float" office:value="0.45001252057063" calcext:value-type="float">
            <text:p>0.45001252057063</text:p>
          </table:table-cell>
          <table:table-cell office:value-type="float" office:value="-49.951" calcext:value-type="float">
            <text:p>-49.951</text:p>
          </table:table-cell>
          <table:table-cell office:value-type="float" office:value="1600.864" calcext:value-type="float">
            <text:p>1.60E+03</text:p>
          </table:table-cell>
          <table:table-cell office:value-type="float" office:value="0.45153653627881" calcext:value-type="float">
            <text:p>0.45153653627881</text:p>
          </table:table-cell>
          <table:table-cell office:value-type="float" office:value="-45.22" calcext:value-type="float">
            <text:p>-45.22</text:p>
          </table:table-cell>
          <table:table-cell office:value-type="float" office:value="4279.519" calcext:value-type="float">
            <text:p>4279.519</text:p>
          </table:table-cell>
          <table:table-cell office:value-type="string" calcext:value-type="string">
            <text:p>M4</text:p>
          </table:table-cell>
          <table:table-cell/>
        </table:table-row>
        <table:table-row table:style-name="ro1">
          <table:table-cell office:value-type="float" office:value="0.421751171032578" calcext:value-type="float">
            <text:p>0.421751171032578</text:p>
          </table:table-cell>
          <table:table-cell office:value-type="float" office:value="81.632" calcext:value-type="float">
            <text:p>81.632</text:p>
          </table:table-cell>
          <table:table-cell office:value-type="float" office:value="1975.093" calcext:value-type="float">
            <text:p>1.98E+03</text:p>
          </table:table-cell>
          <table:table-cell office:value-type="float" office:value="0.422776567873097" calcext:value-type="float">
            <text:p>0.422776567873097</text:p>
          </table:table-cell>
          <table:table-cell office:value-type="float" office:value="81.031" calcext:value-type="float">
            <text:p>81.031</text:p>
          </table:table-cell>
          <table:table-cell office:value-type="float" office:value="5334.174" calcext:value-type="float">
            <text:p>5334.174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float" office:value="0.40904598476214" calcext:value-type="float">
            <text:p>0.40904598476214</text:p>
          </table:table-cell>
          <table:table-cell office:value-type="float" office:value="-11694.462" calcext:value-type="float">
            <text:p>-11694.462</text:p>
          </table:table-cell>
          <table:table-cell office:value-type="float" office:value="6485.85" calcext:value-type="float">
            <text:p>6.49E+03</text:p>
          </table:table-cell>
          <table:table-cell office:value-type="float" office:value="0.412619601773209" calcext:value-type="float">
            <text:p>0.412619601773209</text:p>
          </table:table-cell>
          <table:table-cell office:value-type="float" office:value="-11703.057" calcext:value-type="float">
            <text:p>-11703.057</text:p>
          </table:table-cell>
          <table:table-cell office:value-type="float" office:value="16679.187" calcext:value-type="float">
            <text:p>16679.187</text:p>
          </table:table-cell>
          <table:table-cell office:value-type="string" calcext:value-type="string">
            <text:p>K5</text:p>
          </table:table-cell>
          <table:table-cell/>
        </table:table-row>
        <table:table-row table:style-name="ro1">
          <table:table-cell office:value-type="float" office:value="0.407524201536373" calcext:value-type="float">
            <text:p>0.407524201536373</text:p>
          </table:table-cell>
          <table:table-cell office:value-type="float" office:value="-23.57" calcext:value-type="float">
            <text:p>-23.57</text:p>
          </table:table-cell>
          <table:table-cell office:value-type="float" office:value="1875.801" calcext:value-type="float">
            <text:p>1.88E+03</text:p>
          </table:table-cell>
          <table:table-cell office:value-type="float" office:value="0.409067200592455" calcext:value-type="float">
            <text:p>0.409067200592455</text:p>
          </table:table-cell>
          <table:table-cell office:value-type="float" office:value="-18.909" calcext:value-type="float">
            <text:p>-18.909</text:p>
          </table:table-cell>
          <table:table-cell office:value-type="float" office:value="4994.234" calcext:value-type="float">
            <text:p>4994.234</text:p>
          </table:table-cell>
          <table:table-cell office:value-type="string" calcext:value-type="string">
            <text:p>M3</text:p>
          </table:table-cell>
          <table:table-cell/>
        </table:table-row>
        <table:table-row table:style-name="ro1">
          <table:table-cell office:value-type="float" office:value="0.407446201461809" calcext:value-type="float">
            <text:p>0.407446201461809</text:p>
          </table:table-cell>
          <table:table-cell office:value-type="float" office:value="-289.709" calcext:value-type="float">
            <text:p>-289.709</text:p>
          </table:table-cell>
          <table:table-cell office:value-type="float" office:value="1090.825" calcext:value-type="float">
            <text:p>1.09E+03</text:p>
          </table:table-cell>
          <table:table-cell office:value-type="float" office:value="0.409767173461382" calcext:value-type="float">
            <text:p>0.409767173461382</text:p>
          </table:table-cell>
          <table:table-cell office:value-type="float" office:value="-288.36" calcext:value-type="float">
            <text:p>-288.36</text:p>
          </table:table-cell>
          <table:table-cell office:value-type="float" office:value="2839.094" calcext:value-type="float">
            <text:p>2839.094</text:p>
          </table:table-cell>
          <table:table-cell office:value-type="string" calcext:value-type="string">
            <text:p>K7</text:p>
          </table:table-cell>
          <table:table-cell/>
        </table:table-row>
        <table:table-row table:style-name="ro1">
          <table:table-cell office:value-type="float" office:value="0.36411353176004" calcext:value-type="float">
            <text:p>0.36411353176004</text:p>
          </table:table-cell>
          <table:table-cell office:value-type="float" office:value="1726.133" calcext:value-type="float">
            <text:p>1726.133</text:p>
          </table:table-cell>
          <table:table-cell office:value-type="float" office:value="4930.034" calcext:value-type="float">
            <text:p>4.93E+03</text:p>
          </table:table-cell>
          <table:table-cell office:value-type="float" office:value="0.365902098158858" calcext:value-type="float">
            <text:p>0.365902098158858</text:p>
          </table:table-cell>
          <table:table-cell office:value-type="float" office:value="1683.448" calcext:value-type="float">
            <text:p>1683.448</text:p>
          </table:table-cell>
          <table:table-cell office:value-type="float" office:value="12796.272" calcext:value-type="float">
            <text:p>12796.272</text:p>
          </table:table-cell>
          <table:table-cell office:value-type="string" calcext:value-type="string">
            <text:p>M6</text:p>
          </table:table-cell>
          <table:table-cell/>
        </table:table-row>
        <table:table-row table:style-name="ro1">
          <table:table-cell office:value-type="float" office:value="0.335405314606212" calcext:value-type="float">
            <text:p>0.335405314606212</text:p>
          </table:table-cell>
          <table:table-cell office:value-type="float" office:value="-98.915" calcext:value-type="float">
            <text:p>-98.915</text:p>
          </table:table-cell>
          <table:table-cell office:value-type="float" office:value="574.199" calcext:value-type="float">
            <text:p>5.74E+02</text:p>
          </table:table-cell>
          <table:table-cell office:value-type="float" office:value="0.338378239185645" calcext:value-type="float">
            <text:p>0.338378239185645</text:p>
          </table:table-cell>
          <table:table-cell office:value-type="float" office:value="-95.075" calcext:value-type="float">
            <text:p>-95.075</text:p>
          </table:table-cell>
          <table:table-cell office:value-type="float" office:value="1453.582" calcext:value-type="float">
            <text:p>1453.582</text:p>
          </table:table-cell>
          <table:table-cell office:value-type="string" calcext:value-type="string">
            <text:p>O9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HIP20900</text:p>
          </table:table-cell>
          <table:table-cell/>
        </table:table-row>
        <table:table-row table:style-name="ro1">
          <table:table-cell office:value-type="float" office:value="0.752247028314591" calcext:value-type="float">
            <text:p>0.752247028314591</text:p>
          </table:table-cell>
          <table:table-cell office:value-type="float" office:value="-105.262" calcext:value-type="float">
            <text:p>-105.262</text:p>
          </table:table-cell>
          <table:table-cell office:value-type="float" office:value="1365.966" calcext:value-type="float">
            <text:p>1.37E+03</text:p>
          </table:table-cell>
          <table:table-cell office:value-type="float" office:value="0.756006707648207" calcext:value-type="float">
            <text:p>0.756006707648207</text:p>
          </table:table-cell>
          <table:table-cell office:value-type="float" office:value="-99.169" calcext:value-type="float">
            <text:p>-99.169</text:p>
          </table:table-cell>
          <table:table-cell office:value-type="float" office:value="3600.266" calcext:value-type="float">
            <text:p>3600.266</text:p>
          </table:table-cell>
          <table:table-cell office:value-type="string" calcext:value-type="string">
            <text:p>K4</text:p>
          </table:table-cell>
          <table:table-cell/>
        </table:table-row>
        <table:table-row table:style-name="ro1">
          <table:table-cell office:value-type="float" office:value="0.751686115366578" calcext:value-type="float">
            <text:p>0.751686115366578</text:p>
          </table:table-cell>
          <table:table-cell office:value-type="float" office:value="-63.548" calcext:value-type="float">
            <text:p>-63.548</text:p>
          </table:table-cell>
          <table:table-cell office:value-type="float" office:value="1414.242" calcext:value-type="float">
            <text:p>1.41E+03</text:p>
          </table:table-cell>
          <table:table-cell office:value-type="float" office:value="0.75547069558058" calcext:value-type="float">
            <text:p>0.75547069558058</text:p>
          </table:table-cell>
          <table:table-cell office:value-type="float" office:value="-57.389" calcext:value-type="float">
            <text:p>-57.389</text:p>
          </table:table-cell>
          <table:table-cell office:value-type="float" office:value="3726.611" calcext:value-type="float">
            <text:p>3726.611</text:p>
          </table:table-cell>
          <table:table-cell office:value-type="string" calcext:value-type="string">
            <text:p>K3</text:p>
          </table:table-cell>
          <table:table-cell/>
        </table:table-row>
        <table:table-row table:style-name="ro1">
          <table:table-cell office:value-type="float" office:value="0.737223543083179" calcext:value-type="float">
            <text:p>0.737223543083179</text:p>
          </table:table-cell>
          <table:table-cell office:value-type="float" office:value="-157.745" calcext:value-type="float">
            <text:p>-157.745</text:p>
          </table:table-cell>
          <table:table-cell office:value-type="float" office:value="1732.127" calcext:value-type="float">
            <text:p>1.73E+03</text:p>
          </table:table-cell>
          <table:table-cell office:value-type="float" office:value="0.740491715963284" calcext:value-type="float">
            <text:p>0.740491715963284</text:p>
          </table:table-cell>
          <table:table-cell office:value-type="float" office:value="-152.688" calcext:value-type="float">
            <text:p>-152.688</text:p>
          </table:table-cell>
          <table:table-cell office:value-type="float" office:value="4593.381" calcext:value-type="float">
            <text:p>4593.381</text:p>
          </table:table-cell>
          <table:table-cell office:value-type="string" calcext:value-type="string">
            <text:p>K7</text:p>
          </table:table-cell>
          <table:table-cell/>
        </table:table-row>
        <table:table-row table:style-name="ro1">
          <table:table-cell office:value-type="float" office:value="0.734060821648994" calcext:value-type="float">
            <text:p>0.734060821648994</text:p>
          </table:table-cell>
          <table:table-cell office:value-type="float" office:value="-248.239" calcext:value-type="float">
            <text:p>-248.239</text:p>
          </table:table-cell>
          <table:table-cell office:value-type="float" office:value="1743.411" calcext:value-type="float">
            <text:p>1.74E+03</text:p>
          </table:table-cell>
          <table:table-cell office:value-type="float" office:value="0.736816796538263" calcext:value-type="float">
            <text:p>0.736816796538263</text:p>
          </table:table-cell>
          <table:table-cell office:value-type="float" office:value="-246.217" calcext:value-type="float">
            <text:p>-246.217</text:p>
          </table:table-cell>
          <table:table-cell office:value-type="float" office:value="4645.595" calcext:value-type="float">
            <text:p>4645.595</text:p>
          </table:table-cell>
          <table:table-cell office:value-type="string" calcext:value-type="string">
            <text:p>K5</text:p>
          </table:table-cell>
          <table:table-cell/>
        </table:table-row>
        <table:table-row table:style-name="ro1">
          <table:table-cell office:value-type="float" office:value="0.706157730883465" calcext:value-type="float">
            <text:p>0.706157730883465</text:p>
          </table:table-cell>
          <table:table-cell office:value-type="float" office:value="-200.029" calcext:value-type="float">
            <text:p>-200.029</text:p>
          </table:table-cell>
          <table:table-cell office:value-type="float" office:value="1731.423" calcext:value-type="float">
            <text:p>1.73E+03</text:p>
          </table:table-cell>
          <table:table-cell office:value-type="float" office:value="0.709081071656707" calcext:value-type="float">
            <text:p>0.709081071656707</text:p>
          </table:table-cell>
          <table:table-cell office:value-type="float" office:value="-196.812" calcext:value-type="float">
            <text:p>-196.812</text:p>
          </table:table-cell>
          <table:table-cell office:value-type="float" office:value="4600.743" calcext:value-type="float">
            <text:p>4600.743</text:p>
          </table:table-cell>
          <table:table-cell office:value-type="string" calcext:value-type="string">
            <text:p>M1</text:p>
          </table:table-cell>
          <table:table-cell/>
        </table:table-row>
        <table:table-row table:style-name="ro1">
          <table:table-cell office:value-type="float" office:value="0.694545160411024" calcext:value-type="float">
            <text:p>0.694545160411024</text:p>
          </table:table-cell>
          <table:table-cell office:value-type="float" office:value="-181.718" calcext:value-type="float">
            <text:p>-181.718</text:p>
          </table:table-cell>
          <table:table-cell office:value-type="float" office:value="1308.116" calcext:value-type="float">
            <text:p>1.31E+03</text:p>
          </table:table-cell>
          <table:table-cell office:value-type="float" office:value="0.697859578165795" calcext:value-type="float">
            <text:p>0.697859578165795</text:p>
          </table:table-cell>
          <table:table-cell office:value-type="float" office:value="-176.857" calcext:value-type="float">
            <text:p>-176.857</text:p>
          </table:table-cell>
          <table:table-cell office:value-type="float" office:value="3451.151" calcext:value-type="float">
            <text:p>3451.151</text:p>
          </table:table-cell>
          <table:table-cell office:value-type="string" calcext:value-type="string">
            <text:p>K2</text:p>
          </table:table-cell>
          <table:table-cell/>
        </table:table-row>
        <table:table-row table:style-name="ro1">
          <table:table-cell office:value-type="float" office:value="0.643538874348705" calcext:value-type="float">
            <text:p>0.643538874348705</text:p>
          </table:table-cell>
          <table:table-cell office:value-type="float" office:value="-32.133" calcext:value-type="float">
            <text:p>-32.133</text:p>
          </table:table-cell>
          <table:table-cell office:value-type="float" office:value="1648.065" calcext:value-type="float">
            <text:p>1.65E+03</text:p>
          </table:table-cell>
          <table:table-cell office:value-type="float" office:value="0.64542168777133" calcext:value-type="float">
            <text:p>0.64542168777133</text:p>
          </table:table-cell>
          <table:table-cell office:value-type="float" office:value="-27.928" calcext:value-type="float">
            <text:p>-27.928</text:p>
          </table:table-cell>
          <table:table-cell office:value-type="float" office:value="4420.975" calcext:value-type="float">
            <text:p>4420.975</text:p>
          </table:table-cell>
          <table:table-cell office:value-type="string" calcext:value-type="string">
            <text:p>M2</text:p>
          </table:table-cell>
          <table:table-cell/>
        </table:table-row>
        <table:table-row table:style-name="ro1">
          <table:table-cell office:value-type="float" office:value="0.605059002000509" calcext:value-type="float">
            <text:p>0.605059002000509</text:p>
          </table:table-cell>
          <table:table-cell office:value-type="float" office:value="-194.041" calcext:value-type="float">
            <text:p>-194.041</text:p>
          </table:table-cell>
          <table:table-cell office:value-type="float" office:value="1086.016" calcext:value-type="float">
            <text:p>1.09E+03</text:p>
          </table:table-cell>
          <table:table-cell office:value-type="float" office:value="0.606757882935248" calcext:value-type="float">
            <text:p>0.606757882935248</text:p>
          </table:table-cell>
          <table:table-cell office:value-type="float" office:value="-190.84" calcext:value-type="float">
            <text:p>-190.84</text:p>
          </table:table-cell>
          <table:table-cell office:value-type="float" office:value="2911.186" calcext:value-type="float">
            <text:p>2911.186</text:p>
          </table:table-cell>
          <table:table-cell office:value-type="string" calcext:value-type="string">
            <text:p>K0</text:p>
          </table:table-cell>
          <table:table-cell/>
        </table:table-row>
        <table:table-row table:style-name="ro1">
          <table:table-cell office:value-type="float" office:value="0.589050675270823" calcext:value-type="float">
            <text:p>0.589050675270823</text:p>
          </table:table-cell>
          <table:table-cell office:value-type="float" office:value="-10.648" calcext:value-type="float">
            <text:p>-10.648</text:p>
          </table:table-cell>
          <table:table-cell office:value-type="float" office:value="1056.857" calcext:value-type="float">
            <text:p>1.06E+03</text:p>
          </table:table-cell>
          <table:table-cell office:value-type="float" office:value="0.59334009408119" calcext:value-type="float">
            <text:p>0.59334009408119</text:p>
          </table:table-cell>
          <table:table-cell office:value-type="float" office:value="-11.632" calcext:value-type="float">
            <text:p>-11.632</text:p>
          </table:table-cell>
          <table:table-cell office:value-type="float" office:value="2718.301" calcext:value-type="float">
            <text:p>2718.301</text:p>
          </table:table-cell>
          <table:table-cell office:value-type="string" calcext:value-type="string">
            <text:p>G8</text:p>
          </table:table-cell>
          <table:table-cell/>
        </table:table-row>
        <table:table-row table:style-name="ro1">
          <table:table-cell office:value-type="float" office:value="0.520317496149125" calcext:value-type="float">
            <text:p>0.520317496149125</text:p>
          </table:table-cell>
          <table:table-cell office:value-type="float" office:value="-135.586" calcext:value-type="float">
            <text:p>-135.586</text:p>
          </table:table-cell>
          <table:table-cell office:value-type="float" office:value="942.533" calcext:value-type="float">
            <text:p>9.43E+02</text:p>
          </table:table-cell>
          <table:table-cell office:value-type="float" office:value="0.522767085988974" calcext:value-type="float">
            <text:p>0.522767085988974</text:p>
          </table:table-cell>
          <table:table-cell office:value-type="float" office:value="-130.33" calcext:value-type="float">
            <text:p>-130.33</text:p>
          </table:table-cell>
          <table:table-cell office:value-type="float" office:value="2474.365" calcext:value-type="float">
            <text:p>2474.365</text:p>
          </table:table-cell>
          <table:table-cell office:value-type="string" calcext:value-type="string">
            <text:p>G5</text:p>
          </table:table-cell>
          <table:table-cell/>
        </table:table-row>
        <table:table-row table:style-name="ro1">
          <table:table-cell office:value-type="float" office:value="0.496617717616046" calcext:value-type="float">
            <text:p>0.496617717616046</text:p>
          </table:table-cell>
          <table:table-cell office:value-type="float" office:value="118.152" calcext:value-type="float">
            <text:p>118.152</text:p>
          </table:table-cell>
          <table:table-cell office:value-type="float" office:value="1880.074" calcext:value-type="float">
            <text:p>1.88E+03</text:p>
          </table:table-cell>
          <table:table-cell office:value-type="float" office:value="0.498031960945306" calcext:value-type="float">
            <text:p>0.498031960945306</text:p>
          </table:table-cell>
          <table:table-cell office:value-type="float" office:value="120.312" calcext:value-type="float">
            <text:p>120.312</text:p>
          </table:table-cell>
          <table:table-cell office:value-type="float" office:value="5050.987" calcext:value-type="float">
            <text:p>5050.987</text:p>
          </table:table-cell>
          <table:table-cell office:value-type="string" calcext:value-type="string">
            <text:p>M3</text:p>
          </table:table-cell>
          <table:table-cell/>
        </table:table-row>
        <table:table-row table:style-name="ro1">
          <table:table-cell office:value-type="float" office:value="0.494389027973101" calcext:value-type="float">
            <text:p>0.494389027973101</text:p>
          </table:table-cell>
          <table:table-cell office:value-type="float" office:value="143.136" calcext:value-type="float">
            <text:p>143.136</text:p>
          </table:table-cell>
          <table:table-cell office:value-type="float" office:value="1915.121" calcext:value-type="float">
            <text:p>1.92E+03</text:p>
          </table:table-cell>
          <table:table-cell office:value-type="float" office:value="0.495887687204072" calcext:value-type="float">
            <text:p>0.495887687204072</text:p>
          </table:table-cell>
          <table:table-cell office:value-type="float" office:value="146.351" calcext:value-type="float">
            <text:p>146.351</text:p>
          </table:table-cell>
          <table:table-cell office:value-type="float" office:value="5141.455" calcext:value-type="float">
            <text:p>5141.455</text:p>
          </table:table-cell>
          <table:table-cell office:value-type="string" calcext:value-type="string">
            <text:p>M4</text:p>
          </table:table-cell>
          <table:table-cell/>
        </table:table-row>
        <table:table-row table:style-name="ro1">
          <table:table-cell office:value-type="float" office:value="0.478866509922075" calcext:value-type="float">
            <text:p>0.478866509922075</text:p>
          </table:table-cell>
          <table:table-cell office:value-type="float" office:value="-83.223" calcext:value-type="float">
            <text:p>-83.223</text:p>
          </table:table-cell>
          <table:table-cell office:value-type="float" office:value="963.516" calcext:value-type="float">
            <text:p>9.64E+02</text:p>
          </table:table-cell>
          <table:table-cell office:value-type="float" office:value="0.481196719128554" calcext:value-type="float">
            <text:p>0.481196719128554</text:p>
          </table:table-cell>
          <table:table-cell office:value-type="float" office:value="-77.856" calcext:value-type="float">
            <text:p>-77.856</text:p>
          </table:table-cell>
          <table:table-cell office:value-type="float" office:value="2520.993" calcext:value-type="float">
            <text:p>2520.993</text:p>
          </table:table-cell>
          <table:table-cell office:value-type="string" calcext:value-type="string">
            <text:p>rG0</text:p>
          </table:table-cell>
          <table:table-cell/>
        </table:table-row>
        <table:table-row table:style-name="ro1">
          <table:table-cell office:value-type="float" office:value="0.478629858235087" calcext:value-type="float">
            <text:p>0.478629858235087</text:p>
          </table:table-cell>
          <table:table-cell office:value-type="float" office:value="249.528" calcext:value-type="float">
            <text:p>249.528</text:p>
          </table:table-cell>
          <table:table-cell office:value-type="float" office:value="2016.994" calcext:value-type="float">
            <text:p>2.02E+03</text:p>
          </table:table-cell>
          <table:table-cell office:value-type="float" office:value="0.480064869331133" calcext:value-type="float">
            <text:p>0.480064869331133</text:p>
          </table:table-cell>
          <table:table-cell office:value-type="float" office:value="253.593" calcext:value-type="float">
            <text:p>253.593</text:p>
          </table:table-cell>
          <table:table-cell office:value-type="float" office:value="5414.125" calcext:value-type="float">
            <text:p>5414.125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float" office:value="0.46943403084629" calcext:value-type="float">
            <text:p>0.46943403084629</text:p>
          </table:table-cell>
          <table:table-cell office:value-type="float" office:value="-65.696" calcext:value-type="float">
            <text:p>-65.696</text:p>
          </table:table-cell>
          <table:table-cell office:value-type="float" office:value="899.883" calcext:value-type="float">
            <text:p>9.00E+02</text:p>
          </table:table-cell>
          <table:table-cell office:value-type="float" office:value="0.472533483068311" calcext:value-type="float">
            <text:p>0.472533483068311</text:p>
          </table:table-cell>
          <table:table-cell office:value-type="float" office:value="-59.728" calcext:value-type="float">
            <text:p>-59.728</text:p>
          </table:table-cell>
          <table:table-cell office:value-type="float" office:value="2320.565" calcext:value-type="float">
            <text:p>2320.565</text:p>
          </table:table-cell>
          <table:table-cell office:value-type="string" calcext:value-type="string">
            <text:p>rG5</text:p>
          </table:table-cell>
          <table:table-cell/>
        </table:table-row>
        <table:table-row table:style-name="ro1">
          <table:table-cell office:value-type="float" office:value="0.465514874365657" calcext:value-type="float">
            <text:p>0.465514874365657</text:p>
          </table:table-cell>
          <table:table-cell office:value-type="float" office:value="-16.501" calcext:value-type="float">
            <text:p>-16.501</text:p>
          </table:table-cell>
          <table:table-cell office:value-type="float" office:value="934.459" calcext:value-type="float">
            <text:p>9.34E+02</text:p>
          </table:table-cell>
          <table:table-cell office:value-type="float" office:value="0.468997931231436" calcext:value-type="float">
            <text:p>0.468997931231436</text:p>
          </table:table-cell>
          <table:table-cell office:value-type="float" office:value="-12.821" calcext:value-type="float">
            <text:p>-12.821</text:p>
          </table:table-cell>
          <table:table-cell office:value-type="float" office:value="2390.517" calcext:value-type="float">
            <text:p>2390.517</text:p>
          </table:table-cell>
          <table:table-cell office:value-type="string" calcext:value-type="string">
            <text:p>G2</text:p>
          </table:table-cell>
          <table:table-cell/>
        </table:table-row>
        <table:table-row table:style-name="ro1">
          <table:table-cell office:value-type="float" office:value="0.43918639781573" calcext:value-type="float">
            <text:p>0.43918639781573</text:p>
          </table:table-cell>
          <table:table-cell office:value-type="float" office:value="-26.146" calcext:value-type="float">
            <text:p>-26.146</text:p>
          </table:table-cell>
          <table:table-cell office:value-type="float" office:value="873.907" calcext:value-type="float">
            <text:p>8.74E+02</text:p>
          </table:table-cell>
          <table:table-cell office:value-type="float" office:value="0.440595566417606" calcext:value-type="float">
            <text:p>0.440595566417606</text:p>
          </table:table-cell>
          <table:table-cell office:value-type="float" office:value="-31.873" calcext:value-type="float">
            <text:p>-31.873</text:p>
          </table:table-cell>
          <table:table-cell office:value-type="float" office:value="2286.703" calcext:value-type="float">
            <text:p>2286.703</text:p>
          </table:table-cell>
          <table:table-cell office:value-type="string" calcext:value-type="string">
            <text:p>G0</text:p>
          </table:table-cell>
          <table:table-cell/>
        </table:table-row>
        <table:table-row table:style-name="ro1">
          <table:table-cell office:value-type="float" office:value="0.429216620953687" calcext:value-type="float">
            <text:p>0.429216620953687</text:p>
          </table:table-cell>
          <table:table-cell office:value-type="float" office:value="19125.486" calcext:value-type="float">
            <text:p>19125.486</text:p>
          </table:table-cell>
          <table:table-cell office:value-type="float" office:value="1852.495" calcext:value-type="float">
            <text:p>1.85E+03</text:p>
          </table:table-cell>
          <table:table-cell office:value-type="float" office:value="0.430582743471219" calcext:value-type="float">
            <text:p>0.430582743471219</text:p>
          </table:table-cell>
          <table:table-cell office:value-type="float" office:value="19130.723" calcext:value-type="float">
            <text:p>19130.723</text:p>
          </table:table-cell>
          <table:table-cell office:value-type="float" office:value="4966.49" calcext:value-type="float">
            <text:p>4966.49</text:p>
          </table:table-cell>
          <table:table-cell office:value-type="string" calcext:value-type="string">
            <text:p>A5</text:p>
          </table:table-cell>
          <table:table-cell/>
        </table:table-row>
        <table:table-row table:style-name="ro1">
          <table:table-cell office:value-type="float" office:value="0.413937540955925" calcext:value-type="float">
            <text:p>0.413937540955925</text:p>
          </table:table-cell>
          <table:table-cell office:value-type="float" office:value="19196.719" calcext:value-type="float">
            <text:p>19196.719</text:p>
          </table:table-cell>
          <table:table-cell office:value-type="float" office:value="1861.389" calcext:value-type="float">
            <text:p>1.86E+03</text:p>
          </table:table-cell>
          <table:table-cell office:value-type="float" office:value="0.415482068817542" calcext:value-type="float">
            <text:p>0.415482068817542</text:p>
          </table:table-cell>
          <table:table-cell office:value-type="float" office:value="19204.361" calcext:value-type="float">
            <text:p>19204.361</text:p>
          </table:table-cell>
          <table:table-cell office:value-type="float" office:value="4970.803" calcext:value-type="float">
            <text:p>4970.803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1">
          <table:table-cell office:value-type="float" office:value="0.41309757093342" calcext:value-type="float">
            <text:p>0.41309757093342</text:p>
          </table:table-cell>
          <table:table-cell office:value-type="float" office:value="19232.779" calcext:value-type="float">
            <text:p>19232.779</text:p>
          </table:table-cell>
          <table:table-cell office:value-type="float" office:value="1898.602" calcext:value-type="float">
            <text:p>1.90E+03</text:p>
          </table:table-cell>
          <table:table-cell office:value-type="float" office:value="0.41467373812426" calcext:value-type="float">
            <text:p>0.41467373812426</text:p>
          </table:table-cell>
          <table:table-cell office:value-type="float" office:value="19240.565" calcext:value-type="float">
            <text:p>19240.565</text:p>
          </table:table-cell>
          <table:table-cell office:value-type="float" office:value="5068.142" calcext:value-type="float">
            <text:p>5068.142</text:p>
          </table:table-cell>
          <table:table-cell office:value-type="string" calcext:value-type="string">
            <text:p>A3</text:p>
          </table:table-cell>
          <table:table-cell/>
        </table:table-row>
        <table:table-row table:style-name="ro1">
          <table:table-cell office:value-type="float" office:value="0.41309757093342" calcext:value-type="float">
            <text:p>0.41309757093342</text:p>
          </table:table-cell>
          <table:table-cell office:value-type="float" office:value="19232.779" calcext:value-type="float">
            <text:p>19232.779</text:p>
          </table:table-cell>
          <table:table-cell office:value-type="float" office:value="1898.602" calcext:value-type="float">
            <text:p>1.90E+03</text:p>
          </table:table-cell>
          <table:table-cell office:value-type="float" office:value="0.41467373812426" calcext:value-type="float">
            <text:p>0.41467373812426</text:p>
          </table:table-cell>
          <table:table-cell office:value-type="float" office:value="19240.565" calcext:value-type="float">
            <text:p>19240.565</text:p>
          </table:table-cell>
          <table:table-cell office:value-type="float" office:value="5068.142" calcext:value-type="float">
            <text:p>5068.142</text:p>
          </table:table-cell>
          <table:table-cell office:value-type="string" calcext:value-type="string">
            <text:p>wG0</text:p>
          </table:table-cell>
          <table:table-cell/>
        </table:table-row>
        <table:table-row table:style-name="ro1">
          <table:table-cell office:value-type="float" office:value="0.41309757093342" calcext:value-type="float">
            <text:p>0.41309757093342</text:p>
          </table:table-cell>
          <table:table-cell office:value-type="float" office:value="19232.779" calcext:value-type="float">
            <text:p>19232.779</text:p>
          </table:table-cell>
          <table:table-cell office:value-type="float" office:value="1898.602" calcext:value-type="float">
            <text:p>1.90E+03</text:p>
          </table:table-cell>
          <table:table-cell office:value-type="float" office:value="0.41467373812426" calcext:value-type="float">
            <text:p>0.41467373812426</text:p>
          </table:table-cell>
          <table:table-cell office:value-type="float" office:value="19240.565" calcext:value-type="float">
            <text:p>19240.565</text:p>
          </table:table-cell>
          <table:table-cell office:value-type="float" office:value="5068.142" calcext:value-type="float">
            <text:p>5068.142</text:p>
          </table:table-cell>
          <table:table-cell office:value-type="string" calcext:value-type="string">
            <text:p>wG5</text:p>
          </table:table-cell>
          <table:table-cell/>
        </table:table-row>
        <table:table-row table:style-name="ro1">
          <table:table-cell office:value-type="float" office:value="0.411454721894238" calcext:value-type="float">
            <text:p>0.411454721894238</text:p>
          </table:table-cell>
          <table:table-cell office:value-type="float" office:value="364.023" calcext:value-type="float">
            <text:p>364.023</text:p>
          </table:table-cell>
          <table:table-cell office:value-type="float" office:value="2314.467" calcext:value-type="float">
            <text:p>2.31E+03</text:p>
          </table:table-cell>
          <table:table-cell office:value-type="float" office:value="0.41240513328039" calcext:value-type="float">
            <text:p>0.41240513328039</text:p>
          </table:table-cell>
          <table:table-cell office:value-type="float" office:value="365.518" calcext:value-type="float">
            <text:p>365.518</text:p>
          </table:table-cell>
          <table:table-cell office:value-type="float" office:value="6249.98" calcext:value-type="float">
            <text:p>6249.98</text:p>
          </table:table-cell>
          <table:table-cell office:value-type="string" calcext:value-type="string">
            <text:p>M6</text:p>
          </table:table-cell>
          <table:table-cell/>
        </table:table-row>
        <table:table-row table:style-name="ro1">
          <table:table-cell office:value-type="float" office:value="0.403481706322332" calcext:value-type="float">
            <text:p>0.403481706322332</text:p>
          </table:table-cell>
          <table:table-cell office:value-type="float" office:value="19156.17" calcext:value-type="float">
            <text:p>19156.17</text:p>
          </table:table-cell>
          <table:table-cell office:value-type="float" office:value="1851.479" calcext:value-type="float">
            <text:p>1.85E+03</text:p>
          </table:table-cell>
          <table:table-cell office:value-type="float" office:value="0.404924426723045" calcext:value-type="float">
            <text:p>0.404924426723045</text:p>
          </table:table-cell>
          <table:table-cell office:value-type="float" office:value="19163.735" calcext:value-type="float">
            <text:p>19163.735</text:p>
          </table:table-cell>
          <table:table-cell office:value-type="float" office:value="4951.001" calcext:value-type="float">
            <text:p>4951.001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float" office:value="0.392099631700579" calcext:value-type="float">
            <text:p>0.392099631700579</text:p>
          </table:table-cell>
          <table:table-cell office:value-type="float" office:value="19115.503" calcext:value-type="float">
            <text:p>19115.503</text:p>
          </table:table-cell>
          <table:table-cell office:value-type="float" office:value="1805.545" calcext:value-type="float">
            <text:p>1.81E+03</text:p>
          </table:table-cell>
          <table:table-cell office:value-type="float" office:value="0.393537420286607" calcext:value-type="float">
            <text:p>0.393537420286607</text:p>
          </table:table-cell>
          <table:table-cell office:value-type="float" office:value="19122.343" calcext:value-type="float">
            <text:p>19122.343</text:p>
          </table:table-cell>
          <table:table-cell office:value-type="float" office:value="4821.6" calcext:value-type="float">
            <text:p>4821.6</text:p>
          </table:table-cell>
          <table:table-cell office:value-type="string" calcext:value-type="string">
            <text:p>A7</text:p>
          </table:table-cell>
          <table:table-cell/>
        </table:table-row>
        <table:table-row table:style-name="ro1">
          <table:table-cell office:value-type="float" office:value="0.389254764281399" calcext:value-type="float">
            <text:p>0.389254764281399</text:p>
          </table:table-cell>
          <table:table-cell office:value-type="float" office:value="18977.637" calcext:value-type="float">
            <text:p>18977.637</text:p>
          </table:table-cell>
          <table:table-cell office:value-type="float" office:value="1675.991" calcext:value-type="float">
            <text:p>1.68E+03</text:p>
          </table:table-cell>
          <table:table-cell office:value-type="float" office:value="0.391061320872936" calcext:value-type="float">
            <text:p>0.391061320872936</text:p>
          </table:table-cell>
          <table:table-cell office:value-type="float" office:value="18977.573" calcext:value-type="float">
            <text:p>18977.573</text:p>
          </table:table-cell>
          <table:table-cell office:value-type="float" office:value="4433.915" calcext:value-type="float">
            <text:p>4433.915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float" office:value="0.387229012894086" calcext:value-type="float">
            <text:p>0.387229012894086</text:p>
          </table:table-cell>
          <table:table-cell office:value-type="float" office:value="-86.197" calcext:value-type="float">
            <text:p>-86.197</text:p>
          </table:table-cell>
          <table:table-cell office:value-type="float" office:value="887.602" calcext:value-type="float">
            <text:p>8.88E+02</text:p>
          </table:table-cell>
          <table:table-cell office:value-type="float" office:value="0.389907335854842" calcext:value-type="float">
            <text:p>0.389907335854842</text:p>
          </table:table-cell>
          <table:table-cell office:value-type="float" office:value="-80.411" calcext:value-type="float">
            <text:p>-80.411</text:p>
          </table:table-cell>
          <table:table-cell office:value-type="float" office:value="2287.905" calcext:value-type="float">
            <text:p>2287.905</text:p>
          </table:table-cell>
          <table:table-cell office:value-type="string" calcext:value-type="string">
            <text:p>rF6</text:p>
          </table:table-cell>
          <table:table-cell/>
        </table:table-row>
        <table:table-row table:style-name="ro1">
          <table:table-cell office:value-type="float" office:value="0.373796142980065" calcext:value-type="float">
            <text:p>0.373796142980065</text:p>
          </table:table-cell>
          <table:table-cell office:value-type="float" office:value="19295.997" calcext:value-type="float">
            <text:p>19295.997</text:p>
          </table:table-cell>
          <table:table-cell office:value-type="float" office:value="1671.177" calcext:value-type="float">
            <text:p>1.67E+03</text:p>
          </table:table-cell>
          <table:table-cell office:value-type="float" office:value="0.375304575129564" calcext:value-type="float">
            <text:p>0.375304575129564</text:p>
          </table:table-cell>
          <table:table-cell office:value-type="float" office:value="19296.694" calcext:value-type="float">
            <text:p>19296.694</text:p>
          </table:table-cell>
          <table:table-cell office:value-type="float" office:value="4436.008" calcext:value-type="float">
            <text:p>4436.008</text:p>
          </table:table-cell>
          <table:table-cell office:value-type="string" calcext:value-type="string">
            <text:p>B9</text:p>
          </table:table-cell>
          <table:table-cell/>
        </table:table-row>
        <table:table-row table:style-name="ro1">
          <table:table-cell office:value-type="float" office:value="0.373172094652656" calcext:value-type="float">
            <text:p>0.373172094652656</text:p>
          </table:table-cell>
          <table:table-cell office:value-type="float" office:value="19239.609" calcext:value-type="float">
            <text:p>19239.609</text:p>
          </table:table-cell>
          <table:table-cell office:value-type="float" office:value="1520.09" calcext:value-type="float">
            <text:p>1.52E+03</text:p>
          </table:table-cell>
          <table:table-cell office:value-type="float" office:value="0.374642852912708" calcext:value-type="float">
            <text:p>0.374642852912708</text:p>
          </table:table-cell>
          <table:table-cell office:value-type="float" office:value="19245.44" calcext:value-type="float">
            <text:p>19245.44</text:p>
          </table:table-cell>
          <table:table-cell office:value-type="float" office:value="4045.045" calcext:value-type="float">
            <text:p>4045.045</text:p>
          </table:table-cell>
          <table:table-cell office:value-type="string" calcext:value-type="string">
            <text:p>B3</text:p>
          </table:table-cell>
          <table:table-cell/>
        </table:table-row>
        <table:table-row table:style-name="ro1">
          <table:table-cell office:value-type="float" office:value="0.368602546147956" calcext:value-type="float">
            <text:p>0.368602546147956</text:p>
          </table:table-cell>
          <table:table-cell office:value-type="float" office:value="-27.003" calcext:value-type="float">
            <text:p>-27.003</text:p>
          </table:table-cell>
          <table:table-cell office:value-type="float" office:value="846.857" calcext:value-type="float">
            <text:p>8.47E+02</text:p>
          </table:table-cell>
          <table:table-cell office:value-type="float" office:value="0.369917318982102" calcext:value-type="float">
            <text:p>0.369917318982102</text:p>
          </table:table-cell>
          <table:table-cell office:value-type="float" office:value="-32.687" calcext:value-type="float">
            <text:p>-32.687</text:p>
          </table:table-cell>
          <table:table-cell office:value-type="float" office:value="2206.913" calcext:value-type="float">
            <text:p>2206.913</text:p>
          </table:table-cell>
          <table:table-cell office:value-type="string" calcext:value-type="string">
            <text:p>F8</text:p>
          </table:table-cell>
          <table:table-cell/>
        </table:table-row>
        <table:table-row table:style-name="ro1">
          <table:table-cell office:value-type="float" office:value="0.350103728060406" calcext:value-type="float">
            <text:p>0.350103728060406</text:p>
          </table:table-cell>
          <table:table-cell office:value-type="float" office:value="-50.425" calcext:value-type="float">
            <text:p>-50.425</text:p>
          </table:table-cell>
          <table:table-cell office:value-type="float" office:value="825.393" calcext:value-type="float">
            <text:p>8.25E+02</text:p>
          </table:table-cell>
          <table:table-cell office:value-type="float" office:value="0.351298395940102" calcext:value-type="float">
            <text:p>0.351298395940102</text:p>
          </table:table-cell>
          <table:table-cell office:value-type="float" office:value="-52.857" calcext:value-type="float">
            <text:p>-52.857</text:p>
          </table:table-cell>
          <table:table-cell office:value-type="float" office:value="2167.356" calcext:value-type="float">
            <text:p>2167.356</text:p>
          </table:table-cell>
          <table:table-cell office:value-type="string" calcext:value-type="string">
            <text:p>rF8</text:p>
          </table:table-cell>
          <table:table-cell/>
        </table:table-row>
        <table:table-row table:style-name="ro1">
          <table:table-cell office:value-type="float" office:value="0.349670303677746" calcext:value-type="float">
            <text:p>0.349670303677746</text:p>
          </table:table-cell>
          <table:table-cell office:value-type="float" office:value="-204.352" calcext:value-type="float">
            <text:p>-204.352</text:p>
          </table:table-cell>
          <table:table-cell office:value-type="float" office:value="998.129" calcext:value-type="float">
            <text:p>9.98E+02</text:p>
          </table:table-cell>
          <table:table-cell office:value-type="float" office:value="0.350951023462718" calcext:value-type="float">
            <text:p>0.350951023462718</text:p>
          </table:table-cell>
          <table:table-cell office:value-type="float" office:value="-200.579" calcext:value-type="float">
            <text:p>-200.579</text:p>
          </table:table-cell>
          <table:table-cell office:value-type="float" office:value="2651.484" calcext:value-type="float">
            <text:p>2651.484</text:p>
          </table:table-cell>
          <table:table-cell office:value-type="string" calcext:value-type="string">
            <text:p>wF8</text:p>
          </table:table-cell>
          <table:table-cell/>
        </table:table-row>
        <table:table-row table:style-name="ro1">
          <table:table-cell office:value-type="float" office:value="0.343435420646066" calcext:value-type="float">
            <text:p>0.343435420646066</text:p>
          </table:table-cell>
          <table:table-cell office:value-type="float" office:value="19125.778" calcext:value-type="float">
            <text:p>19125.778</text:p>
          </table:table-cell>
          <table:table-cell office:value-type="float" office:value="1779.67" calcext:value-type="float">
            <text:p>1.78E+03</text:p>
          </table:table-cell>
          <table:table-cell office:value-type="float" office:value="0.344868078338271" calcext:value-type="float">
            <text:p>0.344868078338271</text:p>
          </table:table-cell>
          <table:table-cell office:value-type="float" office:value="19131.49" calcext:value-type="float">
            <text:p>19131.49</text:p>
          </table:table-cell>
          <table:table-cell office:value-type="float" office:value="4733.954" calcext:value-type="float">
            <text:p>4733.954</text:p>
          </table:table-cell>
          <table:table-cell office:value-type="string" calcext:value-type="string">
            <text:p>B0</text:p>
          </table:table-cell>
          <table:table-cell/>
        </table:table-row>
        <table:table-row table:style-name="ro1">
          <table:table-cell office:value-type="float" office:value="0.333975322765621" calcext:value-type="float">
            <text:p>0.333975322765621</text:p>
          </table:table-cell>
          <table:table-cell office:value-type="float" office:value="19209.254" calcext:value-type="float">
            <text:p>19209.254</text:p>
          </table:table-cell>
          <table:table-cell office:value-type="float" office:value="1566.054" calcext:value-type="float">
            <text:p>1.57E+03</text:p>
          </table:table-cell>
          <table:table-cell office:value-type="float" office:value="0.33502840933452" calcext:value-type="float">
            <text:p>0.33502840933452</text:p>
          </table:table-cell>
          <table:table-cell office:value-type="float" office:value="19214.587" calcext:value-type="float">
            <text:p>19214.587</text:p>
          </table:table-cell>
          <table:table-cell office:value-type="float" office:value="4197.623" calcext:value-type="float">
            <text:p>4197.623</text:p>
          </table:table-cell>
          <table:table-cell office:value-type="string" calcext:value-type="string">
            <text:p>O5</text:p>
          </table:table-cell>
          <table:table-cell/>
        </table:table-row>
        <table:table-row table:style-name="ro1">
          <table:table-cell office:value-type="float" office:value="0.314419076883878" calcext:value-type="float">
            <text:p>0.314419076883878</text:p>
          </table:table-cell>
          <table:table-cell office:value-type="float" office:value="-30968.865" calcext:value-type="float">
            <text:p>-30968.865</text:p>
          </table:table-cell>
          <table:table-cell office:value-type="float" office:value="1534.175" calcext:value-type="float">
            <text:p>1.53E+03</text:p>
          </table:table-cell>
          <table:table-cell office:value-type="float" office:value="0.315514947886918" calcext:value-type="float">
            <text:p>0.315514947886918</text:p>
          </table:table-cell>
          <table:table-cell office:value-type="float" office:value="-30963.196" calcext:value-type="float">
            <text:p>-30963.196</text:p>
          </table:table-cell>
          <table:table-cell office:value-type="float" office:value="4104.773" calcext:value-type="float">
            <text:p>4104.773</text:p>
          </table:table-cell>
          <table:table-cell office:value-type="string" calcext:value-type="string">
            <text:p>O9</text:p>
          </table:table-cell>
          <table:table-cell/>
        </table:table-row>
        <table:table-row table:style-name="ro1">
          <table:table-cell office:value-type="float" office:value="0.312322645519262" calcext:value-type="float">
            <text:p>0.312322645519262</text:p>
          </table:table-cell>
          <table:table-cell office:value-type="float" office:value="19195.4" calcext:value-type="float">
            <text:p>19195.4</text:p>
          </table:table-cell>
          <table:table-cell office:value-type="float" office:value="1503.186" calcext:value-type="float">
            <text:p>1.50E+03</text:p>
          </table:table-cell>
          <table:table-cell office:value-type="float" office:value="0.313537363880866" calcext:value-type="float">
            <text:p>0.313537363880866</text:p>
          </table:table-cell>
          <table:table-cell office:value-type="float" office:value="19202.549" calcext:value-type="float">
            <text:p>19202.549</text:p>
          </table:table-cell>
          <table:table-cell office:value-type="float" office:value="4006.824" calcext:value-type="float">
            <text:p>4006.824</text:p>
          </table:table-cell>
          <table:table-cell office:value-type="string" calcext:value-type="string">
            <text:p>F0</text:p>
          </table:table-cell>
          <table:table-cell/>
        </table:table-row>
        <table:table-row table:style-name="ro1">
          <table:table-cell office:value-type="float" office:value="0.305956457539981" calcext:value-type="float">
            <text:p>0.305956457539981</text:p>
          </table:table-cell>
          <table:table-cell office:value-type="float" office:value="-35.027" calcext:value-type="float">
            <text:p>-35.027</text:p>
          </table:table-cell>
          <table:table-cell office:value-type="float" office:value="829.286" calcext:value-type="float">
            <text:p>8.29E+02</text:p>
          </table:table-cell>
          <table:table-cell office:value-type="float" office:value="0.307080686301254" calcext:value-type="float">
            <text:p>0.307080686301254</text:p>
          </table:table-cell>
          <table:table-cell office:value-type="float" office:value="-39.504" calcext:value-type="float">
            <text:p>-39.504</text:p>
          </table:table-cell>
          <table:table-cell office:value-type="float" office:value="2163.261" calcext:value-type="float">
            <text:p>2163.261</text:p>
          </table:table-cell>
          <table:table-cell office:value-type="string" calcext:value-type="string">
            <text:p>F6</text:p>
          </table:table-cell>
          <table:table-cell/>
        </table:table-row>
        <table:table-row table:style-name="ro1">
          <table:table-cell office:value-type="float" office:value="0.285440961851392" calcext:value-type="float">
            <text:p>0.285440961851392</text:p>
          </table:table-cell>
          <table:table-cell office:value-type="float" office:value="-84.744" calcext:value-type="float">
            <text:p>-84.744</text:p>
          </table:table-cell>
          <table:table-cell office:value-type="float" office:value="810.132" calcext:value-type="float">
            <text:p>8.10E+02</text:p>
          </table:table-cell>
          <table:table-cell office:value-type="float" office:value="0.286328979982579" calcext:value-type="float">
            <text:p>0.286328979982579</text:p>
          </table:table-cell>
          <table:table-cell office:value-type="float" office:value="-84.328" calcext:value-type="float">
            <text:p>-84.328</text:p>
          </table:table-cell>
          <table:table-cell office:value-type="float" office:value="2147.707" calcext:value-type="float">
            <text:p>2147.707</text:p>
          </table:table-cell>
          <table:table-cell office:value-type="string" calcext:value-type="string">
            <text:p>F5</text:p>
          </table:table-cell>
          <table:table-cell/>
        </table:table-row>
        <table:table-row table:style-name="ro1">
          <table:table-cell office:value-type="float" office:value="0.271891489181631" calcext:value-type="float">
            <text:p>0.271891489181631</text:p>
          </table:table-cell>
          <table:table-cell office:value-type="float" office:value="18850.953" calcext:value-type="float">
            <text:p>18850.953</text:p>
          </table:table-cell>
          <table:table-cell office:value-type="float" office:value="1393.565" calcext:value-type="float">
            <text:p>1.39E+03</text:p>
          </table:table-cell>
          <table:table-cell office:value-type="float" office:value="0.273844407427839" calcext:value-type="float">
            <text:p>0.273844407427839</text:p>
          </table:table-cell>
          <table:table-cell office:value-type="float" office:value="18851.612" calcext:value-type="float">
            <text:p>18851.612</text:p>
          </table:table-cell>
          <table:table-cell office:value-type="float" office:value="3588.946" calcext:value-type="float">
            <text:p>3588.946</text:p>
          </table:table-cell>
          <table:table-cell office:value-type="string" calcext:value-type="string">
            <text:p>F2</text:p>
          </table:table-cell>
          <table:table-cell/>
        </table:table-row>
        <table:table-row table:style-name="ro1">
          <table:table-cell office:value-type="float" office:value="0.248637389902102" calcext:value-type="float">
            <text:p>0.248637389902102</text:p>
          </table:table-cell>
          <table:table-cell office:value-type="float" office:value="-20.784" calcext:value-type="float">
            <text:p>-20.784</text:p>
          </table:table-cell>
          <table:table-cell office:value-type="float" office:value="807.966" calcext:value-type="float">
            <text:p>8.08E+02</text:p>
          </table:table-cell>
          <table:table-cell office:value-type="float" office:value="0.250289451584152" calcext:value-type="float">
            <text:p>0.250289451584152</text:p>
          </table:table-cell>
          <table:table-cell office:value-type="float" office:value="-20.7" calcext:value-type="float">
            <text:p>-20.7</text:p>
          </table:table-cell>
          <table:table-cell office:value-type="float" office:value="2087.149" calcext:value-type="float">
            <text:p>2087.149</text:p>
          </table:table-cell>
          <table:table-cell office:value-type="string" calcext:value-type="string">
            <text:p>wF5</text:p>
          </table:table-cell>
          <table:table-cell/>
        </table:table-row>
        <table:table-row table:style-name="ro1">
          <table:table-cell office:value-type="float" office:value="0.208818003843652" calcext:value-type="float">
            <text:p>0.208818003843652</text:p>
          </table:table-cell>
          <table:table-cell office:value-type="float" office:value="-4925.594" calcext:value-type="float">
            <text:p>-4925.594</text:p>
          </table:table-cell>
          <table:table-cell office:value-type="float" office:value="2677.242" calcext:value-type="float">
            <text:p>2.68E+03</text:p>
          </table:table-cell>
          <table:table-cell office:value-type="float" office:value="0.209667847229319" calcext:value-type="float">
            <text:p>0.209667847229319</text:p>
          </table:table-cell>
          <table:table-cell office:value-type="float" office:value="-4915.351" calcext:value-type="float">
            <text:p>-4915.351</text:p>
          </table:table-cell>
          <table:table-cell office:value-type="float" office:value="7156.733" calcext:value-type="float">
            <text:p>7156.733</text:p>
          </table:table-cell>
          <table:table-cell office:value-type="string" calcext:value-type="string">
            <text:p>B8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HIP114046</text:p>
          </table:table-cell>
          <table:table-cell/>
        </table:table-row>
        <table:table-row table:style-name="ro1">
          <table:table-cell office:value-type="float" office:value="0.861660535443125" calcext:value-type="float">
            <text:p>0.861660535443125</text:p>
          </table:table-cell>
          <table:table-cell office:value-type="float" office:value="27.143" calcext:value-type="float">
            <text:p>27.143</text:p>
          </table:table-cell>
          <table:table-cell table:style-name="Default" office:value-type="float" office:value="1812.103" calcext:value-type="float">
            <text:p>1812.103</text:p>
          </table:table-cell>
          <table:table-cell office:value-type="float" office:value="0.864506695892083" calcext:value-type="float">
            <text:p>0.864506695892083</text:p>
          </table:table-cell>
          <table:table-cell office:value-type="float" office:value="28.203" calcext:value-type="float">
            <text:p>28.203</text:p>
          </table:table-cell>
          <table:table-cell office:value-type="float" office:value="4850.487" calcext:value-type="float">
            <text:p>4850.487</text:p>
          </table:table-cell>
          <table:table-cell office:value-type="string" calcext:value-type="string">
            <text:p>M2</text:p>
          </table:table-cell>
          <table:table-cell/>
        </table:table-row>
        <table:table-row table:style-name="ro1">
          <table:table-cell office:value-type="float" office:value="0.850797894365624" calcext:value-type="float">
            <text:p>0.850797894365624</text:p>
          </table:table-cell>
          <table:table-cell office:value-type="float" office:value="-143.44" calcext:value-type="float">
            <text:p>-143.44</text:p>
          </table:table-cell>
          <table:table-cell table:style-name="Default" office:value-type="float" office:value="1873.114" calcext:value-type="float">
            <text:p>1873.114</text:p>
          </table:table-cell>
          <table:table-cell office:value-type="float" office:value="0.853755698138053" calcext:value-type="float">
            <text:p>0.853755698138053</text:p>
          </table:table-cell>
          <table:table-cell office:value-type="float" office:value="-136.903" calcext:value-type="float">
            <text:p>-136.903</text:p>
          </table:table-cell>
          <table:table-cell office:value-type="float" office:value="5013.507" calcext:value-type="float">
            <text:p>5013.507</text:p>
          </table:table-cell>
          <table:table-cell office:value-type="string" calcext:value-type="string">
            <text:p>M1</text:p>
          </table:table-cell>
          <table:table-cell/>
        </table:table-row>
        <table:table-row table:style-name="ro1">
          <table:table-cell office:value-type="float" office:value="0.833489000121693" calcext:value-type="float">
            <text:p>0.833489000121693</text:p>
          </table:table-cell>
          <table:table-cell office:value-type="float" office:value="100.478" calcext:value-type="float">
            <text:p>100.478</text:p>
          </table:table-cell>
          <table:table-cell table:style-name="Default" office:value-type="float" office:value="1875.349" calcext:value-type="float">
            <text:p>1875.349</text:p>
          </table:table-cell>
          <table:table-cell office:value-type="float" office:value="0.836092677626066" calcext:value-type="float">
            <text:p>0.836092677626066</text:p>
          </table:table-cell>
          <table:table-cell office:value-type="float" office:value="104.499" calcext:value-type="float">
            <text:p>104.499</text:p>
          </table:table-cell>
          <table:table-cell office:value-type="float" office:value="5031.279" calcext:value-type="float">
            <text:p>5031.279</text:p>
          </table:table-cell>
          <table:table-cell office:value-type="string" calcext:value-type="string">
            <text:p>M3</text:p>
          </table:table-cell>
          <table:table-cell/>
        </table:table-row>
        <table:table-row table:style-name="ro1">
          <table:table-cell office:value-type="float" office:value="0.829730143545755" calcext:value-type="float">
            <text:p>0.829730143545755</text:p>
          </table:table-cell>
          <table:table-cell office:value-type="float" office:value="247.156" calcext:value-type="float">
            <text:p>247.156</text:p>
          </table:table-cell>
          <table:table-cell table:style-name="Default" office:value-type="float" office:value="2055.907" calcext:value-type="float">
            <text:p>2055.907</text:p>
          </table:table-cell>
          <table:table-cell office:value-type="float" office:value="0.832161788417117" calcext:value-type="float">
            <text:p>0.832161788417117</text:p>
          </table:table-cell>
          <table:table-cell office:value-type="float" office:value="252.005" calcext:value-type="float">
            <text:p>252.005</text:p>
          </table:table-cell>
          <table:table-cell office:value-type="float" office:value="5527.192" calcext:value-type="float">
            <text:p>5527.192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float" office:value="0.827835197556199" calcext:value-type="float">
            <text:p>0.827835197556199</text:p>
          </table:table-cell>
          <table:table-cell office:value-type="float" office:value="130.593" calcext:value-type="float">
            <text:p>130.593</text:p>
          </table:table-cell>
          <table:table-cell table:style-name="Default" office:value-type="float" office:value="1955.739" calcext:value-type="float">
            <text:p>1955.739</text:p>
          </table:table-cell>
          <table:table-cell table:style-name="ce1" office:value-type="float" office:value="0.0000110833119218793" calcext:value-type="float">
            <text:p>1.11E-05</text:p>
          </table:table-cell>
          <table:table-cell office:value-type="float" office:value="134.392" calcext:value-type="float">
            <text:p>134.392</text:p>
          </table:table-cell>
          <table:table-cell office:value-type="float" office:value="5265.398" calcext:value-type="float">
            <text:p>5265.398</text:p>
          </table:table-cell>
          <table:table-cell office:value-type="string" calcext:value-type="string">
            <text:p>M4</text:p>
          </table:table-cell>
          <table:table-cell/>
        </table:table-row>
        <table:table-row table:style-name="ro1">
          <table:table-cell office:value-type="float" office:value="0.767039484510012" calcext:value-type="float">
            <text:p>0.767039484510012</text:p>
          </table:table-cell>
          <table:table-cell office:value-type="float" office:value="-136.18" calcext:value-type="float">
            <text:p>-136.18</text:p>
          </table:table-cell>
          <table:table-cell table:style-name="Default" office:value-type="float" office:value="1884.369" calcext:value-type="float">
            <text:p>1884.369</text:p>
          </table:table-cell>
          <table:table-cell office:value-type="float" office:value="0.76982257598729" calcext:value-type="float">
            <text:p>0.76982257598729</text:p>
          </table:table-cell>
          <table:table-cell office:value-type="float" office:value="-128.648" calcext:value-type="float">
            <text:p>-128.648</text:p>
          </table:table-cell>
          <table:table-cell office:value-type="float" office:value="5040.194" calcext:value-type="float">
            <text:p>5040.194</text:p>
          </table:table-cell>
          <table:table-cell office:value-type="string" calcext:value-type="string">
            <text:p>K7</text:p>
          </table:table-cell>
          <table:table-cell/>
        </table:table-row>
        <table:table-row table:style-name="ro1">
          <table:table-cell office:value-type="float" office:value="0.755844722638529" calcext:value-type="float">
            <text:p>0.755844722638529</text:p>
          </table:table-cell>
          <table:table-cell office:value-type="float" office:value="275.529" calcext:value-type="float">
            <text:p>275.529</text:p>
          </table:table-cell>
          <table:table-cell table:style-name="Default" office:value-type="float" office:value="2405.302" calcext:value-type="float">
            <text:p>2405.302</text:p>
          </table:table-cell>
          <table:table-cell table:style-name="ce1" office:value-type="float" office:value="0.0000100827297499642" calcext:value-type="float">
            <text:p>1.01E-05</text:p>
          </table:table-cell>
          <table:table-cell office:value-type="float" office:value="280.799" calcext:value-type="float">
            <text:p>280.799</text:p>
          </table:table-cell>
          <table:table-cell office:value-type="float" office:value="6461.517" calcext:value-type="float">
            <text:p>6461.517</text:p>
          </table:table-cell>
          <table:table-cell office:value-type="string" calcext:value-type="string">
            <text:p>M6</text:p>
          </table:table-cell>
          <table:table-cell/>
        </table:table-row>
        <table:table-row table:style-name="ro1">
          <table:table-cell office:value-type="float" office:value="0.591391765166639" calcext:value-type="float">
            <text:p>0.591391765166639</text:p>
          </table:table-cell>
          <table:table-cell office:value-type="float" office:value="-48.573" calcext:value-type="float">
            <text:p>-48.573</text:p>
          </table:table-cell>
          <table:table-cell table:style-name="Default" office:value-type="float" office:value="1606.246" calcext:value-type="float">
            <text:p>1606.246</text:p>
          </table:table-cell>
          <table:table-cell table:style-name="ce1" office:value-type="float" office:value="0.00000795168885118188" calcext:value-type="float">
            <text:p>7.95E-06</text:p>
          </table:table-cell>
          <table:table-cell office:value-type="float" office:value="-43.324" calcext:value-type="float">
            <text:p>-43.324</text:p>
          </table:table-cell>
          <table:table-cell office:value-type="float" office:value="4281.805" calcext:value-type="float">
            <text:p>4281.805</text:p>
          </table:table-cell>
          <table:table-cell office:value-type="string" calcext:value-type="string">
            <text:p>K4</text:p>
          </table:table-cell>
          <table:table-cell/>
        </table:table-row>
        <table:table-row table:style-name="ro1">
          <table:table-cell office:value-type="float" office:value="0.578402186470171" calcext:value-type="float">
            <text:p>0.578402186470171</text:p>
          </table:table-cell>
          <table:table-cell office:value-type="float" office:value="-278.706" calcext:value-type="float">
            <text:p>-278.706</text:p>
          </table:table-cell>
          <table:table-cell table:style-name="Default" office:value-type="float" office:value="2064.537" calcext:value-type="float">
            <text:p>2064.537</text:p>
          </table:table-cell>
          <table:table-cell office:value-type="float" office:value="0.580848849225172" calcext:value-type="float">
            <text:p>0.580848849225172</text:p>
          </table:table-cell>
          <table:table-cell office:value-type="float" office:value="-273.453" calcext:value-type="float">
            <text:p>-273.453</text:p>
          </table:table-cell>
          <table:table-cell office:value-type="float" office:value="5486.427" calcext:value-type="float">
            <text:p>5486.427</text:p>
          </table:table-cell>
          <table:table-cell office:value-type="string" calcext:value-type="string">
            <text:p>K5</text:p>
          </table:table-cell>
          <table:table-cell/>
        </table:table-row>
        <table:table-row table:style-name="ro1">
          <table:table-cell office:value-type="float" office:value="0.574427922262914" calcext:value-type="float">
            <text:p>0.574427922262914</text:p>
          </table:table-cell>
          <table:table-cell office:value-type="float" office:value="-18.542" calcext:value-type="float">
            <text:p>-18.542</text:p>
          </table:table-cell>
          <table:table-cell table:style-name="Default" office:value-type="float" office:value="1685.738" calcext:value-type="float">
            <text:p>1685.738</text:p>
          </table:table-cell>
          <table:table-cell table:style-name="ce1" office:value-type="float" office:value="0.00000772372235656652" calcext:value-type="float">
            <text:p>7.72E-06</text:p>
          </table:table-cell>
          <table:table-cell office:value-type="float" office:value="-16.852" calcext:value-type="float">
            <text:p>-16.852</text:p>
          </table:table-cell>
          <table:table-cell office:value-type="float" office:value="4466.038" calcext:value-type="float">
            <text:p>4466.038</text:p>
          </table:table-cell>
          <table:table-cell office:value-type="string" calcext:value-type="string">
            <text:p>K3</text:p>
          </table:table-cell>
          <table:table-cell/>
        </table:table-row>
        <table:table-row table:style-name="ro1">
          <table:table-cell office:value-type="float" office:value="0.449520789079832" calcext:value-type="float">
            <text:p>0.449520789079832</text:p>
          </table:table-cell>
          <table:table-cell office:value-type="float" office:value="-142.443" calcext:value-type="float">
            <text:p>-142.443</text:p>
          </table:table-cell>
          <table:table-cell table:style-name="Default" office:value-type="float" office:value="1511.828" calcext:value-type="float">
            <text:p>1511.828</text:p>
          </table:table-cell>
          <table:table-cell table:style-name="ce1" office:value-type="float" office:value="0.00000604661726838834" calcext:value-type="float">
            <text:p>6.05E-06</text:p>
          </table:table-cell>
          <table:table-cell office:value-type="float" office:value="-136.473" calcext:value-type="float">
            <text:p>-136.473</text:p>
          </table:table-cell>
          <table:table-cell office:value-type="float" office:value="4043.898" calcext:value-type="float">
            <text:p>4043.898</text:p>
          </table:table-cell>
          <table:table-cell office:value-type="string" calcext:value-type="string">
            <text:p>K2</text:p>
          </table:table-cell>
          <table:table-cell/>
        </table:table-row>
        <table:table-row table:style-name="ro1">
          <table:table-cell office:value-type="float" office:value="0.360490049059731" calcext:value-type="float">
            <text:p>0.360490049059731</text:p>
          </table:table-cell>
          <table:table-cell office:value-type="float" office:value="22.035" calcext:value-type="float">
            <text:p>22.035</text:p>
          </table:table-cell>
          <table:table-cell office:value-type="float" office:value="1183.546" calcext:value-type="float">
            <text:p>1.18E+03</text:p>
          </table:table-cell>
          <table:table-cell office:value-type="float" office:value="0.362519729919571" calcext:value-type="float">
            <text:p>0.362519729919571</text:p>
          </table:table-cell>
          <table:table-cell office:value-type="float" office:value="26.81" calcext:value-type="float">
            <text:p>26.81</text:p>
          </table:table-cell>
          <table:table-cell office:value-type="float" office:value="3092.717" calcext:value-type="float">
            <text:p>3092.717</text:p>
          </table:table-cell>
          <table:table-cell office:value-type="string" calcext:value-type="string">
            <text:p>G8</text:p>
          </table:table-cell>
          <table:table-cell/>
        </table:table-row>
        <table:table-row table:style-name="ro1">
          <table:table-cell office:value-type="float" office:value="0.347122169905319" calcext:value-type="float">
            <text:p>0.347122169905319</text:p>
          </table:table-cell>
          <table:table-cell office:value-type="float" office:value="-116.289" calcext:value-type="float">
            <text:p>-116.289</text:p>
          </table:table-cell>
          <table:table-cell table:style-name="Default" office:value-type="float" office:value="1198.628" calcext:value-type="float">
            <text:p>1198.628</text:p>
          </table:table-cell>
          <table:table-cell table:style-name="ce1" office:value-type="float" office:value="0.00000468021088048392" calcext:value-type="float">
            <text:p>4.68E-06</text:p>
          </table:table-cell>
          <table:table-cell office:value-type="float" office:value="-112.266" calcext:value-type="float">
            <text:p>-112.266</text:p>
          </table:table-cell>
          <table:table-cell office:value-type="float" office:value="3212.058" calcext:value-type="float">
            <text:p>3212.058</text:p>
          </table:table-cell>
          <table:table-cell office:value-type="string" calcext:value-type="string">
            <text:p>K0</text:p>
          </table:table-cell>
          <table:table-cell/>
        </table:table-row>
        <table:table-row table:style-name="ro1">
          <table:table-cell office:value-type="float" office:value="0.31446258371061" calcext:value-type="float">
            <text:p>0.31446258371061</text:p>
          </table:table-cell>
          <table:table-cell office:value-type="float" office:value="-4849.597" calcext:value-type="float">
            <text:p>-4849.597</text:p>
          </table:table-cell>
          <table:table-cell office:value-type="float" office:value="1855.96" calcext:value-type="float">
            <text:p>1.86E+03</text:p>
          </table:table-cell>
          <table:table-cell office:value-type="float" office:value="0.315536629801773" calcext:value-type="float">
            <text:p>0.315536629801773</text:p>
          </table:table-cell>
          <table:table-cell office:value-type="float" office:value="-4845.335" calcext:value-type="float">
            <text:p>-4845.335</text:p>
          </table:table-cell>
          <table:table-cell office:value-type="float" office:value="4946.427" calcext:value-type="float">
            <text:p>4946.427</text:p>
          </table:table-cell>
          <table:table-cell office:value-type="string" calcext:value-type="string">
            <text:p>B8</text:p>
          </table:table-cell>
          <table:table-cell/>
        </table:table-row>
        <table:table-row table:style-name="ro1">
          <table:table-cell office:value-type="float" office:value="0.307814705987071" calcext:value-type="float">
            <text:p>0.307814705987071</text:p>
          </table:table-cell>
          <table:table-cell office:value-type="float" office:value="-30887.559" calcext:value-type="float">
            <text:p>-30887.559</text:p>
          </table:table-cell>
          <table:table-cell office:value-type="float" office:value="1632.29" calcext:value-type="float">
            <text:p>1.63E+03</text:p>
          </table:table-cell>
          <table:table-cell office:value-type="float" office:value="0.30917602035757" calcext:value-type="float">
            <text:p>0.30917602035757</text:p>
          </table:table-cell>
          <table:table-cell office:value-type="float" office:value="-30883.927" calcext:value-type="float">
            <text:p>-30883.927</text:p>
          </table:table-cell>
          <table:table-cell office:value-type="float" office:value="4316.709" calcext:value-type="float">
            <text:p>4316.709</text:p>
          </table:table-cell>
          <table:table-cell office:value-type="string" calcext:value-type="string">
            <text:p>O9</text:p>
          </table:table-cell>
          <table:table-cell/>
        </table:table-row>
        <table:table-row table:style-name="ro1">
          <table:table-cell office:value-type="float" office:value="0.307116800294765" calcext:value-type="float">
            <text:p>0.307116800294765</text:p>
          </table:table-cell>
          <table:table-cell office:value-type="float" office:value="-5236.854" calcext:value-type="float">
            <text:p>-5236.854</text:p>
          </table:table-cell>
          <table:table-cell table:style-name="Default" office:value-type="float" office:value="2298.158" calcext:value-type="float">
            <text:p>2298.158</text:p>
          </table:table-cell>
          <table:table-cell table:style-name="ce1" office:value-type="float" office:value="0.00000410049816537937" calcext:value-type="float">
            <text:p>4.10E-06</text:p>
          </table:table-cell>
          <table:table-cell office:value-type="float" office:value="-5238.611" calcext:value-type="float">
            <text:p>-5238.611</text:p>
          </table:table-cell>
          <table:table-cell office:value-type="float" office:value="6151.589" calcext:value-type="float">
            <text:p>6151.589</text:p>
          </table:table-cell>
          <table:table-cell office:value-type="string" calcext:value-type="string">
            <text:p>wF8</text:p>
          </table:table-cell>
          <table:table-cell/>
        </table:table-row>
        <table:table-row table:style-name="ro1">
          <table:table-cell office:value-type="float" office:value="0.302028264321445" calcext:value-type="float">
            <text:p>0.302028264321445</text:p>
          </table:table-cell>
          <table:table-cell office:value-type="float" office:value="-33.216" calcext:value-type="float">
            <text:p>-33.216</text:p>
          </table:table-cell>
          <table:table-cell office:value-type="float" office:value="1084.366" calcext:value-type="float">
            <text:p>1.08E+03</text:p>
          </table:table-cell>
          <table:table-cell office:value-type="float" office:value="0.303726551987078" calcext:value-type="float">
            <text:p>0.303726551987078</text:p>
          </table:table-cell>
          <table:table-cell office:value-type="float" office:value="-30.736" calcext:value-type="float">
            <text:p>-30.736</text:p>
          </table:table-cell>
          <table:table-cell office:value-type="float" office:value="2828.673" calcext:value-type="float">
            <text:p>2828.673</text:p>
          </table:table-cell>
          <table:table-cell office:value-type="string" calcext:value-type="string">
            <text:p>G5</text:p>
          </table:table-cell>
          <table:table-cell/>
        </table:table-row>
        <table:table-row table:style-name="ro1">
          <table:table-cell office:value-type="float" office:value="0.2855824858227" calcext:value-type="float">
            <text:p>0.2855824858227</text:p>
          </table:table-cell>
          <table:table-cell office:value-type="float" office:value="-5276.602" calcext:value-type="float">
            <text:p>-5276.602</text:p>
          </table:table-cell>
          <table:table-cell table:style-name="Default" office:value-type="float" office:value="1905.826" calcext:value-type="float">
            <text:p>1905.826</text:p>
          </table:table-cell>
          <table:table-cell table:style-name="ce1" office:value-type="float" office:value="0.00000382387937660425" calcext:value-type="float">
            <text:p>3.82E-06</text:p>
          </table:table-cell>
          <table:table-cell office:value-type="float" office:value="-5278.985" calcext:value-type="float">
            <text:p>-5278.985</text:p>
          </table:table-cell>
          <table:table-cell office:value-type="float" office:value="5112.656" calcext:value-type="float">
            <text:p>5112.656</text:p>
          </table:table-cell>
          <table:table-cell office:value-type="string" calcext:value-type="string">
            <text:p>rF6</text:p>
          </table:table-cell>
          <table:table-cell/>
        </table:table-row>
        <table:table-row table:style-name="ro1">
          <table:table-cell office:value-type="float" office:value="0.280588078644873" calcext:value-type="float">
            <text:p>0.280588078644873</text:p>
          </table:table-cell>
          <table:table-cell office:value-type="float" office:value="-4582.751" calcext:value-type="float">
            <text:p>-4582.751</text:p>
          </table:table-cell>
          <table:table-cell office:value-type="float" office:value="2846.306" calcext:value-type="float">
            <text:p>2.85E+03</text:p>
          </table:table-cell>
          <table:table-cell office:value-type="float" office:value="0.283015385343038" calcext:value-type="float">
            <text:p>0.283015385343038</text:p>
          </table:table-cell>
          <table:table-cell office:value-type="float" office:value="-4601.861" calcext:value-type="float">
            <text:p>-4601.861</text:p>
          </table:table-cell>
          <table:table-cell office:value-type="float" office:value="7301.738" calcext:value-type="float">
            <text:p>7301.738</text:p>
          </table:table-cell>
          <table:table-cell office:value-type="string" calcext:value-type="string">
            <text:p>G2</text:p>
          </table:table-cell>
          <table:table-cell/>
        </table:table-row>
        <table:table-row table:style-name="ro1">
          <table:table-cell office:value-type="float" office:value="0.277908890640391" calcext:value-type="float">
            <text:p>0.277908890640391</text:p>
          </table:table-cell>
          <table:table-cell office:value-type="float" office:value="-4823.94" calcext:value-type="float">
            <text:p>-4823.94</text:p>
          </table:table-cell>
          <table:table-cell table:style-name="Default" office:value-type="float" office:value="3011.129" calcext:value-type="float">
            <text:p>3011.129</text:p>
          </table:table-cell>
          <table:table-cell table:style-name="ce1" office:value-type="float" office:value="0.00000372931687331998" calcext:value-type="float">
            <text:p>3.73E-06</text:p>
          </table:table-cell>
          <table:table-cell office:value-type="float" office:value="-4836.171" calcext:value-type="float">
            <text:p>-4836.171</text:p>
          </table:table-cell>
          <table:table-cell office:value-type="float" office:value="7538.549" calcext:value-type="float">
            <text:p>7538.549</text:p>
          </table:table-cell>
          <table:table-cell office:value-type="string" calcext:value-type="string">
            <text:p>rG0</text:p>
          </table:table-cell>
          <table:table-cell/>
        </table:table-row>
        <table:table-row table:style-name="ro1">
          <table:table-cell office:value-type="float" office:value="0.275681624957926" calcext:value-type="float">
            <text:p>0.275681624957926</text:p>
          </table:table-cell>
          <table:table-cell office:value-type="float" office:value="63781.089" calcext:value-type="float">
            <text:p>63781.089</text:p>
          </table:table-cell>
          <table:table-cell office:value-type="float" office:value="1101.045" calcext:value-type="float">
            <text:p>1.10E+03</text:p>
          </table:table-cell>
          <table:table-cell office:value-type="float" office:value="0.277679304855124" calcext:value-type="float">
            <text:p>0.277679304855124</text:p>
          </table:table-cell>
          <table:table-cell office:value-type="float" office:value="63782.675" calcext:value-type="float">
            <text:p>63782.675</text:p>
          </table:table-cell>
          <table:table-cell office:value-type="float" office:value="2841.296" calcext:value-type="float">
            <text:p>2841.296</text:p>
          </table:table-cell>
          <table:table-cell office:value-type="string" calcext:value-type="string">
            <text:p>F0</text:p>
          </table:table-cell>
          <table:table-cell/>
        </table:table-row>
        <table:table-row table:style-name="ro1">
          <table:table-cell office:value-type="float" office:value="0.268409306907001" calcext:value-type="float">
            <text:p>0.268409306907001</text:p>
          </table:table-cell>
          <table:table-cell office:value-type="float" office:value="63778.369" calcext:value-type="float">
            <text:p>63778.369</text:p>
          </table:table-cell>
          <table:table-cell office:value-type="float" office:value="1137.898" calcext:value-type="float">
            <text:p>1.14E+03</text:p>
          </table:table-cell>
          <table:table-cell office:value-type="float" office:value="0.270104027376525" calcext:value-type="float">
            <text:p>0.270104027376525</text:p>
          </table:table-cell>
          <table:table-cell office:value-type="float" office:value="63778.998" calcext:value-type="float">
            <text:p>63778.998</text:p>
          </table:table-cell>
          <table:table-cell office:value-type="float" office:value="2955.124" calcext:value-type="float">
            <text:p>2955.124</text:p>
          </table:table-cell>
          <table:table-cell office:value-type="string" calcext:value-type="string">
            <text:p>A7</text:p>
          </table:table-cell>
          <table:table-cell/>
        </table:table-row>
        <table:table-row table:style-name="ro1">
          <table:table-cell office:value-type="float" office:value="0.267563634641901" calcext:value-type="float">
            <text:p>0.267563634641901</text:p>
          </table:table-cell>
          <table:table-cell office:value-type="float" office:value="63836.07" calcext:value-type="float">
            <text:p>63836.07</text:p>
          </table:table-cell>
          <table:table-cell office:value-type="float" office:value="1154.858" calcext:value-type="float">
            <text:p>1.15E+03</text:p>
          </table:table-cell>
          <table:table-cell office:value-type="float" office:value="0.269161233517642" calcext:value-type="float">
            <text:p>0.269161233517642</text:p>
          </table:table-cell>
          <table:table-cell office:value-type="float" office:value="63838.702" calcext:value-type="float">
            <text:p>63838.702</text:p>
          </table:table-cell>
          <table:table-cell office:value-type="float" office:value="3004.264" calcext:value-type="float">
            <text:p>3004.264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float" office:value="0.267304859705423" calcext:value-type="float">
            <text:p>0.267304859705423</text:p>
          </table:table-cell>
          <table:table-cell office:value-type="float" office:value="63884.411" calcext:value-type="float">
            <text:p>63884.411</text:p>
          </table:table-cell>
          <table:table-cell office:value-type="float" office:value="1063.948" calcext:value-type="float">
            <text:p>1.06E+03</text:p>
          </table:table-cell>
          <table:table-cell office:value-type="float" office:value="0.268171836710739" calcext:value-type="float">
            <text:p>0.268171836710739</text:p>
          </table:table-cell>
          <table:table-cell office:value-type="float" office:value="63889.215" calcext:value-type="float">
            <text:p>63889.215</text:p>
          </table:table-cell>
          <table:table-cell office:value-type="float" office:value="2836.49" calcext:value-type="float">
            <text:p>2836.49</text:p>
          </table:table-cell>
          <table:table-cell office:value-type="string" calcext:value-type="string">
            <text:p>B9</text:p>
          </table:table-cell>
          <table:table-cell/>
        </table:table-row>
        <table:table-row table:style-name="ro1">
          <table:table-cell office:value-type="float" office:value="0.267065896932858" calcext:value-type="float">
            <text:p>0.267065896932858</text:p>
          </table:table-cell>
          <table:table-cell office:value-type="float" office:value="-4896.896" calcext:value-type="float">
            <text:p>-4896.896</text:p>
          </table:table-cell>
          <table:table-cell office:value-type="float" office:value="2259.035" calcext:value-type="float">
            <text:p>2.26E+03</text:p>
          </table:table-cell>
          <table:table-cell office:value-type="float" office:value="0.267688465987848" calcext:value-type="float">
            <text:p>0.267688465987848</text:p>
          </table:table-cell>
          <table:table-cell office:value-type="float" office:value="-4899.747" calcext:value-type="float">
            <text:p>-4899.747</text:p>
          </table:table-cell>
          <table:table-cell office:value-type="float" office:value="6049.606" calcext:value-type="float">
            <text:p>6049.606</text:p>
          </table:table-cell>
          <table:table-cell office:value-type="string" calcext:value-type="string">
            <text:p>F8</text:p>
          </table:table-cell>
          <table:table-cell/>
        </table:table-row>
        <table:table-row table:style-name="ro1">
          <table:table-cell office:value-type="float" office:value="0.259227399162411" calcext:value-type="float">
            <text:p>0.259227399162411</text:p>
          </table:table-cell>
          <table:table-cell office:value-type="float" office:value="-56184.936" calcext:value-type="float">
            <text:p>-56184.936</text:p>
          </table:table-cell>
          <table:table-cell office:value-type="float" office:value="1830.373" calcext:value-type="float">
            <text:p>1.83E+03</text:p>
          </table:table-cell>
          <table:table-cell office:value-type="float" office:value="0.260162597106978" calcext:value-type="float">
            <text:p>0.260162597106978</text:p>
          </table:table-cell>
          <table:table-cell office:value-type="float" office:value="-56182.475" calcext:value-type="float">
            <text:p>-56182.475</text:p>
          </table:table-cell>
          <table:table-cell office:value-type="float" office:value="4880.84" calcext:value-type="float">
            <text:p>4880.84</text:p>
          </table:table-cell>
          <table:table-cell office:value-type="string" calcext:value-type="string">
            <text:p>B0</text:p>
          </table:table-cell>
          <table:table-cell/>
        </table:table-row>
        <table:table-row table:style-name="ro1">
          <table:table-cell office:value-type="float" office:value="0.257496930598741" calcext:value-type="float">
            <text:p>0.257496930598741</text:p>
          </table:table-cell>
          <table:table-cell office:value-type="float" office:value="17475.115" calcext:value-type="float">
            <text:p>17475.115</text:p>
          </table:table-cell>
          <table:table-cell office:value-type="float" office:value="3107.159" calcext:value-type="float">
            <text:p>3.11E+03</text:p>
          </table:table-cell>
          <table:table-cell office:value-type="float" office:value="0.256957065584465" calcext:value-type="float">
            <text:p>0.256957065584465</text:p>
          </table:table-cell>
          <table:table-cell office:value-type="float" office:value="17445.532" calcext:value-type="float">
            <text:p>17445.532</text:p>
          </table:table-cell>
          <table:table-cell office:value-type="float" office:value="7485.621" calcext:value-type="float">
            <text:p>7485.621</text:p>
          </table:table-cell>
          <table:table-cell office:value-type="string" calcext:value-type="string">
            <text:p>A5</text:p>
          </table:table-cell>
          <table:table-cell/>
        </table:table-row>
        <table:table-row table:style-name="ro1">
          <table:table-cell office:value-type="float" office:value="0.255995998721343" calcext:value-type="float">
            <text:p>0.255995998721343</text:p>
          </table:table-cell>
          <table:table-cell office:value-type="float" office:value="63489.287" calcext:value-type="float">
            <text:p>63489.287</text:p>
          </table:table-cell>
          <table:table-cell office:value-type="float" office:value="1034.822" calcext:value-type="float">
            <text:p>1.03E+03</text:p>
          </table:table-cell>
          <table:table-cell office:value-type="float" office:value="0.256844319957035" calcext:value-type="float">
            <text:p>0.256844319957035</text:p>
          </table:table-cell>
          <table:table-cell office:value-type="float" office:value="63493.997" calcext:value-type="float">
            <text:p>63493.997</text:p>
          </table:table-cell>
          <table:table-cell office:value-type="float" office:value="2759.713" calcext:value-type="float">
            <text:p>2759.713</text:p>
          </table:table-cell>
          <table:table-cell office:value-type="string" calcext:value-type="string">
            <text:p>F5</text:p>
          </table:table-cell>
          <table:table-cell/>
        </table:table-row>
        <table:table-row table:style-name="ro1">
          <table:table-cell office:value-type="float" office:value="0.254413820778056" calcext:value-type="float">
            <text:p>0.254413820778056</text:p>
          </table:table-cell>
          <table:table-cell office:value-type="float" office:value="3.298" calcext:value-type="float">
            <text:p>3.298</text:p>
          </table:table-cell>
          <table:table-cell table:style-name="Default" office:value-type="float" office:value="963.668" calcext:value-type="float">
            <text:p>963.668</text:p>
          </table:table-cell>
          <table:table-cell table:style-name="ce1" office:value-type="float" office:value="0.00000343802666581635" calcext:value-type="float">
            <text:p>3.44E-06</text:p>
          </table:table-cell>
          <table:table-cell office:value-type="float" office:value="4.795" calcext:value-type="float">
            <text:p>4.795</text:p>
          </table:table-cell>
          <table:table-cell office:value-type="float" office:value="2562.43" calcext:value-type="float">
            <text:p>2562.43</text:p>
          </table:table-cell>
          <table:table-cell office:value-type="string" calcext:value-type="string">
            <text:p>rG5</text:p>
          </table:table-cell>
          <table:table-cell/>
        </table:table-row>
        <table:table-row table:style-name="ro1">
          <table:table-cell office:value-type="float" office:value="0.251894215642919" calcext:value-type="float">
            <text:p>0.251894215642919</text:p>
          </table:table-cell>
          <table:table-cell office:value-type="float" office:value="19311.331" calcext:value-type="float">
            <text:p>19311.331</text:p>
          </table:table-cell>
          <table:table-cell office:value-type="float" office:value="2053.22" calcext:value-type="float">
            <text:p>2.05E+03</text:p>
          </table:table-cell>
          <table:table-cell office:value-type="float" office:value="0.252958749845237" calcext:value-type="float">
            <text:p>0.252958749845237</text:p>
          </table:table-cell>
          <table:table-cell office:value-type="float" office:value="19319.774" calcext:value-type="float">
            <text:p>19319.774</text:p>
          </table:table-cell>
          <table:table-cell office:value-type="float" office:value="5455.052" calcext:value-type="float">
            <text:p>5455.052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1">
          <table:table-cell office:value-type="float" office:value="0.250149339250222" calcext:value-type="float">
            <text:p>0.250149339250222</text:p>
          </table:table-cell>
          <table:table-cell office:value-type="float" office:value="63329.161" calcext:value-type="float">
            <text:p>63329.161</text:p>
          </table:table-cell>
          <table:table-cell office:value-type="float" office:value="1179.445" calcext:value-type="float">
            <text:p>1.18E+03</text:p>
          </table:table-cell>
          <table:table-cell office:value-type="float" office:value="0.251432627795096" calcext:value-type="float">
            <text:p>0.251432627795096</text:p>
          </table:table-cell>
          <table:table-cell office:value-type="float" office:value="63331.064" calcext:value-type="float">
            <text:p>63331.064</text:p>
          </table:table-cell>
          <table:table-cell office:value-type="float" office:value="3084.976" calcext:value-type="float">
            <text:p>3084.976</text:p>
          </table:table-cell>
          <table:table-cell office:value-type="string" calcext:value-type="string">
            <text:p>G0</text:p>
          </table:table-cell>
          <table:table-cell/>
        </table:table-row>
        <table:table-row table:style-name="ro1">
          <table:table-cell office:value-type="float" office:value="0.249593351649959" calcext:value-type="float">
            <text:p>0.249593351649959</text:p>
          </table:table-cell>
          <table:table-cell office:value-type="float" office:value="19562.15" calcext:value-type="float">
            <text:p>19562.15</text:p>
          </table:table-cell>
          <table:table-cell office:value-type="float" office:value="1917.269" calcext:value-type="float">
            <text:p>1.92E+03</text:p>
          </table:table-cell>
          <table:table-cell office:value-type="float" office:value="0.250776919211973" calcext:value-type="float">
            <text:p>0.250776919211973</text:p>
          </table:table-cell>
          <table:table-cell office:value-type="float" office:value="19569.984" calcext:value-type="float">
            <text:p>19569.984</text:p>
          </table:table-cell>
          <table:table-cell office:value-type="float" office:value="5084.523" calcext:value-type="float">
            <text:p>5084.523</text:p>
          </table:table-cell>
          <table:table-cell office:value-type="string" calcext:value-type="string">
            <text:p>B3</text:p>
          </table:table-cell>
          <table:table-cell/>
        </table:table-row>
        <table:table-row table:style-name="ro1">
          <table:table-cell office:value-type="float" office:value="0.249326712804194" calcext:value-type="float">
            <text:p>0.249326712804194</text:p>
          </table:table-cell>
          <table:table-cell office:value-type="float" office:value="63557.025" calcext:value-type="float">
            <text:p>63557.025</text:p>
          </table:table-cell>
          <table:table-cell office:value-type="float" office:value="1061.357" calcext:value-type="float">
            <text:p>1.06E+03</text:p>
          </table:table-cell>
          <table:table-cell office:value-type="float" office:value="0.250323387998309" calcext:value-type="float">
            <text:p>0.250323387998309</text:p>
          </table:table-cell>
          <table:table-cell office:value-type="float" office:value="63563.244" calcext:value-type="float">
            <text:p>63563.244</text:p>
          </table:table-cell>
          <table:table-cell office:value-type="float" office:value="2817.966" calcext:value-type="float">
            <text:p>2817.966</text:p>
          </table:table-cell>
          <table:table-cell office:value-type="string" calcext:value-type="string">
            <text:p>F6</text:p>
          </table:table-cell>
          <table:table-cell/>
        </table:table-row>
        <table:table-row table:style-name="ro1">
          <table:table-cell office:value-type="float" office:value="0.246927933031711" calcext:value-type="float">
            <text:p>0.246927933031711</text:p>
          </table:table-cell>
          <table:table-cell office:value-type="float" office:value="13740.603" calcext:value-type="float">
            <text:p>13740.603</text:p>
          </table:table-cell>
          <table:table-cell office:value-type="float" office:value="9920.759" calcext:value-type="float">
            <text:p>9.92E+03</text:p>
          </table:table-cell>
          <table:table-cell office:value-type="float" office:value="0.246901195253998" calcext:value-type="float">
            <text:p>0.246901195253998</text:p>
          </table:table-cell>
          <table:table-cell office:value-type="float" office:value="13715.622" calcext:value-type="float">
            <text:p>13715.622</text:p>
          </table:table-cell>
          <table:table-cell office:value-type="float" office:value="27999.147" calcext:value-type="float">
            <text:p>27999.147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float" office:value="0.245456569197645" calcext:value-type="float">
            <text:p>0.245456569197645</text:p>
          </table:table-cell>
          <table:table-cell office:value-type="float" office:value="19320.173" calcext:value-type="float">
            <text:p>19320.173</text:p>
          </table:table-cell>
          <table:table-cell office:value-type="float" office:value="2044.798" calcext:value-type="float">
            <text:p>2.04E+03</text:p>
          </table:table-cell>
          <table:table-cell office:value-type="float" office:value="0.246560349256635" calcext:value-type="float">
            <text:p>0.246560349256635</text:p>
          </table:table-cell>
          <table:table-cell office:value-type="float" office:value="19330.303" calcext:value-type="float">
            <text:p>19330.303</text:p>
          </table:table-cell>
          <table:table-cell office:value-type="float" office:value="5423.645" calcext:value-type="float">
            <text:p>5423.645</text:p>
          </table:table-cell>
          <table:table-cell office:value-type="string" calcext:value-type="string">
            <text:p>A3</text:p>
          </table:table-cell>
          <table:table-cell/>
        </table:table-row>
        <table:table-row table:style-name="ro1">
          <table:table-cell office:value-type="float" office:value="0.245456569197645" calcext:value-type="float">
            <text:p>0.245456569197645</text:p>
          </table:table-cell>
          <table:table-cell office:value-type="float" office:value="19320.173" calcext:value-type="float">
            <text:p>19320.173</text:p>
          </table:table-cell>
          <table:table-cell table:style-name="Default" office:value-type="float" office:value="2044.798" calcext:value-type="float">
            <text:p>2044.798</text:p>
          </table:table-cell>
          <table:table-cell table:style-name="ce1" office:value-type="float" office:value="0.00000329011582186737" calcext:value-type="float">
            <text:p>3.29E-06</text:p>
          </table:table-cell>
          <table:table-cell office:value-type="float" office:value="19330.303" calcext:value-type="float">
            <text:p>19330.303</text:p>
          </table:table-cell>
          <table:table-cell office:value-type="float" office:value="5423.645" calcext:value-type="float">
            <text:p>5423.645</text:p>
          </table:table-cell>
          <table:table-cell office:value-type="string" calcext:value-type="string">
            <text:p>wG0</text:p>
          </table:table-cell>
          <table:table-cell/>
        </table:table-row>
        <table:table-row table:style-name="ro1">
          <table:table-cell office:value-type="float" office:value="0.245456569197645" calcext:value-type="float">
            <text:p>0.245456569197645</text:p>
          </table:table-cell>
          <table:table-cell office:value-type="float" office:value="19320.173" calcext:value-type="float">
            <text:p>19320.173</text:p>
          </table:table-cell>
          <table:table-cell table:style-name="Default" office:value-type="float" office:value="2044.798" calcext:value-type="float">
            <text:p>2044.798</text:p>
          </table:table-cell>
          <table:table-cell table:style-name="ce1" office:value-type="float" office:value="0.00000329011582186737" calcext:value-type="float">
            <text:p>3.29E-06</text:p>
          </table:table-cell>
          <table:table-cell office:value-type="float" office:value="19330.303" calcext:value-type="float">
            <text:p>19330.303</text:p>
          </table:table-cell>
          <table:table-cell office:value-type="float" office:value="5423.645" calcext:value-type="float">
            <text:p>5423.645</text:p>
          </table:table-cell>
          <table:table-cell office:value-type="string" calcext:value-type="string">
            <text:p>wG5</text:p>
          </table:table-cell>
          <table:table-cell/>
        </table:table-row>
        <table:table-row table:style-name="ro1">
          <table:table-cell office:value-type="float" office:value="0.24272465132329" calcext:value-type="float">
            <text:p>0.24272465132329</text:p>
          </table:table-cell>
          <table:table-cell office:value-type="float" office:value="63451.969" calcext:value-type="float">
            <text:p>63451.969</text:p>
          </table:table-cell>
          <table:table-cell office:value-type="float" office:value="1042.255" calcext:value-type="float">
            <text:p>1.04E+03</text:p>
          </table:table-cell>
          <table:table-cell office:value-type="float" office:value="0.243408943759402" calcext:value-type="float">
            <text:p>0.243408943759402</text:p>
          </table:table-cell>
          <table:table-cell office:value-type="float" office:value="63454.521" calcext:value-type="float">
            <text:p>63454.521</text:p>
          </table:table-cell>
          <table:table-cell office:value-type="float" office:value="2789.585" calcext:value-type="float">
            <text:p>2789.585</text:p>
          </table:table-cell>
          <table:table-cell office:value-type="string" calcext:value-type="string">
            <text:p>F2</text:p>
          </table:table-cell>
          <table:table-cell/>
        </table:table-row>
        <table:table-row table:style-name="ro1">
          <table:table-cell office:value-type="float" office:value="0.23831521321102" calcext:value-type="float">
            <text:p>0.23831521321102</text:p>
          </table:table-cell>
          <table:table-cell office:value-type="float" office:value="19128.543" calcext:value-type="float">
            <text:p>19128.543</text:p>
          </table:table-cell>
          <table:table-cell office:value-type="float" office:value="2076.004" calcext:value-type="float">
            <text:p>2.08E+03</text:p>
          </table:table-cell>
          <table:table-cell office:value-type="float" office:value="0.239873250139675" calcext:value-type="float">
            <text:p>0.239873250139675</text:p>
          </table:table-cell>
          <table:table-cell office:value-type="float" office:value="19133.82" calcext:value-type="float">
            <text:p>19133.82</text:p>
          </table:table-cell>
          <table:table-cell office:value-type="float" office:value="5397.891" calcext:value-type="float">
            <text:p>5397.891</text:p>
          </table:table-cell>
          <table:table-cell office:value-type="string" calcext:value-type="string">
            <text:p>O5</text:p>
          </table:table-cell>
          <table:table-cell/>
        </table:table-row>
        <table:table-row table:style-name="ro1">
          <table:table-cell office:value-type="float" office:value="0.235834021653989" calcext:value-type="float">
            <text:p>0.235834021653989</text:p>
          </table:table-cell>
          <table:table-cell office:value-type="float" office:value="63376.579" calcext:value-type="float">
            <text:p>63376.579</text:p>
          </table:table-cell>
          <table:table-cell table:style-name="Default" office:value-type="float" office:value="1016.327" calcext:value-type="float">
            <text:p>1016.327</text:p>
          </table:table-cell>
          <table:table-cell table:style-name="ce1" office:value-type="float" office:value="0.00000320566729807832" calcext:value-type="float">
            <text:p>3.21E-06</text:p>
          </table:table-cell>
          <table:table-cell office:value-type="float" office:value="63377.68" calcext:value-type="float">
            <text:p>63377.68</text:p>
          </table:table-cell>
          <table:table-cell office:value-type="float" office:value="2586.547" calcext:value-type="float">
            <text:p>2586.547</text:p>
          </table:table-cell>
          <table:table-cell office:value-type="string" calcext:value-type="string">
            <text:p>wF5</text:p>
          </table:table-cell>
          <table:table-cell/>
        </table:table-row>
        <table:table-row table:style-name="ro1">
          <table:table-cell office:value-type="float" office:value="0.235330234574502" calcext:value-type="float">
            <text:p>0.235330234574502</text:p>
          </table:table-cell>
          <table:table-cell office:value-type="float" office:value="-5004.1" calcext:value-type="float">
            <text:p>-5004.1</text:p>
          </table:table-cell>
          <table:table-cell table:style-name="Default" office:value-type="float" office:value="2365.583" calcext:value-type="float">
            <text:p>2365.583</text:p>
          </table:table-cell>
          <table:table-cell table:style-name="ce1" office:value-type="float" office:value="0.00000313543039235309" calcext:value-type="float">
            <text:p>3.14E-06</text:p>
          </table:table-cell>
          <table:table-cell office:value-type="float" office:value="-5004.292" calcext:value-type="float">
            <text:p>-5004.292</text:p>
          </table:table-cell>
          <table:table-cell office:value-type="float" office:value="6417.275" calcext:value-type="float">
            <text:p>6417.275</text:p>
          </table:table-cell>
          <table:table-cell office:value-type="string" calcext:value-type="string">
            <text:p>rF8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297:Sheet1.G337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12:06:55.596015894</meta:creation-date>
    <dc:date>2019-12-06T12:37:22.529803490</dc:date>
    <meta:editing-duration>PT10M5S</meta:editing-duration>
    <meta:editing-cycles>1</meta:editing-cycles>
    <meta:document-statistic meta:table-count="1" meta:cell-count="2355" meta:object-count="0"/>
    <meta:generator>LibreOffice/6.0.7.3$Linux_X86_64 LibreOffice_project/00m0$Build-3</meta:generator>
  </office:meta>
</office:document-meta>
</file>